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2">
      <style:table-cell-properties fo:padding="0.071cm"/>
    </style:style>
    <style:style style:name="ce2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float" office:value="115.362037666075" calcext:value-type="float">
            <text:p>115,36</text:p>
          </table:table-cell>
          <table:table-cell table:style-name="ce2" table:formula="of:= [.A1]" office:value-type="float" office:value="115.362037666075" calcext:value-type="float">
            <text:p>115,36</text:p>
          </table:table-cell>
          <table:table-cell table:number-columns-repeated="62"/>
        </table:table-row>
        <table:table-row table:style-name="ro2">
          <table:table-cell table:style-name="ce1" office:value-type="float" office:value="148.047545910761" calcext:value-type="float">
            <text:p>148,05</text:p>
          </table:table-cell>
          <table:table-cell table:style-name="ce2" table:formula="of:= IF([.A1] &gt; [.A2]; [.B1] + [.A2]; [.A2])" office:value-type="float" office:value="148.047545910761" calcext:value-type="float">
            <text:p>148,05</text:p>
          </table:table-cell>
          <table:table-cell table:number-columns-repeated="62"/>
        </table:table-row>
        <table:table-row table:style-name="ro2">
          <table:table-cell table:style-name="ce1" office:value-type="float" office:value="31.5241550704915" calcext:value-type="float">
            <text:p>31,52</text:p>
          </table:table-cell>
          <table:table-cell table:style-name="ce2" table:formula="of:= IF([.A2] &gt; [.A3]; [.B2] + [.A3]; [.A3])" office:value-type="float" office:value="179.571700981252" calcext:value-type="float">
            <text:p>179,57</text:p>
          </table:table-cell>
          <table:table-cell table:number-columns-repeated="62"/>
        </table:table-row>
        <table:table-row table:style-name="ro2">
          <table:table-cell table:style-name="ce1" office:value-type="float" office:value="89.3418613247222" calcext:value-type="float">
            <text:p>89,34</text:p>
          </table:table-cell>
          <table:table-cell table:style-name="ce2" table:formula="of:= IF([.A3] &gt; [.A4]; [.B3] + [.A4]; [.A4])" office:value-type="float" office:value="89.3418613247222" calcext:value-type="float">
            <text:p>89,34</text:p>
          </table:table-cell>
          <table:table-cell table:number-columns-repeated="62"/>
        </table:table-row>
        <table:table-row table:style-name="ro2">
          <table:table-cell table:style-name="ce1" office:value-type="float" office:value="82.8710533194218" calcext:value-type="float">
            <text:p>82,87</text:p>
          </table:table-cell>
          <table:table-cell table:style-name="ce2" table:formula="of:= IF([.A4] &gt; [.A5]; [.B4] + [.A5]; [.A5])" office:value-type="float" office:value="172.212914644144" calcext:value-type="float">
            <text:p>172,21</text:p>
          </table:table-cell>
          <table:table-cell table:number-columns-repeated="62"/>
        </table:table-row>
        <table:table-row table:style-name="ro2">
          <table:table-cell table:style-name="ce1" office:value-type="float" office:value="80.2341478891751" calcext:value-type="float">
            <text:p>80,23</text:p>
          </table:table-cell>
          <table:table-cell table:style-name="ce2" table:formula="of:= IF([.A5] &gt; [.A6]; [.B5] + [.A6]; [.A6])" office:value-type="float" office:value="252.447062533319" calcext:value-type="float">
            <text:p>252,45</text:p>
          </table:table-cell>
          <table:table-cell table:number-columns-repeated="62"/>
        </table:table-row>
        <table:table-row table:style-name="ro2">
          <table:table-cell table:style-name="ce1" office:value-type="float" office:value="78.9300339618283" calcext:value-type="float">
            <text:p>78,93</text:p>
          </table:table-cell>
          <table:table-cell table:style-name="ce2" table:formula="of:= IF([.A6] &gt; [.A7]; [.B6] + [.A7]; [.A7])" office:value-type="float" office:value="331.377096495147" calcext:value-type="float">
            <text:p>331,38</text:p>
          </table:table-cell>
          <table:table-cell table:number-columns-repeated="62"/>
        </table:table-row>
        <table:table-row table:style-name="ro2">
          <table:table-cell table:style-name="ce1" office:value-type="float" office:value="48.4697658767759" calcext:value-type="float">
            <text:p>48,47</text:p>
          </table:table-cell>
          <table:table-cell table:style-name="ce2" table:formula="of:= IF([.A7] &gt; [.A8]; [.B7] + [.A8]; [.A8])" office:value-type="float" office:value="379.846862371923" calcext:value-type="float">
            <text:p>379,85</text:p>
          </table:table-cell>
          <table:table-cell table:number-columns-repeated="62"/>
        </table:table-row>
        <table:table-row table:style-name="ro2">
          <table:table-cell table:style-name="ce1" office:value-type="float" office:value="58.8179749060531" calcext:value-type="float">
            <text:p>58,82</text:p>
          </table:table-cell>
          <table:table-cell table:style-name="ce2" table:formula="of:= IF([.A8] &gt; [.A9]; [.B8] + [.A9]; [.A9])" office:value-type="float" office:value="58.8179749060531" calcext:value-type="float">
            <text:p>58,82</text:p>
          </table:table-cell>
          <table:table-cell table:number-columns-repeated="62"/>
        </table:table-row>
        <table:table-row table:style-name="ro2">
          <table:table-cell table:style-name="ce1" office:value-type="float" office:value="127.059472598522" calcext:value-type="float">
            <text:p>127,06</text:p>
          </table:table-cell>
          <table:table-cell table:style-name="ce2" table:formula="of:= IF([.A9] &gt; [.A10]; [.B9] + [.A10]; [.A10])" office:value-type="float" office:value="127.059472598522" calcext:value-type="float">
            <text:p>127,06</text:p>
          </table:table-cell>
          <table:table-cell table:number-columns-repeated="62"/>
        </table:table-row>
        <table:table-row table:style-name="ro2">
          <table:table-cell table:style-name="ce1" office:value-type="float" office:value="135.968823857281" calcext:value-type="float">
            <text:p>135,97</text:p>
          </table:table-cell>
          <table:table-cell table:style-name="ce2" table:formula="of:= IF([.A10] &gt; [.A11]; [.B10] + [.A11]; [.A11])" office:value-type="float" office:value="135.968823857281" calcext:value-type="float">
            <text:p>135,97</text:p>
          </table:table-cell>
          <table:table-cell table:number-columns-repeated="62"/>
        </table:table-row>
        <table:table-row table:style-name="ro2">
          <table:table-cell table:style-name="ce1" office:value-type="float" office:value="119.555434362598" calcext:value-type="float">
            <text:p>119,56</text:p>
          </table:table-cell>
          <table:table-cell table:style-name="ce2" table:formula="of:= IF([.A11] &gt; [.A12]; [.B11] + [.A12]; [.A12])" office:value-type="float" office:value="255.52425821988" calcext:value-type="float">
            <text:p>255,52</text:p>
          </table:table-cell>
          <table:table-cell table:number-columns-repeated="62"/>
        </table:table-row>
        <table:table-row table:style-name="ro2">
          <table:table-cell table:style-name="ce1" office:value-type="float" office:value="79.5990631103325" calcext:value-type="float">
            <text:p>79,60</text:p>
          </table:table-cell>
          <table:table-cell table:style-name="ce2" table:formula="of:= IF([.A12] &gt; [.A13]; [.B12] + [.A13]; [.A13])" office:value-type="float" office:value="335.123321330212" calcext:value-type="float">
            <text:p>335,12</text:p>
          </table:table-cell>
          <table:table-cell table:number-columns-repeated="62"/>
        </table:table-row>
        <table:table-row table:style-name="ro2">
          <table:table-cell table:style-name="ce1" office:value-type="float" office:value="29.5394090788734" calcext:value-type="float">
            <text:p>29,54</text:p>
          </table:table-cell>
          <table:table-cell table:style-name="ce2" table:formula="of:= IF([.A13] &gt; [.A14]; [.B13] + [.A14]; [.A14])" office:value-type="float" office:value="364.662730409085" calcext:value-type="float">
            <text:p>364,66</text:p>
          </table:table-cell>
          <table:table-cell table:number-columns-repeated="62"/>
        </table:table-row>
        <table:table-row table:style-name="ro2">
          <table:table-cell table:style-name="ce1" office:value-type="float" office:value="5.98540008226844" calcext:value-type="float">
            <text:p>5,99</text:p>
          </table:table-cell>
          <table:table-cell table:style-name="ce2" table:formula="of:= IF([.A14] &gt; [.A15]; [.B14] + [.A15]; [.A15])" office:value-type="float" office:value="370.648130491354" calcext:value-type="float">
            <text:p>370,65</text:p>
          </table:table-cell>
          <table:table-cell table:number-columns-repeated="62"/>
        </table:table-row>
        <table:table-row table:style-name="ro2">
          <table:table-cell table:style-name="ce1" office:value-type="float" office:value="64.9827138756008" calcext:value-type="float">
            <text:p>64,98</text:p>
          </table:table-cell>
          <table:table-cell table:style-name="ce2" table:formula="of:= IF([.A15] &gt; [.A16]; [.B15] + [.A16]; [.A16])" office:value-type="float" office:value="64.9827138756008" calcext:value-type="float">
            <text:p>64,98</text:p>
          </table:table-cell>
          <table:table-cell table:number-columns-repeated="62"/>
        </table:table-row>
        <table:table-row table:style-name="ro2">
          <table:table-cell table:style-name="ce1" office:value-type="float" office:value="58.7803777991526" calcext:value-type="float">
            <text:p>58,78</text:p>
          </table:table-cell>
          <table:table-cell table:style-name="ce2" table:formula="of:= IF([.A16] &gt; [.A17]; [.B16] + [.A17]; [.A17])" office:value-type="float" office:value="123.763091674753" calcext:value-type="float">
            <text:p>123,76</text:p>
          </table:table-cell>
          <table:table-cell table:number-columns-repeated="62"/>
        </table:table-row>
        <table:table-row table:style-name="ro2">
          <table:table-cell table:style-name="ce1" office:value-type="float" office:value="96.1986213390849" calcext:value-type="float">
            <text:p>96,20</text:p>
          </table:table-cell>
          <table:table-cell table:style-name="ce2" table:formula="of:= IF([.A17] &gt; [.A18]; [.B17] + [.A18]; [.A18])" office:value-type="float" office:value="96.1986213390849" calcext:value-type="float">
            <text:p>96,20</text:p>
          </table:table-cell>
          <table:table-cell table:number-columns-repeated="62"/>
        </table:table-row>
        <table:table-row table:style-name="ro2">
          <table:table-cell table:style-name="ce1" office:value-type="float" office:value="94.0137458101133" calcext:value-type="float">
            <text:p>94,01</text:p>
          </table:table-cell>
          <table:table-cell table:style-name="ce2" table:formula="of:= IF([.A18] &gt; [.A19]; [.B18] + [.A19]; [.A19])" office:value-type="float" office:value="190.212367149198" calcext:value-type="float">
            <text:p>190,21</text:p>
          </table:table-cell>
          <table:table-cell table:number-columns-repeated="62"/>
        </table:table-row>
        <table:table-row table:style-name="ro2">
          <table:table-cell table:style-name="ce1" office:value-type="float" office:value="77.7965161226928" calcext:value-type="float">
            <text:p>77,80</text:p>
          </table:table-cell>
          <table:table-cell table:style-name="ce2" table:formula="of:= IF([.A19] &gt; [.A20]; [.B19] + [.A20]; [.A20])" office:value-type="float" office:value="268.008883271891" calcext:value-type="float">
            <text:p>268,01</text:p>
          </table:table-cell>
          <table:table-cell table:number-columns-repeated="62"/>
        </table:table-row>
        <table:table-row table:style-name="ro2">
          <table:table-cell table:style-name="ce1" office:value-type="float" office:value="69.6235173632523" calcext:value-type="float">
            <text:p>69,62</text:p>
          </table:table-cell>
          <table:table-cell table:style-name="ce2" table:formula="of:= IF([.A20] &gt; [.A21]; [.B20] + [.A21]; [.A21])" office:value-type="float" office:value="337.632400635143" calcext:value-type="float">
            <text:p>337,63</text:p>
          </table:table-cell>
          <table:table-cell table:number-columns-repeated="62"/>
        </table:table-row>
        <table:table-row table:style-name="ro2">
          <table:table-cell table:style-name="ce1" office:value-type="float" office:value="89.0687061851061" calcext:value-type="float">
            <text:p>89,07</text:p>
          </table:table-cell>
          <table:table-cell table:style-name="ce2" table:formula="of:= IF([.A21] &gt; [.A22]; [.B21] + [.A22]; [.A22])" office:value-type="float" office:value="89.0687061851061" calcext:value-type="float">
            <text:p>89,07</text:p>
          </table:table-cell>
          <table:table-cell table:number-columns-repeated="62"/>
        </table:table-row>
        <table:table-row table:style-name="ro2">
          <table:table-cell table:style-name="ce1" office:value-type="float" office:value="25.3368292068584" calcext:value-type="float">
            <text:p>25,34</text:p>
          </table:table-cell>
          <table:table-cell table:style-name="ce2" table:formula="of:= IF([.A22] &gt; [.A23]; [.B22] + [.A23]; [.A23])" office:value-type="float" office:value="114.405535391965" calcext:value-type="float">
            <text:p>114,41</text:p>
          </table:table-cell>
          <table:table-cell table:number-columns-repeated="62"/>
        </table:table-row>
        <table:table-row table:style-name="ro2">
          <table:table-cell table:style-name="ce1" office:value-type="float" office:value="107.611300710255" calcext:value-type="float">
            <text:p>107,61</text:p>
          </table:table-cell>
          <table:table-cell table:style-name="ce2" table:formula="of:= IF([.A23] &gt; [.A24]; [.B23] + [.A24]; [.A24])" office:value-type="float" office:value="107.611300710255" calcext:value-type="float">
            <text:p>107,61</text:p>
          </table:table-cell>
          <table:table-cell table:number-columns-repeated="62"/>
        </table:table-row>
        <table:table-row table:style-name="ro2">
          <table:table-cell table:style-name="ce1" office:value-type="float" office:value="32.9260327767217" calcext:value-type="float">
            <text:p>32,93</text:p>
          </table:table-cell>
          <table:table-cell table:style-name="ce2" table:formula="of:= IF([.A24] &gt; [.A25]; [.B24] + [.A25]; [.A25])" office:value-type="float" office:value="140.537333486977" calcext:value-type="float">
            <text:p>140,54</text:p>
          </table:table-cell>
          <table:table-cell table:number-columns-repeated="62"/>
        </table:table-row>
        <table:table-row table:style-name="ro2">
          <table:table-cell table:style-name="ce1" office:value-type="float" office:value="125.990050167688" calcext:value-type="float">
            <text:p>125,99</text:p>
          </table:table-cell>
          <table:table-cell table:style-name="ce2" table:formula="of:= IF([.A25] &gt; [.A26]; [.B25] + [.A26]; [.A26])" office:value-type="float" office:value="125.990050167688" calcext:value-type="float">
            <text:p>125,99</text:p>
          </table:table-cell>
          <table:table-cell table:number-columns-repeated="62"/>
        </table:table-row>
        <table:table-row table:style-name="ro2">
          <table:table-cell table:style-name="ce1" office:value-type="float" office:value="35.5068717227555" calcext:value-type="float">
            <text:p>35,51</text:p>
          </table:table-cell>
          <table:table-cell table:style-name="ce2" table:formula="of:= IF([.A26] &gt; [.A27]; [.B26] + [.A27]; [.A27])" office:value-type="float" office:value="161.496921890444" calcext:value-type="float">
            <text:p>161,50</text:p>
          </table:table-cell>
          <table:table-cell table:number-columns-repeated="62"/>
        </table:table-row>
        <table:table-row table:style-name="ro2">
          <table:table-cell table:style-name="ce1" office:value-type="float" office:value="67.8691789076473" calcext:value-type="float">
            <text:p>67,87</text:p>
          </table:table-cell>
          <table:table-cell table:style-name="ce2" table:formula="of:= IF([.A27] &gt; [.A28]; [.B27] + [.A28]; [.A28])" office:value-type="float" office:value="67.8691789076473" calcext:value-type="float">
            <text:p>67,87</text:p>
          </table:table-cell>
          <table:table-cell table:number-columns-repeated="62"/>
        </table:table-row>
        <table:table-row table:style-name="ro2">
          <table:table-cell table:style-name="ce1" office:value-type="float" office:value="69.191402130688" calcext:value-type="float">
            <text:p>69,19</text:p>
          </table:table-cell>
          <table:table-cell table:style-name="ce2" table:formula="of:= IF([.A28] &gt; [.A29]; [.B28] + [.A29]; [.A29])" office:value-type="float" office:value="69.191402130688" calcext:value-type="float">
            <text:p>69,19</text:p>
          </table:table-cell>
          <table:table-cell table:number-columns-repeated="62"/>
        </table:table-row>
        <table:table-row table:style-name="ro2">
          <table:table-cell table:style-name="ce1" office:value-type="float" office:value="55.1157992020399" calcext:value-type="float">
            <text:p>55,12</text:p>
          </table:table-cell>
          <table:table-cell table:style-name="ce2" table:formula="of:= IF([.A29] &gt; [.A30]; [.B29] + [.A30]; [.A30])" office:value-type="float" office:value="124.307201332728" calcext:value-type="float">
            <text:p>124,31</text:p>
          </table:table-cell>
          <table:table-cell table:number-columns-repeated="62"/>
        </table:table-row>
        <table:table-row table:style-name="ro2">
          <table:table-cell table:style-name="ce1" office:value-type="float" office:value="105.857827483007" calcext:value-type="float">
            <text:p>105,86</text:p>
          </table:table-cell>
          <table:table-cell table:style-name="ce2" table:formula="of:= IF([.A30] &gt; [.A31]; [.B30] + [.A31]; [.A31])" office:value-type="float" office:value="105.857827483007" calcext:value-type="float">
            <text:p>105,86</text:p>
          </table:table-cell>
          <table:table-cell table:number-columns-repeated="62"/>
        </table:table-row>
        <table:table-row table:style-name="ro2">
          <table:table-cell table:style-name="ce1" office:value-type="float" office:value="13.4805204954565" calcext:value-type="float">
            <text:p>13,48</text:p>
          </table:table-cell>
          <table:table-cell table:style-name="ce2" table:formula="of:= IF([.A31] &gt; [.A32]; [.B31] + [.A32]; [.A32])" office:value-type="float" office:value="119.338347978464" calcext:value-type="float">
            <text:p>119,34</text:p>
          </table:table-cell>
          <table:table-cell table:number-columns-repeated="62"/>
        </table:table-row>
        <table:table-row table:style-name="ro2">
          <table:table-cell table:style-name="ce1" office:value-type="float" office:value="102.542749152789" calcext:value-type="float">
            <text:p>102,54</text:p>
          </table:table-cell>
          <table:table-cell table:style-name="ce2" table:formula="of:= IF([.A32] &gt; [.A33]; [.B32] + [.A33]; [.A33])" office:value-type="float" office:value="102.542749152789" calcext:value-type="float">
            <text:p>102,54</text:p>
          </table:table-cell>
          <table:table-cell table:number-columns-repeated="62"/>
        </table:table-row>
        <table:table-row table:style-name="ro2">
          <table:table-cell table:style-name="ce1" office:value-type="float" office:value="123.559181335249" calcext:value-type="float">
            <text:p>123,56</text:p>
          </table:table-cell>
          <table:table-cell table:style-name="ce2" table:formula="of:= IF([.A33] &gt; [.A34]; [.B33] + [.A34]; [.A34])" office:value-type="float" office:value="123.559181335249" calcext:value-type="float">
            <text:p>123,56</text:p>
          </table:table-cell>
          <table:table-cell table:number-columns-repeated="62"/>
        </table:table-row>
        <table:table-row table:style-name="ro2">
          <table:table-cell table:style-name="ce1" office:value-type="float" office:value="6.55898285779124" calcext:value-type="float">
            <text:p>6,56</text:p>
          </table:table-cell>
          <table:table-cell table:style-name="ce2" table:formula="of:= IF([.A34] &gt; [.A35]; [.B34] + [.A35]; [.A35])" office:value-type="float" office:value="130.11816419304" calcext:value-type="float">
            <text:p>130,12</text:p>
          </table:table-cell>
          <table:table-cell table:number-columns-repeated="62"/>
        </table:table-row>
        <table:table-row table:style-name="ro2">
          <table:table-cell table:style-name="ce1" office:value-type="float" office:value="47.6155967381695" calcext:value-type="float">
            <text:p>47,62</text:p>
          </table:table-cell>
          <table:table-cell table:style-name="ce2" table:formula="of:= IF([.A35] &gt; [.A36]; [.B35] + [.A36]; [.A36])" office:value-type="float" office:value="47.6155967381695" calcext:value-type="float">
            <text:p>47,62</text:p>
          </table:table-cell>
          <table:table-cell table:number-columns-repeated="62"/>
        </table:table-row>
        <table:table-row table:style-name="ro2">
          <table:table-cell table:style-name="ce1" office:value-type="float" office:value="88.9398064351916" calcext:value-type="float">
            <text:p>88,94</text:p>
          </table:table-cell>
          <table:table-cell table:style-name="ce2" table:formula="of:= IF([.A36] &gt; [.A37]; [.B36] + [.A37]; [.A37])" office:value-type="float" office:value="88.9398064351916" calcext:value-type="float">
            <text:p>88,94</text:p>
          </table:table-cell>
          <table:table-cell table:number-columns-repeated="62"/>
        </table:table-row>
        <table:table-row table:style-name="ro2">
          <table:table-cell table:style-name="ce1" office:value-type="float" office:value="114.014561550341" calcext:value-type="float">
            <text:p>114,01</text:p>
          </table:table-cell>
          <table:table-cell table:style-name="ce2" table:formula="of:= IF([.A37] &gt; [.A38]; [.B37] + [.A38]; [.A38])" office:value-type="float" office:value="114.014561550341" calcext:value-type="float">
            <text:p>114,01</text:p>
          </table:table-cell>
          <table:table-cell table:number-columns-repeated="62"/>
        </table:table-row>
        <table:table-row table:style-name="ro2">
          <table:table-cell table:style-name="ce1" office:value-type="float" office:value="8.00289508198195" calcext:value-type="float">
            <text:p>8,00</text:p>
          </table:table-cell>
          <table:table-cell table:style-name="ce2" table:formula="of:= IF([.A38] &gt; [.A39]; [.B38] + [.A39]; [.A39])" office:value-type="float" office:value="122.017456632323" calcext:value-type="float">
            <text:p>122,02</text:p>
          </table:table-cell>
          <table:table-cell table:number-columns-repeated="62"/>
        </table:table-row>
        <table:table-row table:style-name="ro2">
          <table:table-cell table:style-name="ce1" office:value-type="float" office:value="80.6896173545168" calcext:value-type="float">
            <text:p>80,69</text:p>
          </table:table-cell>
          <table:table-cell table:style-name="ce2" table:formula="of:= IF([.A39] &gt; [.A40]; [.B39] + [.A40]; [.A40])" office:value-type="float" office:value="80.6896173545168" calcext:value-type="float">
            <text:p>80,69</text:p>
          </table:table-cell>
          <table:table-cell table:number-columns-repeated="62"/>
        </table:table-row>
        <table:table-row table:style-name="ro2">
          <table:table-cell table:style-name="ce1" office:value-type="float" office:value="34.9753872113255" calcext:value-type="float">
            <text:p>34,98</text:p>
          </table:table-cell>
          <table:table-cell table:style-name="ce2" table:formula="of:= IF([.A40] &gt; [.A41]; [.B40] + [.A41]; [.A41])" office:value-type="float" office:value="115.665004565842" calcext:value-type="float">
            <text:p>115,67</text:p>
          </table:table-cell>
          <table:table-cell table:number-columns-repeated="62"/>
        </table:table-row>
        <table:table-row table:style-name="ro2">
          <table:table-cell table:style-name="ce1" office:value-type="float" office:value="30.9400906647487" calcext:value-type="float">
            <text:p>30,94</text:p>
          </table:table-cell>
          <table:table-cell table:style-name="ce2" table:formula="of:= IF([.A41] &gt; [.A42]; [.B41] + [.A42]; [.A42])" office:value-type="float" office:value="146.605095230591" calcext:value-type="float">
            <text:p>146,61</text:p>
          </table:table-cell>
          <table:table-cell table:number-columns-repeated="62"/>
        </table:table-row>
        <table:table-row table:style-name="ro2">
          <table:table-cell table:style-name="ce1" office:value-type="float" office:value="25.29063349452" calcext:value-type="float">
            <text:p>25,29</text:p>
          </table:table-cell>
          <table:table-cell table:style-name="ce2" table:formula="of:= IF([.A42] &gt; [.A43]; [.B42] + [.A43]; [.A43])" office:value-type="float" office:value="171.895728725111" calcext:value-type="float">
            <text:p>171,90</text:p>
          </table:table-cell>
          <table:table-cell table:number-columns-repeated="62"/>
        </table:table-row>
        <table:table-row table:style-name="ro2">
          <table:table-cell table:style-name="ce1" office:value-type="float" office:value="28.6183923422354" calcext:value-type="float">
            <text:p>28,62</text:p>
          </table:table-cell>
          <table:table-cell table:style-name="ce2" table:formula="of:= IF([.A43] &gt; [.A44]; [.B43] + [.A44]; [.A44])" office:value-type="float" office:value="28.6183923422354" calcext:value-type="float">
            <text:p>28,62</text:p>
          </table:table-cell>
          <table:table-cell table:number-columns-repeated="62"/>
        </table:table-row>
        <table:table-row table:style-name="ro2">
          <table:table-cell table:style-name="ce1" office:value-type="float" office:value="113.815240651723" calcext:value-type="float">
            <text:p>113,82</text:p>
          </table:table-cell>
          <table:table-cell table:style-name="ce2" table:formula="of:= IF([.A44] &gt; [.A45]; [.B44] + [.A45]; [.A45])" office:value-type="float" office:value="113.815240651723" calcext:value-type="float">
            <text:p>113,82</text:p>
          </table:table-cell>
          <table:table-cell table:number-columns-repeated="62"/>
        </table:table-row>
        <table:table-row table:style-name="ro2">
          <table:table-cell table:style-name="ce1" office:value-type="float" office:value="63.2744188992515" calcext:value-type="float">
            <text:p>63,27</text:p>
          </table:table-cell>
          <table:table-cell table:style-name="ce2" table:formula="of:= IF([.A45] &gt; [.A46]; [.B45] + [.A46]; [.A46])" office:value-type="float" office:value="177.089659550974" calcext:value-type="float">
            <text:p>177,09</text:p>
          </table:table-cell>
          <table:table-cell table:number-columns-repeated="62"/>
        </table:table-row>
        <table:table-row table:style-name="ro2">
          <table:table-cell table:style-name="ce1" office:value-type="float" office:value="15.6116491041877" calcext:value-type="float">
            <text:p>15,61</text:p>
          </table:table-cell>
          <table:table-cell table:style-name="ce2" table:formula="of:= IF([.A46] &gt; [.A47]; [.B46] + [.A47]; [.A47])" office:value-type="float" office:value="192.701308655162" calcext:value-type="float">
            <text:p>192,70</text:p>
          </table:table-cell>
          <table:table-cell table:number-columns-repeated="62"/>
        </table:table-row>
        <table:table-row table:style-name="ro2">
          <table:table-cell table:style-name="ce1" office:value-type="float" office:value="136.602803994807" calcext:value-type="float">
            <text:p>136,60</text:p>
          </table:table-cell>
          <table:table-cell table:style-name="ce2" table:formula="of:= IF([.A47] &gt; [.A48]; [.B47] + [.A48]; [.A48])" office:value-type="float" office:value="136.602803994807" calcext:value-type="float">
            <text:p>136,60</text:p>
          </table:table-cell>
          <table:table-cell table:number-columns-repeated="62"/>
        </table:table-row>
        <table:table-row table:style-name="ro2">
          <table:table-cell table:style-name="ce1" office:value-type="float" office:value="58.2535392705291" calcext:value-type="float">
            <text:p>58,25</text:p>
          </table:table-cell>
          <table:table-cell table:style-name="ce2" table:formula="of:= IF([.A48] &gt; [.A49]; [.B48] + [.A49]; [.A49])" office:value-type="float" office:value="194.856343265336" calcext:value-type="float">
            <text:p>194,86</text:p>
          </table:table-cell>
          <table:table-cell table:number-columns-repeated="62"/>
        </table:table-row>
        <table:table-row table:style-name="ro2">
          <table:table-cell table:style-name="ce1" office:value-type="float" office:value="53.122492595701" calcext:value-type="float">
            <text:p>53,12</text:p>
          </table:table-cell>
          <table:table-cell table:style-name="ce2" table:formula="of:= IF([.A49] &gt; [.A50]; [.B49] + [.A50]; [.A50])" office:value-type="float" office:value="247.978835861037" calcext:value-type="float">
            <text:p>247,98</text:p>
          </table:table-cell>
          <table:table-cell table:number-columns-repeated="62"/>
        </table:table-row>
        <table:table-row table:style-name="ro2">
          <table:table-cell table:style-name="ce1" office:value-type="float" office:value="23.1939044552211" calcext:value-type="float">
            <text:p>23,19</text:p>
          </table:table-cell>
          <table:table-cell table:style-name="ce2" table:formula="of:= IF([.A50] &gt; [.A51]; [.B50] + [.A51]; [.A51])" office:value-type="float" office:value="271.172740316258" calcext:value-type="float">
            <text:p>271,17</text:p>
          </table:table-cell>
          <table:table-cell table:number-columns-repeated="62"/>
        </table:table-row>
        <table:table-row table:style-name="ro2">
          <table:table-cell table:style-name="ce1" office:value-type="float" office:value="30.9000832875836" calcext:value-type="float">
            <text:p>30,90</text:p>
          </table:table-cell>
          <table:table-cell table:style-name="ce2" table:formula="of:= IF([.A51] &gt; [.A52]; [.B51] + [.A52]; [.A52])" office:value-type="float" office:value="30.9000832875836" calcext:value-type="float">
            <text:p>30,90</text:p>
          </table:table-cell>
          <table:table-cell table:number-columns-repeated="62"/>
        </table:table-row>
        <table:table-row table:style-name="ro2">
          <table:table-cell table:style-name="ce1" office:value-type="float" office:value="145.182464709169" calcext:value-type="float">
            <text:p>145,18</text:p>
          </table:table-cell>
          <table:table-cell table:style-name="ce2" table:formula="of:= IF([.A52] &gt; [.A53]; [.B52] + [.A53]; [.A53])" office:value-type="float" office:value="145.182464709169" calcext:value-type="float">
            <text:p>145,18</text:p>
          </table:table-cell>
          <table:table-cell table:number-columns-repeated="62"/>
        </table:table-row>
        <table:table-row table:style-name="ro2">
          <table:table-cell table:style-name="ce1" office:value-type="float" office:value="81.7510776981349" calcext:value-type="float">
            <text:p>81,75</text:p>
          </table:table-cell>
          <table:table-cell table:style-name="ce2" table:formula="of:= IF([.A53] &gt; [.A54]; [.B53] + [.A54]; [.A54])" office:value-type="float" office:value="226.933542407304" calcext:value-type="float">
            <text:p>226,93</text:p>
          </table:table-cell>
          <table:table-cell table:number-columns-repeated="62"/>
        </table:table-row>
        <table:table-row table:style-name="ro2">
          <table:table-cell table:style-name="ce1" office:value-type="float" office:value="151.149362486083" calcext:value-type="float">
            <text:p>151,15</text:p>
          </table:table-cell>
          <table:table-cell table:style-name="ce2" table:formula="of:= IF([.A54] &gt; [.A55]; [.B54] + [.A55]; [.A55])" office:value-type="float" office:value="151.149362486083" calcext:value-type="float">
            <text:p>151,15</text:p>
          </table:table-cell>
          <table:table-cell table:number-columns-repeated="62"/>
        </table:table-row>
        <table:table-row table:style-name="ro2">
          <table:table-cell table:style-name="ce1" office:value-type="float" office:value="66.5666159269694" calcext:value-type="float">
            <text:p>66,57</text:p>
          </table:table-cell>
          <table:table-cell table:style-name="ce2" table:formula="of:= IF([.A55] &gt; [.A56]; [.B55] + [.A56]; [.A56])" office:value-type="float" office:value="217.715978413052" calcext:value-type="float">
            <text:p>217,72</text:p>
          </table:table-cell>
          <table:table-cell table:number-columns-repeated="62"/>
        </table:table-row>
        <table:table-row table:style-name="ro2">
          <table:table-cell table:style-name="ce1" office:value-type="float" office:value="58.5639045830687" calcext:value-type="float">
            <text:p>58,56</text:p>
          </table:table-cell>
          <table:table-cell table:style-name="ce2" table:formula="of:= IF([.A56] &gt; [.A57]; [.B56] + [.A57]; [.A57])" office:value-type="float" office:value="276.279882996121" calcext:value-type="float">
            <text:p>276,28</text:p>
          </table:table-cell>
          <table:table-cell table:number-columns-repeated="62"/>
        </table:table-row>
        <table:table-row table:style-name="ro2">
          <table:table-cell table:style-name="ce1" office:value-type="float" office:value="154.020681211014" calcext:value-type="float">
            <text:p>154,02</text:p>
          </table:table-cell>
          <table:table-cell table:style-name="ce2" table:formula="of:= IF([.A57] &gt; [.A58]; [.B57] + [.A58]; [.A58])" office:value-type="float" office:value="154.020681211014" calcext:value-type="float">
            <text:p>154,02</text:p>
          </table:table-cell>
          <table:table-cell table:number-columns-repeated="62"/>
        </table:table-row>
        <table:table-row table:style-name="ro2">
          <table:table-cell table:style-name="ce1" office:value-type="float" office:value="140.032096368644" calcext:value-type="float">
            <text:p>140,03</text:p>
          </table:table-cell>
          <table:table-cell table:style-name="ce2" table:formula="of:= IF([.A58] &gt; [.A59]; [.B58] + [.A59]; [.A59])" office:value-type="float" office:value="294.052777579659" calcext:value-type="float">
            <text:p>294,05</text:p>
          </table:table-cell>
          <table:table-cell table:number-columns-repeated="62"/>
        </table:table-row>
        <table:table-row table:style-name="ro2">
          <table:table-cell table:style-name="ce1" office:value-type="float" office:value="127.788854815542" calcext:value-type="float">
            <text:p>127,79</text:p>
          </table:table-cell>
          <table:table-cell table:style-name="ce2" table:formula="of:= IF([.A59] &gt; [.A60]; [.B59] + [.A60]; [.A60])" office:value-type="float" office:value="421.8416323952" calcext:value-type="float">
            <text:p>421,84</text:p>
          </table:table-cell>
          <table:table-cell table:number-columns-repeated="62"/>
        </table:table-row>
        <table:table-row table:style-name="ro2">
          <table:table-cell table:style-name="ce1" office:value-type="float" office:value="49.6538149212498" calcext:value-type="float">
            <text:p>49,65</text:p>
          </table:table-cell>
          <table:table-cell table:style-name="ce2" table:formula="of:= IF([.A60] &gt; [.A61]; [.B60] + [.A61]; [.A61])" office:value-type="float" office:value="471.49544731645" calcext:value-type="float">
            <text:p>471,50</text:p>
          </table:table-cell>
          <table:table-cell table:number-columns-repeated="62"/>
        </table:table-row>
        <table:table-row table:style-name="ro2">
          <table:table-cell table:style-name="ce1" office:value-type="float" office:value="121.524243252891" calcext:value-type="float">
            <text:p>121,52</text:p>
          </table:table-cell>
          <table:table-cell table:style-name="ce2" table:formula="of:= IF([.A61] &gt; [.A62]; [.B61] + [.A62]; [.A62])" office:value-type="float" office:value="121.524243252891" calcext:value-type="float">
            <text:p>121,52</text:p>
          </table:table-cell>
          <table:table-cell table:number-columns-repeated="62"/>
        </table:table-row>
        <table:table-row table:style-name="ro2">
          <table:table-cell table:style-name="ce1" office:value-type="float" office:value="38.2852588624245" calcext:value-type="float">
            <text:p>38,29</text:p>
          </table:table-cell>
          <table:table-cell table:style-name="ce2" table:formula="of:= IF([.A62] &gt; [.A63]; [.B62] + [.A63]; [.A63])" office:value-type="float" office:value="159.809502115315" calcext:value-type="float">
            <text:p>159,81</text:p>
          </table:table-cell>
          <table:table-cell table:number-columns-repeated="62"/>
        </table:table-row>
        <table:table-row table:style-name="ro2">
          <table:table-cell table:style-name="ce1" office:value-type="float" office:value="50.8501901846225" calcext:value-type="float">
            <text:p>50,85</text:p>
          </table:table-cell>
          <table:table-cell table:style-name="ce2" table:formula="of:= IF([.A63] &gt; [.A64]; [.B63] + [.A64]; [.A64])" office:value-type="float" office:value="50.8501901846225" calcext:value-type="float">
            <text:p>50,85</text:p>
          </table:table-cell>
          <table:table-cell table:number-columns-repeated="62"/>
        </table:table-row>
        <table:table-row table:style-name="ro2">
          <table:table-cell table:style-name="ce1" office:value-type="float" office:value="143.472911232947" calcext:value-type="float">
            <text:p>143,47</text:p>
          </table:table-cell>
          <table:table-cell table:style-name="ce2" table:formula="of:= IF([.A64] &gt; [.A65]; [.B64] + [.A65]; [.A65])" office:value-type="float" office:value="143.472911232947" calcext:value-type="float">
            <text:p>143,47</text:p>
          </table:table-cell>
          <table:table-cell table:number-columns-repeated="62"/>
        </table:table-row>
        <table:table-row table:style-name="ro2">
          <table:table-cell table:style-name="ce1" office:value-type="float" office:value="102.28698687426" calcext:value-type="float">
            <text:p>102,29</text:p>
          </table:table-cell>
          <table:table-cell table:style-name="ce2" table:formula="of:= IF([.A65] &gt; [.A66]; [.B65] + [.A66]; [.A66])" office:value-type="float" office:value="245.759898107207" calcext:value-type="float">
            <text:p>245,76</text:p>
          </table:table-cell>
          <table:table-cell table:number-columns-repeated="62"/>
        </table:table-row>
        <table:table-row table:style-name="ro2">
          <table:table-cell table:style-name="ce1" office:value-type="float" office:value="72.3320599594592" calcext:value-type="float">
            <text:p>72,33</text:p>
          </table:table-cell>
          <table:table-cell table:style-name="ce2" table:formula="of:= IF([.A66] &gt; [.A67]; [.B66] + [.A67]; [.A67])" office:value-type="float" office:value="318.091958066667" calcext:value-type="float">
            <text:p>318,09</text:p>
          </table:table-cell>
          <table:table-cell table:number-columns-repeated="62"/>
        </table:table-row>
        <table:table-row table:style-name="ro2">
          <table:table-cell table:style-name="ce1" office:value-type="float" office:value="60.8410436991089" calcext:value-type="float">
            <text:p>60,84</text:p>
          </table:table-cell>
          <table:table-cell table:style-name="ce2" table:formula="of:= IF([.A67] &gt; [.A68]; [.B67] + [.A68]; [.A68])" office:value-type="float" office:value="378.933001765775" calcext:value-type="float">
            <text:p>378,93</text:p>
          </table:table-cell>
          <table:table-cell table:number-columns-repeated="62"/>
        </table:table-row>
        <table:table-row table:style-name="ro2">
          <table:table-cell table:style-name="ce1" office:value-type="float" office:value="135.724315218749" calcext:value-type="float">
            <text:p>135,72</text:p>
          </table:table-cell>
          <table:table-cell table:style-name="ce2" table:formula="of:= IF([.A68] &gt; [.A69]; [.B68] + [.A69]; [.A69])" office:value-type="float" office:value="135.724315218749" calcext:value-type="float">
            <text:p>135,72</text:p>
          </table:table-cell>
          <table:table-cell table:number-columns-repeated="62"/>
        </table:table-row>
        <table:table-row table:style-name="ro2">
          <table:table-cell table:style-name="ce1" office:value-type="float" office:value="46.0247452690755" calcext:value-type="float">
            <text:p>46,02</text:p>
          </table:table-cell>
          <table:table-cell table:style-name="ce2" table:formula="of:= IF([.A69] &gt; [.A70]; [.B69] + [.A70]; [.A70])" office:value-type="float" office:value="181.749060487824" calcext:value-type="float">
            <text:p>181,75</text:p>
          </table:table-cell>
          <table:table-cell table:number-columns-repeated="62"/>
        </table:table-row>
        <table:table-row table:style-name="ro2">
          <table:table-cell table:style-name="ce1" office:value-type="float" office:value="18.2692574457291" calcext:value-type="float">
            <text:p>18,27</text:p>
          </table:table-cell>
          <table:table-cell table:style-name="ce2" table:formula="of:= IF([.A70] &gt; [.A71]; [.B70] + [.A71]; [.A71])" office:value-type="float" office:value="200.018317933553" calcext:value-type="float">
            <text:p>200,02</text:p>
          </table:table-cell>
          <table:table-cell table:number-columns-repeated="62"/>
        </table:table-row>
        <table:table-row table:style-name="ro2">
          <table:table-cell table:style-name="ce1" office:value-type="float" office:value="109.583736631998" calcext:value-type="float">
            <text:p>109,58</text:p>
          </table:table-cell>
          <table:table-cell table:style-name="ce2" table:formula="of:= IF([.A71] &gt; [.A72]; [.B71] + [.A72]; [.A72])" office:value-type="float" office:value="109.583736631998" calcext:value-type="float">
            <text:p>109,58</text:p>
          </table:table-cell>
          <table:table-cell table:number-columns-repeated="62"/>
        </table:table-row>
        <table:table-row table:style-name="ro2">
          <table:table-cell table:style-name="ce1" office:value-type="float" office:value="25.6237828245521" calcext:value-type="float">
            <text:p>25,62</text:p>
          </table:table-cell>
          <table:table-cell table:style-name="ce2" table:formula="of:= IF([.A72] &gt; [.A73]; [.B72] + [.A73]; [.A73])" office:value-type="float" office:value="135.20751945655" calcext:value-type="float">
            <text:p>135,21</text:p>
          </table:table-cell>
          <table:table-cell table:number-columns-repeated="62"/>
        </table:table-row>
        <table:table-row table:style-name="ro2">
          <table:table-cell table:style-name="ce1" office:value-type="float" office:value="127.3447560533" calcext:value-type="float">
            <text:p>127,34</text:p>
          </table:table-cell>
          <table:table-cell table:style-name="ce2" table:formula="of:= IF([.A73] &gt; [.A74]; [.B73] + [.A74]; [.A74])" office:value-type="float" office:value="127.3447560533" calcext:value-type="float">
            <text:p>127,34</text:p>
          </table:table-cell>
          <table:table-cell table:number-columns-repeated="62"/>
        </table:table-row>
        <table:table-row table:style-name="ro2">
          <table:table-cell table:style-name="ce1" office:value-type="float" office:value="150.578557999586" calcext:value-type="float">
            <text:p>150,58</text:p>
          </table:table-cell>
          <table:table-cell table:style-name="ce2" table:formula="of:= IF([.A74] &gt; [.A75]; [.B74] + [.A75]; [.A75])" office:value-type="float" office:value="150.578557999586" calcext:value-type="float">
            <text:p>150,58</text:p>
          </table:table-cell>
          <table:table-cell table:number-columns-repeated="62"/>
        </table:table-row>
        <table:table-row table:style-name="ro2">
          <table:table-cell table:style-name="ce1" office:value-type="float" office:value="94.6079479820183" calcext:value-type="float">
            <text:p>94,61</text:p>
          </table:table-cell>
          <table:table-cell table:style-name="ce2" table:formula="of:= IF([.A75] &gt; [.A76]; [.B75] + [.A76]; [.A76])" office:value-type="float" office:value="245.186505981604" calcext:value-type="float">
            <text:p>245,19</text:p>
          </table:table-cell>
          <table:table-cell table:number-columns-repeated="62"/>
        </table:table-row>
        <table:table-row table:style-name="ro2">
          <table:table-cell table:style-name="ce1" office:value-type="float" office:value="95.8052257187826" calcext:value-type="float">
            <text:p>95,81</text:p>
          </table:table-cell>
          <table:table-cell table:style-name="ce2" table:formula="of:= IF([.A76] &gt; [.A77]; [.B76] + [.A77]; [.A77])" office:value-type="float" office:value="95.8052257187826" calcext:value-type="float">
            <text:p>95,81</text:p>
          </table:table-cell>
          <table:table-cell table:number-columns-repeated="62"/>
        </table:table-row>
        <table:table-row table:style-name="ro2">
          <table:table-cell table:style-name="ce1" office:value-type="float" office:value="96.3823836237928" calcext:value-type="float">
            <text:p>96,38</text:p>
          </table:table-cell>
          <table:table-cell table:style-name="ce2" table:formula="of:= IF([.A77] &gt; [.A78]; [.B77] + [.A78]; [.A78])" office:value-type="float" office:value="96.3823836237928" calcext:value-type="float">
            <text:p>96,38</text:p>
          </table:table-cell>
          <table:table-cell table:number-columns-repeated="62"/>
        </table:table-row>
        <table:table-row table:style-name="ro2">
          <table:table-cell table:style-name="ce1" office:value-type="float" office:value="128.204589371325" calcext:value-type="float">
            <text:p>128,20</text:p>
          </table:table-cell>
          <table:table-cell table:style-name="ce2" table:formula="of:= IF([.A78] &gt; [.A79]; [.B78] + [.A79]; [.A79])" office:value-type="float" office:value="128.204589371325" calcext:value-type="float">
            <text:p>128,20</text:p>
          </table:table-cell>
          <table:table-cell table:number-columns-repeated="62"/>
        </table:table-row>
        <table:table-row table:style-name="ro2">
          <table:table-cell table:style-name="ce1" office:value-type="float" office:value="98.2000618162403" calcext:value-type="float">
            <text:p>98,20</text:p>
          </table:table-cell>
          <table:table-cell table:style-name="ce2" table:formula="of:= IF([.A79] &gt; [.A80]; [.B79] + [.A80]; [.A80])" office:value-type="float" office:value="226.404651187566" calcext:value-type="float">
            <text:p>226,40</text:p>
          </table:table-cell>
          <table:table-cell table:number-columns-repeated="62"/>
        </table:table-row>
        <table:table-row table:style-name="ro2">
          <table:table-cell table:style-name="ce1" office:value-type="float" office:value="45.457516972538" calcext:value-type="float">
            <text:p>45,46</text:p>
          </table:table-cell>
          <table:table-cell table:style-name="ce2" table:formula="of:= IF([.A80] &gt; [.A81]; [.B80] + [.A81]; [.A81])" office:value-type="float" office:value="271.862168160104" calcext:value-type="float">
            <text:p>271,86</text:p>
          </table:table-cell>
          <table:table-cell table:number-columns-repeated="62"/>
        </table:table-row>
        <table:table-row table:style-name="ro2">
          <table:table-cell table:style-name="ce1" office:value-type="float" office:value="103.88579115989" calcext:value-type="float">
            <text:p>103,89</text:p>
          </table:table-cell>
          <table:table-cell table:style-name="ce2" table:formula="of:= IF([.A81] &gt; [.A82]; [.B81] + [.A82]; [.A82])" office:value-type="float" office:value="103.88579115989" calcext:value-type="float">
            <text:p>103,89</text:p>
          </table:table-cell>
          <table:table-cell table:number-columns-repeated="62"/>
        </table:table-row>
        <table:table-row table:style-name="ro2">
          <table:table-cell table:style-name="ce1" office:value-type="float" office:value="127.280182176274" calcext:value-type="float">
            <text:p>127,28</text:p>
          </table:table-cell>
          <table:table-cell table:style-name="ce2" table:formula="of:= IF([.A82] &gt; [.A83]; [.B82] + [.A83]; [.A83])" office:value-type="float" office:value="127.280182176274" calcext:value-type="float">
            <text:p>127,28</text:p>
          </table:table-cell>
          <table:table-cell table:number-columns-repeated="62"/>
        </table:table-row>
        <table:table-row table:style-name="ro2">
          <table:table-cell table:style-name="ce1" office:value-type="float" office:value="41.1657873693095" calcext:value-type="float">
            <text:p>41,17</text:p>
          </table:table-cell>
          <table:table-cell table:style-name="ce2" table:formula="of:= IF([.A83] &gt; [.A84]; [.B83] + [.A84]; [.A84])" office:value-type="float" office:value="168.445969545583" calcext:value-type="float">
            <text:p>168,45</text:p>
          </table:table-cell>
          <table:table-cell table:number-columns-repeated="62"/>
        </table:table-row>
        <table:table-row table:style-name="ro2">
          <table:table-cell table:style-name="ce1" office:value-type="float" office:value="138.808664163024" calcext:value-type="float">
            <text:p>138,81</text:p>
          </table:table-cell>
          <table:table-cell table:style-name="ce2" table:formula="of:= IF([.A84] &gt; [.A85]; [.B84] + [.A85]; [.A85])" office:value-type="float" office:value="138.808664163024" calcext:value-type="float">
            <text:p>138,81</text:p>
          </table:table-cell>
          <table:table-cell table:number-columns-repeated="62"/>
        </table:table-row>
        <table:table-row table:style-name="ro2">
          <table:table-cell table:style-name="ce1" office:value-type="float" office:value="138.614584411561" calcext:value-type="float">
            <text:p>138,61</text:p>
          </table:table-cell>
          <table:table-cell table:style-name="ce2" table:formula="of:= IF([.A85] &gt; [.A86]; [.B85] + [.A86]; [.A86])" office:value-type="float" office:value="277.423248574585" calcext:value-type="float">
            <text:p>277,42</text:p>
          </table:table-cell>
          <table:table-cell table:number-columns-repeated="62"/>
        </table:table-row>
        <table:table-row table:style-name="ro2">
          <table:table-cell table:style-name="ce1" office:value-type="float" office:value="47.2667604292986" calcext:value-type="float">
            <text:p>47,27</text:p>
          </table:table-cell>
          <table:table-cell table:style-name="ce2" table:formula="of:= IF([.A86] &gt; [.A87]; [.B86] + [.A87]; [.A87])" office:value-type="float" office:value="324.690009003883" calcext:value-type="float">
            <text:p>324,69</text:p>
          </table:table-cell>
          <table:table-cell table:number-columns-repeated="62"/>
        </table:table-row>
        <table:table-row table:style-name="ro2">
          <table:table-cell table:style-name="ce1" office:value-type="float" office:value="90.2610179327242" calcext:value-type="float">
            <text:p>90,26</text:p>
          </table:table-cell>
          <table:table-cell table:style-name="ce2" table:formula="of:= IF([.A87] &gt; [.A88]; [.B87] + [.A88]; [.A88])" office:value-type="float" office:value="90.2610179327242" calcext:value-type="float">
            <text:p>90,26</text:p>
          </table:table-cell>
          <table:table-cell table:number-columns-repeated="62"/>
        </table:table-row>
        <table:table-row table:style-name="ro2">
          <table:table-cell table:style-name="ce1" office:value-type="float" office:value="25.106667286052" calcext:value-type="float">
            <text:p>25,11</text:p>
          </table:table-cell>
          <table:table-cell table:style-name="ce2" table:formula="of:= IF([.A88] &gt; [.A89]; [.B88] + [.A89]; [.A89])" office:value-type="float" office:value="115.367685218776" calcext:value-type="float">
            <text:p>115,37</text:p>
          </table:table-cell>
          <table:table-cell table:number-columns-repeated="62"/>
        </table:table-row>
        <table:table-row table:style-name="ro2">
          <table:table-cell table:style-name="ce1" office:value-type="float" office:value="130.6776506311" calcext:value-type="float">
            <text:p>130,68</text:p>
          </table:table-cell>
          <table:table-cell table:style-name="ce2" table:formula="of:= IF([.A89] &gt; [.A90]; [.B89] + [.A90]; [.A90])" office:value-type="float" office:value="130.6776506311" calcext:value-type="float">
            <text:p>130,68</text:p>
          </table:table-cell>
          <table:table-cell table:number-columns-repeated="62"/>
        </table:table-row>
        <table:table-row table:style-name="ro2">
          <table:table-cell table:style-name="ce1" office:value-type="float" office:value="6.52105975549679" calcext:value-type="float">
            <text:p>6,52</text:p>
          </table:table-cell>
          <table:table-cell table:style-name="ce2" table:formula="of:= IF([.A90] &gt; [.A91]; [.B90] + [.A91]; [.A91])" office:value-type="float" office:value="137.198710386597" calcext:value-type="float">
            <text:p>137,20</text:p>
          </table:table-cell>
          <table:table-cell table:number-columns-repeated="62"/>
        </table:table-row>
        <table:table-row table:style-name="ro2">
          <table:table-cell table:style-name="ce1" office:value-type="float" office:value="48.0670101796921" calcext:value-type="float">
            <text:p>48,07</text:p>
          </table:table-cell>
          <table:table-cell table:style-name="ce2" table:formula="of:= IF([.A91] &gt; [.A92]; [.B91] + [.A92]; [.A92])" office:value-type="float" office:value="48.0670101796921" calcext:value-type="float">
            <text:p>48,07</text:p>
          </table:table-cell>
          <table:table-cell table:number-columns-repeated="62"/>
        </table:table-row>
        <table:table-row table:style-name="ro2">
          <table:table-cell table:style-name="ce1" office:value-type="float" office:value="148.544101628014" calcext:value-type="float">
            <text:p>148,54</text:p>
          </table:table-cell>
          <table:table-cell table:style-name="ce2" table:formula="of:= IF([.A92] &gt; [.A93]; [.B92] + [.A93]; [.A93])" office:value-type="float" office:value="148.544101628014" calcext:value-type="float">
            <text:p>148,54</text:p>
          </table:table-cell>
          <table:table-cell table:number-columns-repeated="62"/>
        </table:table-row>
        <table:table-row table:style-name="ro2">
          <table:table-cell table:style-name="ce1" office:value-type="float" office:value="78.4813540012007" calcext:value-type="float">
            <text:p>78,48</text:p>
          </table:table-cell>
          <table:table-cell table:style-name="ce2" table:formula="of:= IF([.A93] &gt; [.A94]; [.B93] + [.A94]; [.A94])" office:value-type="float" office:value="227.025455629214" calcext:value-type="float">
            <text:p>227,03</text:p>
          </table:table-cell>
          <table:table-cell table:number-columns-repeated="62"/>
        </table:table-row>
        <table:table-row table:style-name="ro2">
          <table:table-cell table:style-name="ce1" office:value-type="float" office:value="139.995785658803" calcext:value-type="float">
            <text:p>140,00</text:p>
          </table:table-cell>
          <table:table-cell table:style-name="ce2" table:formula="of:= IF([.A94] &gt; [.A95]; [.B94] + [.A95]; [.A95])" office:value-type="float" office:value="139.995785658803" calcext:value-type="float">
            <text:p>140,00</text:p>
          </table:table-cell>
          <table:table-cell table:number-columns-repeated="62"/>
        </table:table-row>
        <table:table-row table:style-name="ro2">
          <table:table-cell table:style-name="ce1" office:value-type="float" office:value="84.0980710648507" calcext:value-type="float">
            <text:p>84,10</text:p>
          </table:table-cell>
          <table:table-cell table:style-name="ce2" table:formula="of:= IF([.A95] &gt; [.A96]; [.B95] + [.A96]; [.A96])" office:value-type="float" office:value="224.093856723654" calcext:value-type="float">
            <text:p>224,09</text:p>
          </table:table-cell>
          <table:table-cell table:number-columns-repeated="62"/>
        </table:table-row>
        <table:table-row table:style-name="ro2">
          <table:table-cell table:style-name="ce1" office:value-type="float" office:value="142.009172838554" calcext:value-type="float">
            <text:p>142,01</text:p>
          </table:table-cell>
          <table:table-cell table:style-name="ce2" table:formula="of:= IF([.A96] &gt; [.A97]; [.B96] + [.A97]; [.A97])" office:value-type="float" office:value="142.009172838554" calcext:value-type="float">
            <text:p>142,01</text:p>
          </table:table-cell>
          <table:table-cell table:number-columns-repeated="62"/>
        </table:table-row>
        <table:table-row table:style-name="ro2">
          <table:table-cell table:style-name="ce1" office:value-type="float" office:value="15.514529876048" calcext:value-type="float">
            <text:p>15,51</text:p>
          </table:table-cell>
          <table:table-cell table:style-name="ce2" table:formula="of:= IF([.A97] &gt; [.A98]; [.B97] + [.A98]; [.A98])" office:value-type="float" office:value="157.523702714602" calcext:value-type="float">
            <text:p>157,52</text:p>
          </table:table-cell>
          <table:table-cell table:number-columns-repeated="62"/>
        </table:table-row>
        <table:table-row table:style-name="ro2">
          <table:table-cell table:style-name="ce1" office:value-type="float" office:value="153.455254442843" calcext:value-type="float">
            <text:p>153,46</text:p>
          </table:table-cell>
          <table:table-cell table:style-name="ce2" table:formula="of:= IF([.A98] &gt; [.A99]; [.B98] + [.A99]; [.A99])" office:value-type="float" office:value="153.455254442843" calcext:value-type="float">
            <text:p>153,46</text:p>
          </table:table-cell>
          <table:table-cell table:number-columns-repeated="62"/>
        </table:table-row>
        <table:table-row table:style-name="ro2">
          <table:table-cell table:style-name="ce1" office:value-type="float" office:value="43.114028982645" calcext:value-type="float">
            <text:p>43,11</text:p>
          </table:table-cell>
          <table:table-cell table:style-name="ce2" table:formula="of:= IF([.A99] &gt; [.A100]; [.B99] + [.A100]; [.A100])" office:value-type="float" office:value="196.569283425488" calcext:value-type="float">
            <text:p>196,57</text:p>
          </table:table-cell>
          <table:table-cell table:number-columns-repeated="62"/>
        </table:table-row>
        <table:table-row table:style-name="ro2">
          <table:table-cell table:style-name="ce1" office:value-type="float" office:value="27.9157956324483" calcext:value-type="float">
            <text:p>27,92</text:p>
          </table:table-cell>
          <table:table-cell table:style-name="ce2" table:formula="of:= IF([.A100] &gt; [.A101]; [.B100] + [.A101]; [.A101])" office:value-type="float" office:value="224.485079057936" calcext:value-type="float">
            <text:p>224,49</text:p>
          </table:table-cell>
          <table:table-cell table:number-columns-repeated="62"/>
        </table:table-row>
        <table:table-row table:style-name="ro2">
          <table:table-cell table:style-name="ce1" office:value-type="float" office:value="106.224593246617" calcext:value-type="float">
            <text:p>106,22</text:p>
          </table:table-cell>
          <table:table-cell table:style-name="ce2" table:formula="of:= IF([.A101] &gt; [.A102]; [.B101] + [.A102]; [.A102])" office:value-type="float" office:value="106.224593246617" calcext:value-type="float">
            <text:p>106,22</text:p>
          </table:table-cell>
          <table:table-cell table:number-columns-repeated="62"/>
        </table:table-row>
        <table:table-row table:style-name="ro2">
          <table:table-cell table:style-name="ce1" office:value-type="float" office:value="15.6024933963293" calcext:value-type="float">
            <text:p>15,60</text:p>
          </table:table-cell>
          <table:table-cell table:style-name="ce2" table:formula="of:= IF([.A102] &gt; [.A103]; [.B102] + [.A103]; [.A103])" office:value-type="float" office:value="121.827086642947" calcext:value-type="float">
            <text:p>121,83</text:p>
          </table:table-cell>
          <table:table-cell table:number-columns-repeated="62"/>
        </table:table-row>
        <table:table-row table:style-name="ro2">
          <table:table-cell table:style-name="ce1" office:value-type="float" office:value="73.6561816745983" calcext:value-type="float">
            <text:p>73,66</text:p>
          </table:table-cell>
          <table:table-cell table:style-name="ce2" table:formula="of:= IF([.A103] &gt; [.A104]; [.B103] + [.A104]; [.A104])" office:value-type="float" office:value="73.6561816745983" calcext:value-type="float">
            <text:p>73,66</text:p>
          </table:table-cell>
          <table:table-cell table:number-columns-repeated="62"/>
        </table:table-row>
        <table:table-row table:style-name="ro2">
          <table:table-cell table:style-name="ce1" office:value-type="float" office:value="14.3592850363241" calcext:value-type="float">
            <text:p>14,36</text:p>
          </table:table-cell>
          <table:table-cell table:style-name="ce2" table:formula="of:= IF([.A104] &gt; [.A105]; [.B104] + [.A105]; [.A105])" office:value-type="float" office:value="88.0154667109224" calcext:value-type="float">
            <text:p>88,02</text:p>
          </table:table-cell>
          <table:table-cell table:number-columns-repeated="62"/>
        </table:table-row>
        <table:table-row table:style-name="ro2">
          <table:table-cell table:style-name="ce1" office:value-type="float" office:value="120.633894904292" calcext:value-type="float">
            <text:p>120,63</text:p>
          </table:table-cell>
          <table:table-cell table:style-name="ce2" table:formula="of:= IF([.A105] &gt; [.A106]; [.B105] + [.A106]; [.A106])" office:value-type="float" office:value="120.633894904292" calcext:value-type="float">
            <text:p>120,63</text:p>
          </table:table-cell>
          <table:table-cell table:number-columns-repeated="62"/>
        </table:table-row>
        <table:table-row table:style-name="ro2">
          <table:table-cell table:style-name="ce1" office:value-type="float" office:value="106.625717924907" calcext:value-type="float">
            <text:p>106,63</text:p>
          </table:table-cell>
          <table:table-cell table:style-name="ce2" table:formula="of:= IF([.A106] &gt; [.A107]; [.B106] + [.A107]; [.A107])" office:value-type="float" office:value="227.259612829199" calcext:value-type="float">
            <text:p>227,26</text:p>
          </table:table-cell>
          <table:table-cell table:number-columns-repeated="62"/>
        </table:table-row>
        <table:table-row table:style-name="ro2">
          <table:table-cell table:style-name="ce1" office:value-type="float" office:value="105.018766767919" calcext:value-type="float">
            <text:p>105,02</text:p>
          </table:table-cell>
          <table:table-cell table:style-name="ce2" table:formula="of:= IF([.A107] &gt; [.A108]; [.B107] + [.A108]; [.A108])" office:value-type="float" office:value="332.278379597117" calcext:value-type="float">
            <text:p>332,28</text:p>
          </table:table-cell>
          <table:table-cell table:number-columns-repeated="62"/>
        </table:table-row>
        <table:table-row table:style-name="ro2">
          <table:table-cell table:style-name="ce1" office:value-type="float" office:value="18.9803547547448" calcext:value-type="float">
            <text:p>18,98</text:p>
          </table:table-cell>
          <table:table-cell table:style-name="ce2" table:formula="of:= IF([.A108] &gt; [.A109]; [.B108] + [.A109]; [.A109])" office:value-type="float" office:value="351.258734351862" calcext:value-type="float">
            <text:p>351,26</text:p>
          </table:table-cell>
          <table:table-cell table:number-columns-repeated="62"/>
        </table:table-row>
        <table:table-row table:style-name="ro2">
          <table:table-cell table:style-name="ce1" office:value-type="float" office:value="58.3739900702649" calcext:value-type="float">
            <text:p>58,37</text:p>
          </table:table-cell>
          <table:table-cell table:style-name="ce2" table:formula="of:= IF([.A109] &gt; [.A110]; [.B109] + [.A110]; [.A110])" office:value-type="float" office:value="58.3739900702649" calcext:value-type="float">
            <text:p>58,37</text:p>
          </table:table-cell>
          <table:table-cell table:number-columns-repeated="62"/>
        </table:table-row>
        <table:table-row table:style-name="ro2">
          <table:table-cell table:style-name="ce1" office:value-type="float" office:value="131.986995357746" calcext:value-type="float">
            <text:p>131,99</text:p>
          </table:table-cell>
          <table:table-cell table:style-name="ce2" table:formula="of:= IF([.A110] &gt; [.A111]; [.B110] + [.A111]; [.A111])" office:value-type="float" office:value="131.986995357746" calcext:value-type="float">
            <text:p>131,99</text:p>
          </table:table-cell>
          <table:table-cell table:number-columns-repeated="62"/>
        </table:table-row>
        <table:table-row table:style-name="ro2">
          <table:table-cell table:style-name="ce1" office:value-type="float" office:value="85.2130877348429" calcext:value-type="float">
            <text:p>85,21</text:p>
          </table:table-cell>
          <table:table-cell table:style-name="ce2" table:formula="of:= IF([.A111] &gt; [.A112]; [.B111] + [.A112]; [.A112])" office:value-type="float" office:value="217.200083092589" calcext:value-type="float">
            <text:p>217,20</text:p>
          </table:table-cell>
          <table:table-cell table:number-columns-repeated="62"/>
        </table:table-row>
        <table:table-row table:style-name="ro2">
          <table:table-cell table:style-name="ce1" office:value-type="float" office:value="149.697318629391" calcext:value-type="float">
            <text:p>149,70</text:p>
          </table:table-cell>
          <table:table-cell table:style-name="ce2" table:formula="of:= IF([.A112] &gt; [.A113]; [.B112] + [.A113]; [.A113])" office:value-type="float" office:value="149.697318629391" calcext:value-type="float">
            <text:p>149,70</text:p>
          </table:table-cell>
          <table:table-cell table:number-columns-repeated="62"/>
        </table:table-row>
        <table:table-row table:style-name="ro2">
          <table:table-cell table:style-name="ce1" office:value-type="float" office:value="56.7233858470324" calcext:value-type="float">
            <text:p>56,72</text:p>
          </table:table-cell>
          <table:table-cell table:style-name="ce2" table:formula="of:= IF([.A113] &gt; [.A114]; [.B113] + [.A114]; [.A114])" office:value-type="float" office:value="206.420704476423" calcext:value-type="float">
            <text:p>206,42</text:p>
          </table:table-cell>
          <table:table-cell table:number-columns-repeated="62"/>
        </table:table-row>
        <table:table-row table:style-name="ro2">
          <table:table-cell table:style-name="ce1" office:value-type="float" office:value="106.5066065762" calcext:value-type="float">
            <text:p>106,51</text:p>
          </table:table-cell>
          <table:table-cell table:style-name="ce2" table:formula="of:= IF([.A114] &gt; [.A115]; [.B114] + [.A115]; [.A115])" office:value-type="float" office:value="106.5066065762" calcext:value-type="float">
            <text:p>106,51</text:p>
          </table:table-cell>
          <table:table-cell table:number-columns-repeated="62"/>
        </table:table-row>
        <table:table-row table:style-name="ro2">
          <table:table-cell table:style-name="ce1" office:value-type="float" office:value="77.8852929238349" calcext:value-type="float">
            <text:p>77,89</text:p>
          </table:table-cell>
          <table:table-cell table:style-name="ce2" table:formula="of:= IF([.A115] &gt; [.A116]; [.B115] + [.A116]; [.A116])" office:value-type="float" office:value="184.391899500035" calcext:value-type="float">
            <text:p>184,39</text:p>
          </table:table-cell>
          <table:table-cell table:number-columns-repeated="62"/>
        </table:table-row>
        <table:table-row table:style-name="ro2">
          <table:table-cell table:style-name="ce1" office:value-type="float" office:value="63.3010015722757" calcext:value-type="float">
            <text:p>63,30</text:p>
          </table:table-cell>
          <table:table-cell table:style-name="ce2" table:formula="of:= IF([.A116] &gt; [.A117]; [.B116] + [.A117]; [.A117])" office:value-type="float" office:value="247.692901072311" calcext:value-type="float">
            <text:p>247,69</text:p>
          </table:table-cell>
          <table:table-cell table:number-columns-repeated="62"/>
        </table:table-row>
        <table:table-row table:style-name="ro2">
          <table:table-cell table:style-name="ce1" office:value-type="float" office:value="48.3328401292783" calcext:value-type="float">
            <text:p>48,33</text:p>
          </table:table-cell>
          <table:table-cell table:style-name="ce2" table:formula="of:= IF([.A117] &gt; [.A118]; [.B117] + [.A118]; [.A118])" office:value-type="float" office:value="296.025741201589" calcext:value-type="float">
            <text:p>296,03</text:p>
          </table:table-cell>
          <table:table-cell table:number-columns-repeated="62"/>
        </table:table-row>
        <table:table-row table:style-name="ro2">
          <table:table-cell table:style-name="ce1" office:value-type="float" office:value="15.1707550090408" calcext:value-type="float">
            <text:p>15,17</text:p>
          </table:table-cell>
          <table:table-cell table:style-name="ce2" table:formula="of:= IF([.A118] &gt; [.A119]; [.B118] + [.A119]; [.A119])" office:value-type="float" office:value="311.19649621063" calcext:value-type="float">
            <text:p>311,20</text:p>
          </table:table-cell>
          <table:table-cell table:number-columns-repeated="62"/>
        </table:table-row>
        <table:table-row table:style-name="ro2">
          <table:table-cell table:style-name="ce1" office:value-type="float" office:value="115.306001114277" calcext:value-type="float">
            <text:p>115,31</text:p>
          </table:table-cell>
          <table:table-cell table:style-name="ce2" table:formula="of:= IF([.A119] &gt; [.A120]; [.B119] + [.A120]; [.A120])" office:value-type="float" office:value="115.306001114277" calcext:value-type="float">
            <text:p>115,31</text:p>
          </table:table-cell>
          <table:table-cell table:number-columns-repeated="62"/>
        </table:table-row>
        <table:table-row table:style-name="ro2">
          <table:table-cell table:style-name="ce1" office:value-type="float" office:value="82.6647790625295" calcext:value-type="float">
            <text:p>82,66</text:p>
          </table:table-cell>
          <table:table-cell table:style-name="ce2" table:formula="of:= IF([.A120] &gt; [.A121]; [.B120] + [.A121]; [.A121])" office:value-type="float" office:value="197.970780176806" calcext:value-type="float">
            <text:p>197,97</text:p>
          </table:table-cell>
          <table:table-cell table:number-columns-repeated="62"/>
        </table:table-row>
        <table:table-row table:style-name="ro2">
          <table:table-cell table:style-name="ce1" office:value-type="float" office:value="40.226346000303" calcext:value-type="float">
            <text:p>40,23</text:p>
          </table:table-cell>
          <table:table-cell table:style-name="ce2" table:formula="of:= IF([.A121] &gt; [.A122]; [.B121] + [.A122]; [.A122])" office:value-type="float" office:value="238.197126177109" calcext:value-type="float">
            <text:p>238,20</text:p>
          </table:table-cell>
          <table:table-cell table:number-columns-repeated="62"/>
        </table:table-row>
        <table:table-row table:style-name="ro2">
          <table:table-cell table:style-name="ce1" office:value-type="float" office:value="34.8391203129177" calcext:value-type="float">
            <text:p>34,84</text:p>
          </table:table-cell>
          <table:table-cell table:style-name="ce2" table:formula="of:= IF([.A122] &gt; [.A123]; [.B122] + [.A123]; [.A123])" office:value-type="float" office:value="273.036246490027" calcext:value-type="float">
            <text:p>273,04</text:p>
          </table:table-cell>
          <table:table-cell table:number-columns-repeated="62"/>
        </table:table-row>
        <table:table-row table:style-name="ro2">
          <table:table-cell table:style-name="ce1" office:value-type="float" office:value="106.862215872816" calcext:value-type="float">
            <text:p>106,86</text:p>
          </table:table-cell>
          <table:table-cell table:style-name="ce2" table:formula="of:= IF([.A123] &gt; [.A124]; [.B123] + [.A124]; [.A124])" office:value-type="float" office:value="106.862215872816" calcext:value-type="float">
            <text:p>106,86</text:p>
          </table:table-cell>
          <table:table-cell table:number-columns-repeated="62"/>
        </table:table-row>
        <table:table-row table:style-name="ro2">
          <table:table-cell table:style-name="ce1" office:value-type="float" office:value="87.285640947761" calcext:value-type="float">
            <text:p>87,29</text:p>
          </table:table-cell>
          <table:table-cell table:style-name="ce2" table:formula="of:= IF([.A124] &gt; [.A125]; [.B124] + [.A125]; [.A125])" office:value-type="float" office:value="194.147856820577" calcext:value-type="float">
            <text:p>194,15</text:p>
          </table:table-cell>
          <table:table-cell table:number-columns-repeated="62"/>
        </table:table-row>
        <table:table-row table:style-name="ro2">
          <table:table-cell table:style-name="ce1" office:value-type="float" office:value="93.0636318495745" calcext:value-type="float">
            <text:p>93,06</text:p>
          </table:table-cell>
          <table:table-cell table:style-name="ce2" table:formula="of:= IF([.A125] &gt; [.A126]; [.B125] + [.A126]; [.A126])" office:value-type="float" office:value="93.0636318495745" calcext:value-type="float">
            <text:p>93,06</text:p>
          </table:table-cell>
          <table:table-cell table:number-columns-repeated="62"/>
        </table:table-row>
        <table:table-row table:style-name="ro2">
          <table:table-cell table:style-name="ce1" office:value-type="float" office:value="69.6201125436419" calcext:value-type="float">
            <text:p>69,62</text:p>
          </table:table-cell>
          <table:table-cell table:style-name="ce2" table:formula="of:= IF([.A126] &gt; [.A127]; [.B126] + [.A127]; [.A127])" office:value-type="float" office:value="162.683744393216" calcext:value-type="float">
            <text:p>162,68</text:p>
          </table:table-cell>
          <table:table-cell table:number-columns-repeated="62"/>
        </table:table-row>
        <table:table-row table:style-name="ro2">
          <table:table-cell table:style-name="ce1" office:value-type="float" office:value="56.4331070596652" calcext:value-type="float">
            <text:p>56,43</text:p>
          </table:table-cell>
          <table:table-cell table:style-name="ce2" table:formula="of:= IF([.A127] &gt; [.A128]; [.B127] + [.A128]; [.A128])" office:value-type="float" office:value="219.116851452882" calcext:value-type="float">
            <text:p>219,12</text:p>
          </table:table-cell>
          <table:table-cell table:number-columns-repeated="62"/>
        </table:table-row>
        <table:table-row table:style-name="ro2">
          <table:table-cell table:style-name="ce1" office:value-type="float" office:value="126.722000441559" calcext:value-type="float">
            <text:p>126,72</text:p>
          </table:table-cell>
          <table:table-cell table:style-name="ce2" table:formula="of:= IF([.A128] &gt; [.A129]; [.B128] + [.A129]; [.A129])" office:value-type="float" office:value="126.722000441559" calcext:value-type="float">
            <text:p>126,72</text:p>
          </table:table-cell>
          <table:table-cell table:number-columns-repeated="62"/>
        </table:table-row>
        <table:table-row table:style-name="ro2">
          <table:table-cell table:style-name="ce1" office:value-type="float" office:value="23.2925195260101" calcext:value-type="float">
            <text:p>23,29</text:p>
          </table:table-cell>
          <table:table-cell table:style-name="ce2" table:formula="of:= IF([.A129] &gt; [.A130]; [.B129] + [.A130]; [.A130])" office:value-type="float" office:value="150.014519967569" calcext:value-type="float">
            <text:p>150,01</text:p>
          </table:table-cell>
          <table:table-cell table:number-columns-repeated="62"/>
        </table:table-row>
        <table:table-row table:style-name="ro2">
          <table:table-cell table:style-name="ce1" office:value-type="float" office:value="98.2459945755632" calcext:value-type="float">
            <text:p>98,25</text:p>
          </table:table-cell>
          <table:table-cell table:style-name="ce2" table:formula="of:= IF([.A130] &gt; [.A131]; [.B130] + [.A131]; [.A131])" office:value-type="float" office:value="98.2459945755632" calcext:value-type="float">
            <text:p>98,25</text:p>
          </table:table-cell>
          <table:table-cell table:number-columns-repeated="62"/>
        </table:table-row>
        <table:table-row table:style-name="ro2">
          <table:table-cell table:style-name="ce1" office:value-type="float" office:value="140.523477936699" calcext:value-type="float">
            <text:p>140,52</text:p>
          </table:table-cell>
          <table:table-cell table:style-name="ce2" table:formula="of:= IF([.A131] &gt; [.A132]; [.B131] + [.A132]; [.A132])" office:value-type="float" office:value="140.523477936699" calcext:value-type="float">
            <text:p>140,52</text:p>
          </table:table-cell>
          <table:table-cell table:number-columns-repeated="62"/>
        </table:table-row>
        <table:table-row table:style-name="ro2">
          <table:table-cell table:style-name="ce1" office:value-type="float" office:value="23.4966622973935" calcext:value-type="float">
            <text:p>23,50</text:p>
          </table:table-cell>
          <table:table-cell table:style-name="ce2" table:formula="of:= IF([.A132] &gt; [.A133]; [.B132] + [.A133]; [.A133])" office:value-type="float" office:value="164.020140234093" calcext:value-type="float">
            <text:p>164,02</text:p>
          </table:table-cell>
          <table:table-cell table:number-columns-repeated="62"/>
        </table:table-row>
        <table:table-row table:style-name="ro2">
          <table:table-cell table:style-name="ce1" office:value-type="float" office:value="124.843567284258" calcext:value-type="float">
            <text:p>124,84</text:p>
          </table:table-cell>
          <table:table-cell table:style-name="ce2" table:formula="of:= IF([.A133] &gt; [.A134]; [.B133] + [.A134]; [.A134])" office:value-type="float" office:value="124.843567284258" calcext:value-type="float">
            <text:p>124,84</text:p>
          </table:table-cell>
          <table:table-cell table:number-columns-repeated="62"/>
        </table:table-row>
        <table:table-row table:style-name="ro2">
          <table:table-cell table:style-name="ce1" office:value-type="float" office:value="65.3529763677752" calcext:value-type="float">
            <text:p>65,35</text:p>
          </table:table-cell>
          <table:table-cell table:style-name="ce2" table:formula="of:= IF([.A134] &gt; [.A135]; [.B134] + [.A135]; [.A135])" office:value-type="float" office:value="190.196543652033" calcext:value-type="float">
            <text:p>190,20</text:p>
          </table:table-cell>
          <table:table-cell table:number-columns-repeated="62"/>
        </table:table-row>
        <table:table-row table:style-name="ro2">
          <table:table-cell table:style-name="ce1" office:value-type="float" office:value="49.443928532265" calcext:value-type="float">
            <text:p>49,44</text:p>
          </table:table-cell>
          <table:table-cell table:style-name="ce2" table:formula="of:= IF([.A135] &gt; [.A136]; [.B135] + [.A136]; [.A136])" office:value-type="float" office:value="239.640472184298" calcext:value-type="float">
            <text:p>239,64</text:p>
          </table:table-cell>
          <table:table-cell table:number-columns-repeated="62"/>
        </table:table-row>
        <table:table-row table:style-name="ro2">
          <table:table-cell table:style-name="ce1" office:value-type="float" office:value="127.842601753773" calcext:value-type="float">
            <text:p>127,84</text:p>
          </table:table-cell>
          <table:table-cell table:style-name="ce2" table:formula="of:= IF([.A136] &gt; [.A137]; [.B136] + [.A137]; [.A137])" office:value-type="float" office:value="127.842601753773" calcext:value-type="float">
            <text:p>127,84</text:p>
          </table:table-cell>
          <table:table-cell table:number-columns-repeated="62"/>
        </table:table-row>
        <table:table-row table:style-name="ro2">
          <table:table-cell table:style-name="ce1" office:value-type="float" office:value="77.3117341332586" calcext:value-type="float">
            <text:p>77,31</text:p>
          </table:table-cell>
          <table:table-cell table:style-name="ce2" table:formula="of:= IF([.A137] &gt; [.A138]; [.B137] + [.A138]; [.A138])" office:value-type="float" office:value="205.154335887031" calcext:value-type="float">
            <text:p>205,15</text:p>
          </table:table-cell>
          <table:table-cell table:number-columns-repeated="62"/>
        </table:table-row>
        <table:table-row table:style-name="ro2">
          <table:table-cell table:style-name="ce1" office:value-type="float" office:value="24.244957268073" calcext:value-type="float">
            <text:p>24,24</text:p>
          </table:table-cell>
          <table:table-cell table:style-name="ce2" table:formula="of:= IF([.A138] &gt; [.A139]; [.B138] + [.A139]; [.A139])" office:value-type="float" office:value="229.399293155104" calcext:value-type="float">
            <text:p>229,40</text:p>
          </table:table-cell>
          <table:table-cell table:number-columns-repeated="62"/>
        </table:table-row>
        <table:table-row table:style-name="ro2">
          <table:table-cell table:style-name="ce1" office:value-type="float" office:value="80.0235762632168" calcext:value-type="float">
            <text:p>80,02</text:p>
          </table:table-cell>
          <table:table-cell table:style-name="ce2" table:formula="of:= IF([.A139] &gt; [.A140]; [.B139] + [.A140]; [.A140])" office:value-type="float" office:value="80.0235762632168" calcext:value-type="float">
            <text:p>80,02</text:p>
          </table:table-cell>
          <table:table-cell table:number-columns-repeated="62"/>
        </table:table-row>
        <table:table-row table:style-name="ro2">
          <table:table-cell table:style-name="ce1" office:value-type="float" office:value="87.8685929005175" calcext:value-type="float">
            <text:p>87,87</text:p>
          </table:table-cell>
          <table:table-cell table:style-name="ce2" table:formula="of:= IF([.A140] &gt; [.A141]; [.B140] + [.A141]; [.A141])" office:value-type="float" office:value="87.8685929005175" calcext:value-type="float">
            <text:p>87,87</text:p>
          </table:table-cell>
          <table:table-cell table:number-columns-repeated="62"/>
        </table:table-row>
        <table:table-row table:style-name="ro2">
          <table:table-cell table:style-name="ce1" office:value-type="float" office:value="130.382818553359" calcext:value-type="float">
            <text:p>130,38</text:p>
          </table:table-cell>
          <table:table-cell table:style-name="ce2" table:formula="of:= IF([.A141] &gt; [.A142]; [.B141] + [.A142]; [.A142])" office:value-type="float" office:value="130.382818553359" calcext:value-type="float">
            <text:p>130,38</text:p>
          </table:table-cell>
          <table:table-cell table:number-columns-repeated="62"/>
        </table:table-row>
        <table:table-row table:style-name="ro2">
          <table:table-cell table:style-name="ce1" office:value-type="float" office:value="14.0623318645215" calcext:value-type="float">
            <text:p>14,06</text:p>
          </table:table-cell>
          <table:table-cell table:style-name="ce2" table:formula="of:= IF([.A142] &gt; [.A143]; [.B142] + [.A143]; [.A143])" office:value-type="float" office:value="144.445150417881" calcext:value-type="float">
            <text:p>144,45</text:p>
          </table:table-cell>
          <table:table-cell table:number-columns-repeated="62"/>
        </table:table-row>
        <table:table-row table:style-name="ro2">
          <table:table-cell table:style-name="ce1" office:value-type="float" office:value="128.465843630617" calcext:value-type="float">
            <text:p>128,47</text:p>
          </table:table-cell>
          <table:table-cell table:style-name="ce2" table:formula="of:= IF([.A143] &gt; [.A144]; [.B143] + [.A144]; [.A144])" office:value-type="float" office:value="128.465843630617" calcext:value-type="float">
            <text:p>128,47</text:p>
          </table:table-cell>
          <table:table-cell table:number-columns-repeated="62"/>
        </table:table-row>
        <table:table-row table:style-name="ro2">
          <table:table-cell table:style-name="ce1" office:value-type="float" office:value="13.2922300448983" calcext:value-type="float">
            <text:p>13,29</text:p>
          </table:table-cell>
          <table:table-cell table:style-name="ce2" table:formula="of:= IF([.A144] &gt; [.A145]; [.B144] + [.A145]; [.A145])" office:value-type="float" office:value="141.758073675516" calcext:value-type="float">
            <text:p>141,76</text:p>
          </table:table-cell>
          <table:table-cell table:number-columns-repeated="62"/>
        </table:table-row>
        <table:table-row table:style-name="ro2">
          <table:table-cell table:style-name="ce1" office:value-type="float" office:value="85.008939089704" calcext:value-type="float">
            <text:p>85,01</text:p>
          </table:table-cell>
          <table:table-cell table:style-name="ce2" table:formula="of:= IF([.A145] &gt; [.A146]; [.B145] + [.A146]; [.A146])" office:value-type="float" office:value="85.008939089704" calcext:value-type="float">
            <text:p>85,01</text:p>
          </table:table-cell>
          <table:table-cell table:number-columns-repeated="62"/>
        </table:table-row>
        <table:table-row table:style-name="ro2">
          <table:table-cell table:style-name="ce1" office:value-type="float" office:value="50.9268433004333" calcext:value-type="float">
            <text:p>50,93</text:p>
          </table:table-cell>
          <table:table-cell table:style-name="ce2" table:formula="of:= IF([.A146] &gt; [.A147]; [.B146] + [.A147]; [.A147])" office:value-type="float" office:value="135.935782390137" calcext:value-type="float">
            <text:p>135,94</text:p>
          </table:table-cell>
          <table:table-cell table:number-columns-repeated="62"/>
        </table:table-row>
        <table:table-row table:style-name="ro2">
          <table:table-cell table:style-name="ce1" office:value-type="float" office:value="110.425455984389" calcext:value-type="float">
            <text:p>110,43</text:p>
          </table:table-cell>
          <table:table-cell table:style-name="ce2" table:formula="of:= IF([.A147] &gt; [.A148]; [.B147] + [.A148]; [.A148])" office:value-type="float" office:value="110.425455984389" calcext:value-type="float">
            <text:p>110,43</text:p>
          </table:table-cell>
          <table:table-cell table:number-columns-repeated="62"/>
        </table:table-row>
        <table:table-row table:style-name="ro2">
          <table:table-cell table:style-name="ce1" office:value-type="float" office:value="132.105487478326" calcext:value-type="float">
            <text:p>132,11</text:p>
          </table:table-cell>
          <table:table-cell table:style-name="ce2" table:formula="of:= IF([.A148] &gt; [.A149]; [.B148] + [.A149]; [.A149])" office:value-type="float" office:value="132.105487478326" calcext:value-type="float">
            <text:p>132,11</text:p>
          </table:table-cell>
          <table:table-cell table:number-columns-repeated="62"/>
        </table:table-row>
        <table:table-row table:style-name="ro2">
          <table:table-cell table:style-name="ce1" office:value-type="float" office:value="125.541355191336" calcext:value-type="float">
            <text:p>125,54</text:p>
          </table:table-cell>
          <table:table-cell table:style-name="ce2" table:formula="of:= IF([.A149] &gt; [.A150]; [.B149] + [.A150]; [.A150])" office:value-type="float" office:value="257.646842669662" calcext:value-type="float">
            <text:p>257,65</text:p>
          </table:table-cell>
          <table:table-cell table:number-columns-repeated="62"/>
        </table:table-row>
        <table:table-row table:style-name="ro2">
          <table:table-cell table:style-name="ce1" office:value-type="float" office:value="59.6109731136401" calcext:value-type="float">
            <text:p>59,61</text:p>
          </table:table-cell>
          <table:table-cell table:style-name="ce2" table:formula="of:= IF([.A150] &gt; [.A151]; [.B150] + [.A151]; [.A151])" office:value-type="float" office:value="317.257815783302" calcext:value-type="float">
            <text:p>317,26</text:p>
          </table:table-cell>
          <table:table-cell table:number-columns-repeated="62"/>
        </table:table-row>
        <table:table-row table:style-name="ro2">
          <table:table-cell table:style-name="ce1" office:value-type="float" office:value="143.769148494393" calcext:value-type="float">
            <text:p>143,77</text:p>
          </table:table-cell>
          <table:table-cell table:style-name="ce2" table:formula="of:= IF([.A151] &gt; [.A152]; [.B151] + [.A152]; [.A152])" office:value-type="float" office:value="143.769148494393" calcext:value-type="float">
            <text:p>143,77</text:p>
          </table:table-cell>
          <table:table-cell table:number-columns-repeated="62"/>
        </table:table-row>
        <table:table-row table:style-name="ro2">
          <table:table-cell table:style-name="ce1" office:value-type="float" office:value="153.71800955969" calcext:value-type="float">
            <text:p>153,72</text:p>
          </table:table-cell>
          <table:table-cell table:style-name="ce2" table:formula="of:= IF([.A152] &gt; [.A153]; [.B152] + [.A153]; [.A153])" office:value-type="float" office:value="153.71800955969" calcext:value-type="float">
            <text:p>153,72</text:p>
          </table:table-cell>
          <table:table-cell table:number-columns-repeated="62"/>
        </table:table-row>
        <table:table-row table:style-name="ro2">
          <table:table-cell table:style-name="ce1" office:value-type="float" office:value="11.2788667328633" calcext:value-type="float">
            <text:p>11,28</text:p>
          </table:table-cell>
          <table:table-cell table:style-name="ce2" table:formula="of:= IF([.A153] &gt; [.A154]; [.B153] + [.A154]; [.A154])" office:value-type="float" office:value="164.996876292554" calcext:value-type="float">
            <text:p>165,00</text:p>
          </table:table-cell>
          <table:table-cell table:number-columns-repeated="62"/>
        </table:table-row>
        <table:table-row table:style-name="ro2">
          <table:table-cell table:style-name="ce1" office:value-type="float" office:value="67.6888307137052" calcext:value-type="float">
            <text:p>67,69</text:p>
          </table:table-cell>
          <table:table-cell table:style-name="ce2" table:formula="of:= IF([.A154] &gt; [.A155]; [.B154] + [.A155]; [.A155])" office:value-type="float" office:value="67.6888307137052" calcext:value-type="float">
            <text:p>67,69</text:p>
          </table:table-cell>
          <table:table-cell table:number-columns-repeated="62"/>
        </table:table-row>
        <table:table-row table:style-name="ro2">
          <table:table-cell table:style-name="ce1" office:value-type="float" office:value="134.237769431666" calcext:value-type="float">
            <text:p>134,24</text:p>
          </table:table-cell>
          <table:table-cell table:style-name="ce2" table:formula="of:= IF([.A155] &gt; [.A156]; [.B155] + [.A156]; [.A156])" office:value-type="float" office:value="134.237769431666" calcext:value-type="float">
            <text:p>134,24</text:p>
          </table:table-cell>
          <table:table-cell table:number-columns-repeated="62"/>
        </table:table-row>
        <table:table-row table:style-name="ro2">
          <table:table-cell table:style-name="ce1" office:value-type="float" office:value="62.1144068574581" calcext:value-type="float">
            <text:p>62,11</text:p>
          </table:table-cell>
          <table:table-cell table:style-name="ce2" table:formula="of:= IF([.A156] &gt; [.A157]; [.B156] + [.A157]; [.A157])" office:value-type="float" office:value="196.352176289124" calcext:value-type="float">
            <text:p>196,35</text:p>
          </table:table-cell>
          <table:table-cell table:number-columns-repeated="62"/>
        </table:table-row>
        <table:table-row table:style-name="ro2">
          <table:table-cell table:style-name="ce1" office:value-type="float" office:value="105.400633968971" calcext:value-type="float">
            <text:p>105,40</text:p>
          </table:table-cell>
          <table:table-cell table:style-name="ce2" table:formula="of:= IF([.A157] &gt; [.A158]; [.B157] + [.A158]; [.A158])" office:value-type="float" office:value="105.400633968971" calcext:value-type="float">
            <text:p>105,40</text:p>
          </table:table-cell>
          <table:table-cell table:number-columns-repeated="62"/>
        </table:table-row>
        <table:table-row table:style-name="ro2">
          <table:table-cell table:style-name="ce1" office:value-type="float" office:value="22.2169172380485" calcext:value-type="float">
            <text:p>22,22</text:p>
          </table:table-cell>
          <table:table-cell table:style-name="ce2" table:formula="of:= IF([.A158] &gt; [.A159]; [.B158] + [.A159]; [.A159])" office:value-type="float" office:value="127.617551207019" calcext:value-type="float">
            <text:p>127,62</text:p>
          </table:table-cell>
          <table:table-cell table:number-columns-repeated="62"/>
        </table:table-row>
        <table:table-row table:style-name="ro2">
          <table:table-cell table:style-name="ce1" office:value-type="float" office:value="67.3925770284053" calcext:value-type="float">
            <text:p>67,39</text:p>
          </table:table-cell>
          <table:table-cell table:style-name="ce2" table:formula="of:= IF([.A159] &gt; [.A160]; [.B159] + [.A160]; [.A160])" office:value-type="float" office:value="67.3925770284053" calcext:value-type="float">
            <text:p>67,39</text:p>
          </table:table-cell>
          <table:table-cell table:number-columns-repeated="62"/>
        </table:table-row>
        <table:table-row table:style-name="ro2">
          <table:table-cell table:style-name="ce1" office:value-type="float" office:value="31.9664961548106" calcext:value-type="float">
            <text:p>31,97</text:p>
          </table:table-cell>
          <table:table-cell table:style-name="ce2" table:formula="of:= IF([.A160] &gt; [.A161]; [.B160] + [.A161]; [.A161])" office:value-type="float" office:value="99.3590731832159" calcext:value-type="float">
            <text:p>99,36</text:p>
          </table:table-cell>
          <table:table-cell table:number-columns-repeated="62"/>
        </table:table-row>
        <table:table-row table:style-name="ro2">
          <table:table-cell table:style-name="ce1" office:value-type="float" office:value="67.5638485462883" calcext:value-type="float">
            <text:p>67,56</text:p>
          </table:table-cell>
          <table:table-cell table:style-name="ce2" table:formula="of:= IF([.A161] &gt; [.A162]; [.B161] + [.A162]; [.A162])" office:value-type="float" office:value="67.5638485462883" calcext:value-type="float">
            <text:p>67,56</text:p>
          </table:table-cell>
          <table:table-cell table:number-columns-repeated="62"/>
        </table:table-row>
        <table:table-row table:style-name="ro2">
          <table:table-cell table:style-name="ce1" office:value-type="float" office:value="34.9899306953681" calcext:value-type="float">
            <text:p>34,99</text:p>
          </table:table-cell>
          <table:table-cell table:style-name="ce2" table:formula="of:= IF([.A162] &gt; [.A163]; [.B162] + [.A163]; [.A163])" office:value-type="float" office:value="102.553779241656" calcext:value-type="float">
            <text:p>102,55</text:p>
          </table:table-cell>
          <table:table-cell table:number-columns-repeated="62"/>
        </table:table-row>
        <table:table-row table:style-name="ro2">
          <table:table-cell table:style-name="ce1" office:value-type="float" office:value="129.328644364781" calcext:value-type="float">
            <text:p>129,33</text:p>
          </table:table-cell>
          <table:table-cell table:style-name="ce2" table:formula="of:= IF([.A163] &gt; [.A164]; [.B163] + [.A164]; [.A164])" office:value-type="float" office:value="129.328644364781" calcext:value-type="float">
            <text:p>129,33</text:p>
          </table:table-cell>
          <table:table-cell table:number-columns-repeated="62"/>
        </table:table-row>
        <table:table-row table:style-name="ro2">
          <table:table-cell table:style-name="ce1" office:value-type="float" office:value="18.9949632055661" calcext:value-type="float">
            <text:p>18,99</text:p>
          </table:table-cell>
          <table:table-cell table:style-name="ce2" table:formula="of:= IF([.A164] &gt; [.A165]; [.B164] + [.A165]; [.A165])" office:value-type="float" office:value="148.323607570347" calcext:value-type="float">
            <text:p>148,32</text:p>
          </table:table-cell>
          <table:table-cell table:number-columns-repeated="62"/>
        </table:table-row>
        <table:table-row table:style-name="ro2">
          <table:table-cell table:style-name="ce1" office:value-type="float" office:value="34.74096416899" calcext:value-type="float">
            <text:p>34,74</text:p>
          </table:table-cell>
          <table:table-cell table:style-name="ce2" table:formula="of:= IF([.A165] &gt; [.A166]; [.B165] + [.A166]; [.A166])" office:value-type="float" office:value="34.74096416899" calcext:value-type="float">
            <text:p>34,74</text:p>
          </table:table-cell>
          <table:table-cell table:number-columns-repeated="62"/>
        </table:table-row>
        <table:table-row table:style-name="ro2">
          <table:table-cell table:style-name="ce1" office:value-type="float" office:value="42.0511076109408" calcext:value-type="float">
            <text:p>42,05</text:p>
          </table:table-cell>
          <table:table-cell table:style-name="ce2" table:formula="of:= IF([.A166] &gt; [.A167]; [.B166] + [.A167]; [.A167])" office:value-type="float" office:value="42.0511076109408" calcext:value-type="float">
            <text:p>42,05</text:p>
          </table:table-cell>
          <table:table-cell table:number-columns-repeated="62"/>
        </table:table-row>
        <table:table-row table:style-name="ro2">
          <table:table-cell table:style-name="ce1" office:value-type="float" office:value="39.4463944331067" calcext:value-type="float">
            <text:p>39,45</text:p>
          </table:table-cell>
          <table:table-cell table:style-name="ce2" table:formula="of:= IF([.A167] &gt; [.A168]; [.B167] + [.A168]; [.A168])" office:value-type="float" office:value="81.4975020440475" calcext:value-type="float">
            <text:p>81,50</text:p>
          </table:table-cell>
          <table:table-cell table:number-columns-repeated="62"/>
        </table:table-row>
        <table:table-row table:style-name="ro2">
          <table:table-cell table:style-name="ce1" office:value-type="float" office:value="97.4296222733854" calcext:value-type="float">
            <text:p>97,43</text:p>
          </table:table-cell>
          <table:table-cell table:style-name="ce2" table:formula="of:= IF([.A168] &gt; [.A169]; [.B168] + [.A169]; [.A169])" office:value-type="float" office:value="97.4296222733854" calcext:value-type="float">
            <text:p>97,43</text:p>
          </table:table-cell>
          <table:table-cell table:number-columns-repeated="62"/>
        </table:table-row>
        <table:table-row table:style-name="ro2">
          <table:table-cell table:style-name="ce1" office:value-type="float" office:value="142.806434557495" calcext:value-type="float">
            <text:p>142,81</text:p>
          </table:table-cell>
          <table:table-cell table:style-name="ce2" table:formula="of:= IF([.A169] &gt; [.A170]; [.B169] + [.A170]; [.A170])" office:value-type="float" office:value="142.806434557495" calcext:value-type="float">
            <text:p>142,81</text:p>
          </table:table-cell>
          <table:table-cell table:number-columns-repeated="62"/>
        </table:table-row>
        <table:table-row table:style-name="ro2">
          <table:table-cell table:style-name="ce1" office:value-type="float" office:value="36.6542310845081" calcext:value-type="float">
            <text:p>36,65</text:p>
          </table:table-cell>
          <table:table-cell table:style-name="ce2" table:formula="of:= IF([.A170] &gt; [.A171]; [.B170] + [.A171]; [.A171])" office:value-type="float" office:value="179.460665642003" calcext:value-type="float">
            <text:p>179,46</text:p>
          </table:table-cell>
          <table:table-cell table:number-columns-repeated="62"/>
        </table:table-row>
        <table:table-row table:style-name="ro2">
          <table:table-cell table:style-name="ce1" office:value-type="float" office:value="132.579768691353" calcext:value-type="float">
            <text:p>132,58</text:p>
          </table:table-cell>
          <table:table-cell table:style-name="ce2" table:formula="of:= IF([.A171] &gt; [.A172]; [.B171] + [.A172]; [.A172])" office:value-type="float" office:value="132.579768691353" calcext:value-type="float">
            <text:p>132,58</text:p>
          </table:table-cell>
          <table:table-cell table:number-columns-repeated="62"/>
        </table:table-row>
        <table:table-row table:style-name="ro2">
          <table:table-cell table:style-name="ce1" office:value-type="float" office:value="150.265504972725" calcext:value-type="float">
            <text:p>150,27</text:p>
          </table:table-cell>
          <table:table-cell table:style-name="ce2" table:formula="of:= IF([.A172] &gt; [.A173]; [.B172] + [.A173]; [.A173])" office:value-type="float" office:value="150.265504972725" calcext:value-type="float">
            <text:p>150,27</text:p>
          </table:table-cell>
          <table:table-cell table:number-columns-repeated="62"/>
        </table:table-row>
        <table:table-row table:style-name="ro2">
          <table:table-cell table:style-name="ce1" office:value-type="float" office:value="136.383559717598" calcext:value-type="float">
            <text:p>136,38</text:p>
          </table:table-cell>
          <table:table-cell table:style-name="ce2" table:formula="of:= IF([.A173] &gt; [.A174]; [.B173] + [.A174]; [.A174])" office:value-type="float" office:value="286.649064690323" calcext:value-type="float">
            <text:p>286,65</text:p>
          </table:table-cell>
          <table:table-cell table:number-columns-repeated="62"/>
        </table:table-row>
        <table:table-row table:style-name="ro2">
          <table:table-cell table:style-name="ce1" office:value-type="float" office:value="89.9940475087314" calcext:value-type="float">
            <text:p>89,99</text:p>
          </table:table-cell>
          <table:table-cell table:style-name="ce2" table:formula="of:= IF([.A174] &gt; [.A175]; [.B174] + [.A175]; [.A175])" office:value-type="float" office:value="376.643112199054" calcext:value-type="float">
            <text:p>376,64</text:p>
          </table:table-cell>
          <table:table-cell table:number-columns-repeated="62"/>
        </table:table-row>
        <table:table-row table:style-name="ro2">
          <table:table-cell table:style-name="ce1" office:value-type="float" office:value="68.8369627279884" calcext:value-type="float">
            <text:p>68,84</text:p>
          </table:table-cell>
          <table:table-cell table:style-name="ce2" table:formula="of:= IF([.A175] &gt; [.A176]; [.B175] + [.A176]; [.A176])" office:value-type="float" office:value="445.480074927043" calcext:value-type="float">
            <text:p>445,48</text:p>
          </table:table-cell>
          <table:table-cell table:number-columns-repeated="62"/>
        </table:table-row>
        <table:table-row table:style-name="ro2">
          <table:table-cell table:style-name="ce1" office:value-type="float" office:value="50.3984444257497" calcext:value-type="float">
            <text:p>50,40</text:p>
          </table:table-cell>
          <table:table-cell table:style-name="ce2" table:formula="of:= IF([.A176] &gt; [.A177]; [.B176] + [.A177]; [.A177])" office:value-type="float" office:value="495.878519352792" calcext:value-type="float">
            <text:p>495,88</text:p>
          </table:table-cell>
          <table:table-cell table:number-columns-repeated="62"/>
        </table:table-row>
        <table:table-row table:style-name="ro2">
          <table:table-cell table:style-name="ce1" office:value-type="float" office:value="151.695324054101" calcext:value-type="float">
            <text:p>151,70</text:p>
          </table:table-cell>
          <table:table-cell table:style-name="ce2" table:formula="of:= IF([.A177] &gt; [.A178]; [.B177] + [.A178]; [.A178])" office:value-type="float" office:value="151.695324054101" calcext:value-type="float">
            <text:p>151,70</text:p>
          </table:table-cell>
          <table:table-cell table:number-columns-repeated="62"/>
        </table:table-row>
        <table:table-row table:style-name="ro2">
          <table:table-cell table:style-name="ce1" office:value-type="float" office:value="24.960685480556" calcext:value-type="float">
            <text:p>24,96</text:p>
          </table:table-cell>
          <table:table-cell table:style-name="ce2" table:formula="of:= IF([.A178] &gt; [.A179]; [.B178] + [.A179]; [.A179])" office:value-type="float" office:value="176.656009534657" calcext:value-type="float">
            <text:p>176,66</text:p>
          </table:table-cell>
          <table:table-cell table:number-columns-repeated="62"/>
        </table:table-row>
        <table:table-row table:style-name="ro2">
          <table:table-cell table:style-name="ce1" office:value-type="float" office:value="36.3926631903674" calcext:value-type="float">
            <text:p>36,39</text:p>
          </table:table-cell>
          <table:table-cell table:style-name="ce2" table:formula="of:= IF([.A179] &gt; [.A180]; [.B179] + [.A180]; [.A180])" office:value-type="float" office:value="36.3926631903674" calcext:value-type="float">
            <text:p>36,39</text:p>
          </table:table-cell>
          <table:table-cell table:number-columns-repeated="62"/>
        </table:table-row>
        <table:table-row table:style-name="ro2">
          <table:table-cell table:style-name="ce1" office:value-type="float" office:value="46.0287165621248" calcext:value-type="float">
            <text:p>46,03</text:p>
          </table:table-cell>
          <table:table-cell table:style-name="ce2" table:formula="of:= IF([.A180] &gt; [.A181]; [.B180] + [.A181]; [.A181])" office:value-type="float" office:value="46.0287165621248" calcext:value-type="float">
            <text:p>46,03</text:p>
          </table:table-cell>
          <table:table-cell table:number-columns-repeated="62"/>
        </table:table-row>
        <table:table-row table:style-name="ro2">
          <table:table-cell table:style-name="ce1" office:value-type="float" office:value="86.8339789448909" calcext:value-type="float">
            <text:p>86,83</text:p>
          </table:table-cell>
          <table:table-cell table:style-name="ce2" table:formula="of:= IF([.A181] &gt; [.A182]; [.B181] + [.A182]; [.A182])" office:value-type="float" office:value="86.8339789448909" calcext:value-type="float">
            <text:p>86,83</text:p>
          </table:table-cell>
          <table:table-cell table:number-columns-repeated="62"/>
        </table:table-row>
        <table:table-row table:style-name="ro2">
          <table:table-cell table:style-name="ce1" office:value-type="float" office:value="109.280787254115" calcext:value-type="float">
            <text:p>109,28</text:p>
          </table:table-cell>
          <table:table-cell table:style-name="ce2" table:formula="of:= IF([.A182] &gt; [.A183]; [.B182] + [.A183]; [.A183])" office:value-type="float" office:value="109.280787254115" calcext:value-type="float">
            <text:p>109,28</text:p>
          </table:table-cell>
          <table:table-cell table:number-columns-repeated="62"/>
        </table:table-row>
        <table:table-row table:style-name="ro2">
          <table:table-cell table:style-name="ce1" office:value-type="float" office:value="25.8737981292191" calcext:value-type="float">
            <text:p>25,87</text:p>
          </table:table-cell>
          <table:table-cell table:style-name="ce2" table:formula="of:= IF([.A183] &gt; [.A184]; [.B183] + [.A184]; [.A184])" office:value-type="float" office:value="135.154585383334" calcext:value-type="float">
            <text:p>135,15</text:p>
          </table:table-cell>
          <table:table-cell table:number-columns-repeated="62"/>
        </table:table-row>
        <table:table-row table:style-name="ro2">
          <table:table-cell table:style-name="ce1" office:value-type="float" office:value="37.3992646017198" calcext:value-type="float">
            <text:p>37,40</text:p>
          </table:table-cell>
          <table:table-cell table:style-name="ce2" table:formula="of:= IF([.A184] &gt; [.A185]; [.B184] + [.A185]; [.A185])" office:value-type="float" office:value="37.3992646017198" calcext:value-type="float">
            <text:p>37,40</text:p>
          </table:table-cell>
          <table:table-cell table:number-columns-repeated="62"/>
        </table:table-row>
        <table:table-row table:style-name="ro2">
          <table:table-cell table:style-name="ce1" office:value-type="float" office:value="75.3189562304981" calcext:value-type="float">
            <text:p>75,32</text:p>
          </table:table-cell>
          <table:table-cell table:style-name="ce2" table:formula="of:= IF([.A185] &gt; [.A186]; [.B185] + [.A186]; [.A186])" office:value-type="float" office:value="75.3189562304981" calcext:value-type="float">
            <text:p>75,32</text:p>
          </table:table-cell>
          <table:table-cell table:number-columns-repeated="62"/>
        </table:table-row>
        <table:table-row table:style-name="ro2">
          <table:table-cell table:style-name="ce1" office:value-type="float" office:value="120.68123193664" calcext:value-type="float">
            <text:p>120,68</text:p>
          </table:table-cell>
          <table:table-cell table:style-name="ce2" table:formula="of:= IF([.A186] &gt; [.A187]; [.B186] + [.A187]; [.A187])" office:value-type="float" office:value="120.68123193664" calcext:value-type="float">
            <text:p>120,68</text:p>
          </table:table-cell>
          <table:table-cell table:number-columns-repeated="62"/>
        </table:table-row>
        <table:table-row table:style-name="ro2">
          <table:table-cell table:style-name="ce1" office:value-type="float" office:value="37.5241519367363" calcext:value-type="float">
            <text:p>37,52</text:p>
          </table:table-cell>
          <table:table-cell table:style-name="ce2" table:formula="of:= IF([.A187] &gt; [.A188]; [.B187] + [.A188]; [.A188])" office:value-type="float" office:value="158.205383873376" calcext:value-type="float">
            <text:p>158,21</text:p>
          </table:table-cell>
          <table:table-cell table:number-columns-repeated="62"/>
        </table:table-row>
        <table:table-row table:style-name="ro2">
          <table:table-cell table:style-name="ce1" office:value-type="float" office:value="18.2698045858887" calcext:value-type="float">
            <text:p>18,27</text:p>
          </table:table-cell>
          <table:table-cell table:style-name="ce2" table:formula="of:= IF([.A188] &gt; [.A189]; [.B188] + [.A189]; [.A189])" office:value-type="float" office:value="176.475188459265" calcext:value-type="float">
            <text:p>176,48</text:p>
          </table:table-cell>
          <table:table-cell table:number-columns-repeated="62"/>
        </table:table-row>
        <table:table-row table:style-name="ro2">
          <table:table-cell table:style-name="ce1" office:value-type="float" office:value="29.3033812310682" calcext:value-type="float">
            <text:p>29,30</text:p>
          </table:table-cell>
          <table:table-cell table:style-name="ce2" table:formula="of:= IF([.A189] &gt; [.A190]; [.B189] + [.A190]; [.A190])" office:value-type="float" office:value="29.3033812310682" calcext:value-type="float">
            <text:p>29,30</text:p>
          </table:table-cell>
          <table:table-cell table:number-columns-repeated="62"/>
        </table:table-row>
        <table:table-row table:style-name="ro2">
          <table:table-cell table:style-name="ce1" office:value-type="float" office:value="14.9829708232964" calcext:value-type="float">
            <text:p>14,98</text:p>
          </table:table-cell>
          <table:table-cell table:style-name="ce2" table:formula="of:= IF([.A190] &gt; [.A191]; [.B190] + [.A191]; [.A191])" office:value-type="float" office:value="44.2863520543646" calcext:value-type="float">
            <text:p>44,29</text:p>
          </table:table-cell>
          <table:table-cell table:number-columns-repeated="62"/>
        </table:table-row>
        <table:table-row table:style-name="ro2">
          <table:table-cell table:style-name="ce1" office:value-type="float" office:value="50.6375223050976" calcext:value-type="float">
            <text:p>50,64</text:p>
          </table:table-cell>
          <table:table-cell table:style-name="ce2" table:formula="of:= IF([.A191] &gt; [.A192]; [.B191] + [.A192]; [.A192])" office:value-type="float" office:value="50.6375223050976" calcext:value-type="float">
            <text:p>50,64</text:p>
          </table:table-cell>
          <table:table-cell table:number-columns-repeated="62"/>
        </table:table-row>
        <table:table-row table:style-name="ro2">
          <table:table-cell table:style-name="ce1" office:value-type="float" office:value="92.9714895704399" calcext:value-type="float">
            <text:p>92,97</text:p>
          </table:table-cell>
          <table:table-cell table:style-name="ce2" table:formula="of:= IF([.A192] &gt; [.A193]; [.B192] + [.A193]; [.A193])" office:value-type="float" office:value="92.9714895704399" calcext:value-type="float">
            <text:p>92,97</text:p>
          </table:table-cell>
          <table:table-cell table:number-columns-repeated="62"/>
        </table:table-row>
        <table:table-row table:style-name="ro2">
          <table:table-cell table:style-name="ce1" office:value-type="float" office:value="32.1796882563172" calcext:value-type="float">
            <text:p>32,18</text:p>
          </table:table-cell>
          <table:table-cell table:style-name="ce2" table:formula="of:= IF([.A193] &gt; [.A194]; [.B193] + [.A194]; [.A194])" office:value-type="float" office:value="125.151177826757" calcext:value-type="float">
            <text:p>125,15</text:p>
          </table:table-cell>
          <table:table-cell table:number-columns-repeated="62"/>
        </table:table-row>
        <table:table-row table:style-name="ro2">
          <table:table-cell table:style-name="ce1" office:value-type="float" office:value="86.1674460616276" calcext:value-type="float">
            <text:p>86,17</text:p>
          </table:table-cell>
          <table:table-cell table:style-name="ce2" table:formula="of:= IF([.A194] &gt; [.A195]; [.B194] + [.A195]; [.A195])" office:value-type="float" office:value="86.1674460616276" calcext:value-type="float">
            <text:p>86,17</text:p>
          </table:table-cell>
          <table:table-cell table:number-columns-repeated="62"/>
        </table:table-row>
        <table:table-row table:style-name="ro2">
          <table:table-cell table:style-name="ce1" office:value-type="float" office:value="11.4716390278809" calcext:value-type="float">
            <text:p>11,47</text:p>
          </table:table-cell>
          <table:table-cell table:style-name="ce2" table:formula="of:= IF([.A195] &gt; [.A196]; [.B195] + [.A196]; [.A196])" office:value-type="float" office:value="97.6390850895085" calcext:value-type="float">
            <text:p>97,64</text:p>
          </table:table-cell>
          <table:table-cell table:number-columns-repeated="62"/>
        </table:table-row>
        <table:table-row table:style-name="ro2">
          <table:table-cell table:style-name="ce1" office:value-type="float" office:value="71.0451004314739" calcext:value-type="float">
            <text:p>71,05</text:p>
          </table:table-cell>
          <table:table-cell table:style-name="ce2" table:formula="of:= IF([.A196] &gt; [.A197]; [.B196] + [.A197]; [.A197])" office:value-type="float" office:value="71.0451004314739" calcext:value-type="float">
            <text:p>71,05</text:p>
          </table:table-cell>
          <table:table-cell table:number-columns-repeated="62"/>
        </table:table-row>
        <table:table-row table:style-name="ro2">
          <table:table-cell table:style-name="ce1" office:value-type="float" office:value="36.2400430144642" calcext:value-type="float">
            <text:p>36,24</text:p>
          </table:table-cell>
          <table:table-cell table:style-name="ce2" table:formula="of:= IF([.A197] &gt; [.A198]; [.B197] + [.A198]; [.A198])" office:value-type="float" office:value="107.285143445938" calcext:value-type="float">
            <text:p>107,29</text:p>
          </table:table-cell>
          <table:table-cell table:number-columns-repeated="62"/>
        </table:table-row>
        <table:table-row table:style-name="ro2">
          <table:table-cell table:style-name="ce1" office:value-type="float" office:value="23.5789136514257" calcext:value-type="float">
            <text:p>23,58</text:p>
          </table:table-cell>
          <table:table-cell table:style-name="ce2" table:formula="of:= IF([.A198] &gt; [.A199]; [.B198] + [.A199]; [.A199])" office:value-type="float" office:value="130.864057097364" calcext:value-type="float">
            <text:p>130,86</text:p>
          </table:table-cell>
          <table:table-cell table:number-columns-repeated="62"/>
        </table:table-row>
        <table:table-row table:style-name="ro2">
          <table:table-cell table:style-name="ce1" office:value-type="float" office:value="137.884802382875" calcext:value-type="float">
            <text:p>137,88</text:p>
          </table:table-cell>
          <table:table-cell table:style-name="ce2" table:formula="of:= IF([.A199] &gt; [.A200]; [.B199] + [.A200]; [.A200])" office:value-type="float" office:value="137.884802382875" calcext:value-type="float">
            <text:p>137,88</text:p>
          </table:table-cell>
          <table:table-cell table:number-columns-repeated="62"/>
        </table:table-row>
        <table:table-row table:style-name="ro2">
          <table:table-cell table:style-name="ce1" office:value-type="float" office:value="107.924567898302" calcext:value-type="float">
            <text:p>107,92</text:p>
          </table:table-cell>
          <table:table-cell table:style-name="ce2" table:formula="of:= IF([.A200] &gt; [.A201]; [.B200] + [.A201]; [.A201])" office:value-type="float" office:value="245.809370281177" calcext:value-type="float">
            <text:p>245,81</text:p>
          </table:table-cell>
          <table:table-cell table:number-columns-repeated="62"/>
        </table:table-row>
        <table:table-row table:style-name="ro2">
          <table:table-cell table:style-name="ce1" office:value-type="float" office:value="74.1534640174092" calcext:value-type="float">
            <text:p>74,15</text:p>
          </table:table-cell>
          <table:table-cell table:style-name="ce2" table:formula="of:= IF([.A201] &gt; [.A202]; [.B201] + [.A202]; [.A202])" office:value-type="float" office:value="319.962834298586" calcext:value-type="float">
            <text:p>319,96</text:p>
          </table:table-cell>
          <table:table-cell table:number-columns-repeated="62"/>
        </table:table-row>
        <table:table-row table:style-name="ro2">
          <table:table-cell table:style-name="ce1" office:value-type="float" office:value="102.642574157069" calcext:value-type="float">
            <text:p>102,64</text:p>
          </table:table-cell>
          <table:table-cell table:style-name="ce2" table:formula="of:= IF([.A202] &gt; [.A203]; [.B202] + [.A203]; [.A203])" office:value-type="float" office:value="102.642574157069" calcext:value-type="float">
            <text:p>102,64</text:p>
          </table:table-cell>
          <table:table-cell table:number-columns-repeated="62"/>
        </table:table-row>
        <table:table-row table:style-name="ro2">
          <table:table-cell table:style-name="ce1" office:value-type="float" office:value="141.460817131879" calcext:value-type="float">
            <text:p>141,46</text:p>
          </table:table-cell>
          <table:table-cell table:style-name="ce2" table:formula="of:= IF([.A203] &gt; [.A204]; [.B203] + [.A204]; [.A204])" office:value-type="float" office:value="141.460817131879" calcext:value-type="float">
            <text:p>141,46</text:p>
          </table:table-cell>
          <table:table-cell table:number-columns-repeated="62"/>
        </table:table-row>
        <table:table-row table:style-name="ro2">
          <table:table-cell table:style-name="ce1" office:value-type="float" office:value="83.2674676445617" calcext:value-type="float">
            <text:p>83,27</text:p>
          </table:table-cell>
          <table:table-cell table:style-name="ce2" table:formula="of:= IF([.A204] &gt; [.A205]; [.B204] + [.A205]; [.A205])" office:value-type="float" office:value="224.728284776441" calcext:value-type="float">
            <text:p>224,73</text:p>
          </table:table-cell>
          <table:table-cell table:number-columns-repeated="62"/>
        </table:table-row>
        <table:table-row table:style-name="ro2">
          <table:table-cell table:style-name="ce1" office:value-type="float" office:value="113.763400266421" calcext:value-type="float">
            <text:p>113,76</text:p>
          </table:table-cell>
          <table:table-cell table:style-name="ce2" table:formula="of:= IF([.A205] &gt; [.A206]; [.B205] + [.A206]; [.A206])" office:value-type="float" office:value="113.763400266421" calcext:value-type="float">
            <text:p>113,76</text:p>
          </table:table-cell>
          <table:table-cell table:number-columns-repeated="62"/>
        </table:table-row>
        <table:table-row table:style-name="ro2">
          <table:table-cell table:style-name="ce1" office:value-type="float" office:value="68.8183039005187" calcext:value-type="float">
            <text:p>68,82</text:p>
          </table:table-cell>
          <table:table-cell table:style-name="ce2" table:formula="of:= IF([.A206] &gt; [.A207]; [.B206] + [.A207]; [.A207])" office:value-type="float" office:value="182.58170416694" calcext:value-type="float">
            <text:p>182,58</text:p>
          </table:table-cell>
          <table:table-cell table:number-columns-repeated="62"/>
        </table:table-row>
        <table:table-row table:style-name="ro2">
          <table:table-cell table:style-name="ce1" office:value-type="float" office:value="64.6167906104972" calcext:value-type="float">
            <text:p>64,62</text:p>
          </table:table-cell>
          <table:table-cell table:style-name="ce2" table:formula="of:= IF([.A207] &gt; [.A208]; [.B207] + [.A208]; [.A208])" office:value-type="float" office:value="247.198494777437" calcext:value-type="float">
            <text:p>247,20</text:p>
          </table:table-cell>
          <table:table-cell table:number-columns-repeated="62"/>
        </table:table-row>
        <table:table-row table:style-name="ro2">
          <table:table-cell table:style-name="ce1" office:value-type="float" office:value="33.2358078524926" calcext:value-type="float">
            <text:p>33,24</text:p>
          </table:table-cell>
          <table:table-cell table:style-name="ce2" table:formula="of:= IF([.A208] &gt; [.A209]; [.B208] + [.A209]; [.A209])" office:value-type="float" office:value="280.43430262993" calcext:value-type="float">
            <text:p>280,43</text:p>
          </table:table-cell>
          <table:table-cell table:number-columns-repeated="62"/>
        </table:table-row>
        <table:table-row table:style-name="ro2">
          <table:table-cell table:style-name="ce1" office:value-type="float" office:value="17.562934224762" calcext:value-type="float">
            <text:p>17,56</text:p>
          </table:table-cell>
          <table:table-cell table:style-name="ce2" table:formula="of:= IF([.A209] &gt; [.A210]; [.B209] + [.A210]; [.A210])" office:value-type="float" office:value="297.997236854692" calcext:value-type="float">
            <text:p>298,00</text:p>
          </table:table-cell>
          <table:table-cell table:number-columns-repeated="62"/>
        </table:table-row>
        <table:table-row table:style-name="ro2">
          <table:table-cell table:style-name="ce1" office:value-type="float" office:value="144.797132129354" calcext:value-type="float">
            <text:p>144,80</text:p>
          </table:table-cell>
          <table:table-cell table:style-name="ce2" table:formula="of:= IF([.A210] &gt; [.A211]; [.B210] + [.A211]; [.A211])" office:value-type="float" office:value="144.797132129354" calcext:value-type="float">
            <text:p>144,80</text:p>
          </table:table-cell>
          <table:table-cell table:number-columns-repeated="62"/>
        </table:table-row>
        <table:table-row table:style-name="ro2">
          <table:table-cell table:style-name="ce1" office:value-type="float" office:value="147.657445617809" calcext:value-type="float">
            <text:p>147,66</text:p>
          </table:table-cell>
          <table:table-cell table:style-name="ce2" table:formula="of:= IF([.A211] &gt; [.A212]; [.B211] + [.A212]; [.A212])" office:value-type="float" office:value="147.657445617809" calcext:value-type="float">
            <text:p>147,66</text:p>
          </table:table-cell>
          <table:table-cell table:number-columns-repeated="62"/>
        </table:table-row>
        <table:table-row table:style-name="ro2">
          <table:table-cell table:style-name="ce1" office:value-type="float" office:value="84.4939222407692" calcext:value-type="float">
            <text:p>84,49</text:p>
          </table:table-cell>
          <table:table-cell table:style-name="ce2" table:formula="of:= IF([.A212] &gt; [.A213]; [.B212] + [.A213]; [.A213])" office:value-type="float" office:value="232.151367858578" calcext:value-type="float">
            <text:p>232,15</text:p>
          </table:table-cell>
          <table:table-cell table:number-columns-repeated="62"/>
        </table:table-row>
        <table:table-row table:style-name="ro2">
          <table:table-cell table:style-name="ce1" office:value-type="float" office:value="68.4378182666933" calcext:value-type="float">
            <text:p>68,44</text:p>
          </table:table-cell>
          <table:table-cell table:style-name="ce2" table:formula="of:= IF([.A213] &gt; [.A214]; [.B213] + [.A214]; [.A214])" office:value-type="float" office:value="300.589186125271" calcext:value-type="float">
            <text:p>300,59</text:p>
          </table:table-cell>
          <table:table-cell table:number-columns-repeated="62"/>
        </table:table-row>
        <table:table-row table:style-name="ro2">
          <table:table-cell table:style-name="ce1" office:value-type="float" office:value="104.00640506829" calcext:value-type="float">
            <text:p>104,01</text:p>
          </table:table-cell>
          <table:table-cell table:style-name="ce2" table:formula="of:= IF([.A214] &gt; [.A215]; [.B214] + [.A215]; [.A215])" office:value-type="float" office:value="104.00640506829" calcext:value-type="float">
            <text:p>104,01</text:p>
          </table:table-cell>
          <table:table-cell table:number-columns-repeated="62"/>
        </table:table-row>
        <table:table-row table:style-name="ro2">
          <table:table-cell table:style-name="ce1" office:value-type="float" office:value="118.571502292347" calcext:value-type="float">
            <text:p>118,57</text:p>
          </table:table-cell>
          <table:table-cell table:style-name="ce2" table:formula="of:= IF([.A215] &gt; [.A216]; [.B215] + [.A216]; [.A216])" office:value-type="float" office:value="118.571502292347" calcext:value-type="float">
            <text:p>118,57</text:p>
          </table:table-cell>
          <table:table-cell table:number-columns-repeated="62"/>
        </table:table-row>
        <table:table-row table:style-name="ro2">
          <table:table-cell table:style-name="ce1" office:value-type="float" office:value="12.9243169516228" calcext:value-type="float">
            <text:p>12,92</text:p>
          </table:table-cell>
          <table:table-cell table:style-name="ce2" table:formula="of:= IF([.A216] &gt; [.A217]; [.B216] + [.A217]; [.A217])" office:value-type="float" office:value="131.49581924397" calcext:value-type="float">
            <text:p>131,50</text:p>
          </table:table-cell>
          <table:table-cell table:number-columns-repeated="62"/>
        </table:table-row>
        <table:table-row table:style-name="ro2">
          <table:table-cell table:style-name="ce1" office:value-type="float" office:value="72.0962919787917" calcext:value-type="float">
            <text:p>72,10</text:p>
          </table:table-cell>
          <table:table-cell table:style-name="ce2" table:formula="of:= IF([.A217] &gt; [.A218]; [.B217] + [.A218]; [.A218])" office:value-type="float" office:value="72.0962919787917" calcext:value-type="float">
            <text:p>72,10</text:p>
          </table:table-cell>
          <table:table-cell table:number-columns-repeated="62"/>
        </table:table-row>
        <table:table-row table:style-name="ro2">
          <table:table-cell table:style-name="ce1" office:value-type="float" office:value="28.205662697116" calcext:value-type="float">
            <text:p>28,21</text:p>
          </table:table-cell>
          <table:table-cell table:style-name="ce2" table:formula="of:= IF([.A218] &gt; [.A219]; [.B218] + [.A219]; [.A219])" office:value-type="float" office:value="100.301954675908" calcext:value-type="float">
            <text:p>100,30</text:p>
          </table:table-cell>
          <table:table-cell table:number-columns-repeated="62"/>
        </table:table-row>
        <table:table-row table:style-name="ro2">
          <table:table-cell table:style-name="ce1" office:value-type="float" office:value="20.6463321250215" calcext:value-type="float">
            <text:p>20,65</text:p>
          </table:table-cell>
          <table:table-cell table:style-name="ce2" table:formula="of:= IF([.A219] &gt; [.A220]; [.B219] + [.A220]; [.A220])" office:value-type="float" office:value="120.948286800929" calcext:value-type="float">
            <text:p>120,95</text:p>
          </table:table-cell>
          <table:table-cell table:number-columns-repeated="62"/>
        </table:table-row>
        <table:table-row table:style-name="ro2">
          <table:table-cell table:style-name="ce1" office:value-type="float" office:value="115.630675995154" calcext:value-type="float">
            <text:p>115,63</text:p>
          </table:table-cell>
          <table:table-cell table:style-name="ce2" table:formula="of:= IF([.A220] &gt; [.A221]; [.B220] + [.A221]; [.A221])" office:value-type="float" office:value="115.630675995154" calcext:value-type="float">
            <text:p>115,63</text:p>
          </table:table-cell>
          <table:table-cell table:number-columns-repeated="62"/>
        </table:table-row>
        <table:table-row table:style-name="ro2">
          <table:table-cell table:style-name="ce1" office:value-type="float" office:value="74.9700983361829" calcext:value-type="float">
            <text:p>74,97</text:p>
          </table:table-cell>
          <table:table-cell table:style-name="ce2" table:formula="of:= IF([.A221] &gt; [.A222]; [.B221] + [.A222]; [.A222])" office:value-type="float" office:value="190.600774331336" calcext:value-type="float">
            <text:p>190,60</text:p>
          </table:table-cell>
          <table:table-cell table:number-columns-repeated="62"/>
        </table:table-row>
        <table:table-row table:style-name="ro2">
          <table:table-cell table:style-name="ce1" office:value-type="float" office:value="35.5819191233062" calcext:value-type="float">
            <text:p>35,58</text:p>
          </table:table-cell>
          <table:table-cell table:style-name="ce2" table:formula="of:= IF([.A222] &gt; [.A223]; [.B222] + [.A223]; [.A223])" office:value-type="float" office:value="226.182693454643" calcext:value-type="float">
            <text:p>226,18</text:p>
          </table:table-cell>
          <table:table-cell table:number-columns-repeated="62"/>
        </table:table-row>
        <table:table-row table:style-name="ro2">
          <table:table-cell table:style-name="ce1" office:value-type="float" office:value="38.6885055479559" calcext:value-type="float">
            <text:p>38,69</text:p>
          </table:table-cell>
          <table:table-cell table:style-name="ce2" table:formula="of:= IF([.A223] &gt; [.A224]; [.B223] + [.A224]; [.A224])" office:value-type="float" office:value="38.6885055479559" calcext:value-type="float">
            <text:p>38,69</text:p>
          </table:table-cell>
          <table:table-cell table:number-columns-repeated="62"/>
        </table:table-row>
        <table:table-row table:style-name="ro2">
          <table:table-cell table:style-name="ce1" office:value-type="float" office:value="96.3547302419666" calcext:value-type="float">
            <text:p>96,35</text:p>
          </table:table-cell>
          <table:table-cell table:style-name="ce2" table:formula="of:= IF([.A224] &gt; [.A225]; [.B224] + [.A225]; [.A225])" office:value-type="float" office:value="96.3547302419666" calcext:value-type="float">
            <text:p>96,35</text:p>
          </table:table-cell>
          <table:table-cell table:number-columns-repeated="62"/>
        </table:table-row>
        <table:table-row table:style-name="ro2">
          <table:table-cell table:style-name="ce1" office:value-type="float" office:value="120.575455102788" calcext:value-type="float">
            <text:p>120,58</text:p>
          </table:table-cell>
          <table:table-cell table:style-name="ce2" table:formula="of:= IF([.A225] &gt; [.A226]; [.B225] + [.A226]; [.A226])" office:value-type="float" office:value="120.575455102788" calcext:value-type="float">
            <text:p>120,58</text:p>
          </table:table-cell>
          <table:table-cell table:number-columns-repeated="62"/>
        </table:table-row>
        <table:table-row table:style-name="ro2">
          <table:table-cell table:style-name="ce1" office:value-type="float" office:value="142.471729735223" calcext:value-type="float">
            <text:p>142,47</text:p>
          </table:table-cell>
          <table:table-cell table:style-name="ce2" table:formula="of:= IF([.A226] &gt; [.A227]; [.B226] + [.A227]; [.A227])" office:value-type="float" office:value="142.471729735223" calcext:value-type="float">
            <text:p>142,47</text:p>
          </table:table-cell>
          <table:table-cell table:number-columns-repeated="62"/>
        </table:table-row>
        <table:table-row table:style-name="ro2">
          <table:table-cell table:style-name="ce1" office:value-type="float" office:value="107.438504847286" calcext:value-type="float">
            <text:p>107,44</text:p>
          </table:table-cell>
          <table:table-cell table:style-name="ce2" table:formula="of:= IF([.A227] &gt; [.A228]; [.B227] + [.A228]; [.A228])" office:value-type="float" office:value="249.910234582508" calcext:value-type="float">
            <text:p>249,91</text:p>
          </table:table-cell>
          <table:table-cell table:number-columns-repeated="62"/>
        </table:table-row>
        <table:table-row table:style-name="ro2">
          <table:table-cell table:style-name="ce1" office:value-type="float" office:value="76.2403400170763" calcext:value-type="float">
            <text:p>76,24</text:p>
          </table:table-cell>
          <table:table-cell table:style-name="ce2" table:formula="of:= IF([.A228] &gt; [.A229]; [.B228] + [.A229]; [.A229])" office:value-type="float" office:value="326.150574599585" calcext:value-type="float">
            <text:p>326,15</text:p>
          </table:table-cell>
          <table:table-cell table:number-columns-repeated="62"/>
        </table:table-row>
        <table:table-row table:style-name="ro2">
          <table:table-cell table:style-name="ce1" office:value-type="float" office:value="51.2107257971391" calcext:value-type="float">
            <text:p>51,21</text:p>
          </table:table-cell>
          <table:table-cell table:style-name="ce2" table:formula="of:= IF([.A229] &gt; [.A230]; [.B229] + [.A230]; [.A230])" office:value-type="float" office:value="377.361300396724" calcext:value-type="float">
            <text:p>377,36</text:p>
          </table:table-cell>
          <table:table-cell table:number-columns-repeated="62"/>
        </table:table-row>
        <table:table-row table:style-name="ro2">
          <table:table-cell table:style-name="ce1" office:value-type="float" office:value="65.7793665018183" calcext:value-type="float">
            <text:p>65,78</text:p>
          </table:table-cell>
          <table:table-cell table:style-name="ce2" table:formula="of:= IF([.A230] &gt; [.A231]; [.B230] + [.A231]; [.A231])" office:value-type="float" office:value="65.7793665018183" calcext:value-type="float">
            <text:p>65,78</text:p>
          </table:table-cell>
          <table:table-cell table:number-columns-repeated="62"/>
        </table:table-row>
        <table:table-row table:style-name="ro2">
          <table:table-cell table:style-name="ce1" office:value-type="float" office:value="122.830523964013" calcext:value-type="float">
            <text:p>122,83</text:p>
          </table:table-cell>
          <table:table-cell table:style-name="ce2" table:formula="of:= IF([.A231] &gt; [.A232]; [.B231] + [.A232]; [.A232])" office:value-type="float" office:value="122.830523964013" calcext:value-type="float">
            <text:p>122,83</text:p>
          </table:table-cell>
          <table:table-cell table:number-columns-repeated="62"/>
        </table:table-row>
        <table:table-row table:style-name="ro2">
          <table:table-cell table:style-name="ce1" office:value-type="float" office:value="33.3748568392139" calcext:value-type="float">
            <text:p>33,37</text:p>
          </table:table-cell>
          <table:table-cell table:style-name="ce2" table:formula="of:= IF([.A232] &gt; [.A233]; [.B232] + [.A233]; [.A233])" office:value-type="float" office:value="156.205380803227" calcext:value-type="float">
            <text:p>156,21</text:p>
          </table:table-cell>
          <table:table-cell table:number-columns-repeated="62"/>
        </table:table-row>
        <table:table-row table:style-name="ro2">
          <table:table-cell table:style-name="ce1" office:value-type="float" office:value="26.4726775610856" calcext:value-type="float">
            <text:p>26,47</text:p>
          </table:table-cell>
          <table:table-cell table:style-name="ce2" table:formula="of:= IF([.A233] &gt; [.A234]; [.B233] + [.A234]; [.A234])" office:value-type="float" office:value="182.678058364312" calcext:value-type="float">
            <text:p>182,68</text:p>
          </table:table-cell>
          <table:table-cell table:number-columns-repeated="62"/>
        </table:table-row>
        <table:table-row table:style-name="ro2">
          <table:table-cell table:style-name="ce1" office:value-type="float" office:value="141.925088449511" calcext:value-type="float">
            <text:p>141,93</text:p>
          </table:table-cell>
          <table:table-cell table:style-name="ce2" table:formula="of:= IF([.A234] &gt; [.A235]; [.B234] + [.A235]; [.A235])" office:value-type="float" office:value="141.925088449511" calcext:value-type="float">
            <text:p>141,93</text:p>
          </table:table-cell>
          <table:table-cell table:number-columns-repeated="62"/>
        </table:table-row>
        <table:table-row table:style-name="ro2">
          <table:table-cell table:style-name="ce1" office:value-type="float" office:value="90.2662814020451" calcext:value-type="float">
            <text:p>90,27</text:p>
          </table:table-cell>
          <table:table-cell table:style-name="ce2" table:formula="of:= IF([.A235] &gt; [.A236]; [.B235] + [.A236]; [.A236])" office:value-type="float" office:value="232.191369851556" calcext:value-type="float">
            <text:p>232,19</text:p>
          </table:table-cell>
          <table:table-cell table:number-columns-repeated="62"/>
        </table:table-row>
        <table:table-row table:style-name="ro2">
          <table:table-cell table:style-name="ce1" office:value-type="float" office:value="50.0735496162987" calcext:value-type="float">
            <text:p>50,07</text:p>
          </table:table-cell>
          <table:table-cell table:style-name="ce2" table:formula="of:= IF([.A236] &gt; [.A237]; [.B236] + [.A237]; [.A237])" office:value-type="float" office:value="282.264919467855" calcext:value-type="float">
            <text:p>282,26</text:p>
          </table:table-cell>
          <table:table-cell table:number-columns-repeated="62"/>
        </table:table-row>
        <table:table-row table:style-name="ro2">
          <table:table-cell table:style-name="ce1" office:value-type="float" office:value="107.141242630457" calcext:value-type="float">
            <text:p>107,14</text:p>
          </table:table-cell>
          <table:table-cell table:style-name="ce2" table:formula="of:= IF([.A237] &gt; [.A238]; [.B237] + [.A238]; [.A238])" office:value-type="float" office:value="107.141242630457" calcext:value-type="float">
            <text:p>107,14</text:p>
          </table:table-cell>
          <table:table-cell table:number-columns-repeated="62"/>
        </table:table-row>
        <table:table-row table:style-name="ro2">
          <table:table-cell table:style-name="ce1" office:value-type="float" office:value="11.7227009846491" calcext:value-type="float">
            <text:p>11,72</text:p>
          </table:table-cell>
          <table:table-cell table:style-name="ce2" table:formula="of:= IF([.A238] &gt; [.A239]; [.B238] + [.A239]; [.A239])" office:value-type="float" office:value="118.863943615106" calcext:value-type="float">
            <text:p>118,86</text:p>
          </table:table-cell>
          <table:table-cell table:number-columns-repeated="62"/>
        </table:table-row>
        <table:table-row table:style-name="ro2">
          <table:table-cell table:style-name="ce1" office:value-type="float" office:value="135.57428363469" calcext:value-type="float">
            <text:p>135,57</text:p>
          </table:table-cell>
          <table:table-cell table:style-name="ce2" table:formula="of:= IF([.A239] &gt; [.A240]; [.B239] + [.A240]; [.A240])" office:value-type="float" office:value="135.57428363469" calcext:value-type="float">
            <text:p>135,57</text:p>
          </table:table-cell>
          <table:table-cell table:number-columns-repeated="62"/>
        </table:table-row>
        <table:table-row table:style-name="ro2">
          <table:table-cell table:style-name="ce1" office:value-type="float" office:value="117.582208297698" calcext:value-type="float">
            <text:p>117,58</text:p>
          </table:table-cell>
          <table:table-cell table:style-name="ce2" table:formula="of:= IF([.A240] &gt; [.A241]; [.B240] + [.A241]; [.A241])" office:value-type="float" office:value="253.156491932388" calcext:value-type="float">
            <text:p>253,16</text:p>
          </table:table-cell>
          <table:table-cell table:number-columns-repeated="62"/>
        </table:table-row>
        <table:table-row table:style-name="ro2">
          <table:table-cell table:style-name="ce1" office:value-type="float" office:value="51.4739127939598" calcext:value-type="float">
            <text:p>51,47</text:p>
          </table:table-cell>
          <table:table-cell table:style-name="ce2" table:formula="of:= IF([.A241] &gt; [.A242]; [.B241] + [.A242]; [.A242])" office:value-type="float" office:value="304.630404726348" calcext:value-type="float">
            <text:p>304,63</text:p>
          </table:table-cell>
          <table:table-cell table:number-columns-repeated="62"/>
        </table:table-row>
        <table:table-row table:style-name="ro2">
          <table:table-cell table:style-name="ce1" office:value-type="float" office:value="143.380022046071" calcext:value-type="float">
            <text:p>143,38</text:p>
          </table:table-cell>
          <table:table-cell table:style-name="ce2" table:formula="of:= IF([.A242] &gt; [.A243]; [.B242] + [.A243]; [.A243])" office:value-type="float" office:value="143.380022046071" calcext:value-type="float">
            <text:p>143,38</text:p>
          </table:table-cell>
          <table:table-cell table:number-columns-repeated="62"/>
        </table:table-row>
        <table:table-row table:style-name="ro2">
          <table:table-cell table:style-name="ce1" office:value-type="float" office:value="35.1206922166789" calcext:value-type="float">
            <text:p>35,12</text:p>
          </table:table-cell>
          <table:table-cell table:style-name="ce2" table:formula="of:= IF([.A243] &gt; [.A244]; [.B243] + [.A244]; [.A244])" office:value-type="float" office:value="178.50071426275" calcext:value-type="float">
            <text:p>178,50</text:p>
          </table:table-cell>
          <table:table-cell table:number-columns-repeated="62"/>
        </table:table-row>
        <table:table-row table:style-name="ro2">
          <table:table-cell table:style-name="ce1" office:value-type="float" office:value="104.888274898971" calcext:value-type="float">
            <text:p>104,89</text:p>
          </table:table-cell>
          <table:table-cell table:style-name="ce2" table:formula="of:= IF([.A244] &gt; [.A245]; [.B244] + [.A245]; [.A245])" office:value-type="float" office:value="104.888274898971" calcext:value-type="float">
            <text:p>104,89</text:p>
          </table:table-cell>
          <table:table-cell table:number-columns-repeated="62"/>
        </table:table-row>
        <table:table-row table:style-name="ro2">
          <table:table-cell table:style-name="ce1" office:value-type="float" office:value="129.715422470027" calcext:value-type="float">
            <text:p>129,72</text:p>
          </table:table-cell>
          <table:table-cell table:style-name="ce2" table:formula="of:= IF([.A245] &gt; [.A246]; [.B245] + [.A246]; [.A246])" office:value-type="float" office:value="129.715422470027" calcext:value-type="float">
            <text:p>129,72</text:p>
          </table:table-cell>
          <table:table-cell table:number-columns-repeated="62"/>
        </table:table-row>
        <table:table-row table:style-name="ro2">
          <table:table-cell table:style-name="ce1" office:value-type="float" office:value="27.0878275904775" calcext:value-type="float">
            <text:p>27,09</text:p>
          </table:table-cell>
          <table:table-cell table:style-name="ce2" table:formula="of:= IF([.A246] &gt; [.A247]; [.B246] + [.A247]; [.A247])" office:value-type="float" office:value="156.803250060504" calcext:value-type="float">
            <text:p>156,80</text:p>
          </table:table-cell>
          <table:table-cell table:number-columns-repeated="62"/>
        </table:table-row>
        <table:table-row table:style-name="ro2">
          <table:table-cell table:style-name="ce1" office:value-type="float" office:value="96.8301906577363" calcext:value-type="float">
            <text:p>96,83</text:p>
          </table:table-cell>
          <table:table-cell table:style-name="ce2" table:formula="of:= IF([.A247] &gt; [.A248]; [.B247] + [.A248]; [.A248])" office:value-type="float" office:value="96.8301906577363" calcext:value-type="float">
            <text:p>96,83</text:p>
          </table:table-cell>
          <table:table-cell table:number-columns-repeated="62"/>
        </table:table-row>
        <table:table-row table:style-name="ro2">
          <table:table-cell table:style-name="ce1" office:value-type="float" office:value="119.046052351511" calcext:value-type="float">
            <text:p>119,05</text:p>
          </table:table-cell>
          <table:table-cell table:style-name="ce2" table:formula="of:= IF([.A248] &gt; [.A249]; [.B248] + [.A249]; [.A249])" office:value-type="float" office:value="119.046052351511" calcext:value-type="float">
            <text:p>119,05</text:p>
          </table:table-cell>
          <table:table-cell table:number-columns-repeated="62"/>
        </table:table-row>
        <table:table-row table:style-name="ro2">
          <table:table-cell table:style-name="ce1" office:value-type="float" office:value="133.759612845323" calcext:value-type="float">
            <text:p>133,76</text:p>
          </table:table-cell>
          <table:table-cell table:style-name="ce2" table:formula="of:= IF([.A249] &gt; [.A250]; [.B249] + [.A250]; [.A250])" office:value-type="float" office:value="133.759612845323" calcext:value-type="float">
            <text:p>133,76</text:p>
          </table:table-cell>
          <table:table-cell table:number-columns-repeated="62"/>
        </table:table-row>
        <table:table-row table:style-name="ro2">
          <table:table-cell table:style-name="ce1" office:value-type="float" office:value="63.1200077050582" calcext:value-type="float">
            <text:p>63,12</text:p>
          </table:table-cell>
          <table:table-cell table:style-name="ce2" table:formula="of:= IF([.A250] &gt; [.A251]; [.B250] + [.A251]; [.A251])" office:value-type="float" office:value="196.879620550381" calcext:value-type="float">
            <text:p>196,88</text:p>
          </table:table-cell>
          <table:table-cell table:number-columns-repeated="62"/>
        </table:table-row>
        <table:table-row table:style-name="ro2">
          <table:table-cell table:style-name="ce1" office:value-type="float" office:value="81.115123106149" calcext:value-type="float">
            <text:p>81,12</text:p>
          </table:table-cell>
          <table:table-cell table:style-name="ce2" table:formula="of:= IF([.A251] &gt; [.A252]; [.B251] + [.A252]; [.A252])" office:value-type="float" office:value="81.115123106149" calcext:value-type="float">
            <text:p>81,12</text:p>
          </table:table-cell>
          <table:table-cell table:number-columns-repeated="62"/>
        </table:table-row>
        <table:table-row table:style-name="ro2">
          <table:table-cell table:style-name="ce1" office:value-type="float" office:value="58.0861636685074" calcext:value-type="float">
            <text:p>58,09</text:p>
          </table:table-cell>
          <table:table-cell table:style-name="ce2" table:formula="of:= IF([.A252] &gt; [.A253]; [.B252] + [.A253]; [.A253])" office:value-type="float" office:value="139.201286774656" calcext:value-type="float">
            <text:p>139,20</text:p>
          </table:table-cell>
          <table:table-cell table:number-columns-repeated="62"/>
        </table:table-row>
        <table:table-row table:style-name="ro2">
          <table:table-cell table:style-name="ce1" office:value-type="float" office:value="98.8434465774352" calcext:value-type="float">
            <text:p>98,84</text:p>
          </table:table-cell>
          <table:table-cell table:style-name="ce2" table:formula="of:= IF([.A253] &gt; [.A254]; [.B253] + [.A254]; [.A254])" office:value-type="float" office:value="98.8434465774352" calcext:value-type="float">
            <text:p>98,84</text:p>
          </table:table-cell>
          <table:table-cell table:number-columns-repeated="62"/>
        </table:table-row>
        <table:table-row table:style-name="ro2">
          <table:table-cell table:style-name="ce1" office:value-type="float" office:value="128.044008147259" calcext:value-type="float">
            <text:p>128,04</text:p>
          </table:table-cell>
          <table:table-cell table:style-name="ce2" table:formula="of:= IF([.A254] &gt; [.A255]; [.B254] + [.A255]; [.A255])" office:value-type="float" office:value="128.044008147259" calcext:value-type="float">
            <text:p>128,04</text:p>
          </table:table-cell>
          <table:table-cell table:number-columns-repeated="62"/>
        </table:table-row>
        <table:table-row table:style-name="ro2">
          <table:table-cell table:style-name="ce1" office:value-type="float" office:value="68.7516174999973" calcext:value-type="float">
            <text:p>68,75</text:p>
          </table:table-cell>
          <table:table-cell table:style-name="ce2" table:formula="of:= IF([.A255] &gt; [.A256]; [.B255] + [.A256]; [.A256])" office:value-type="float" office:value="196.795625647256" calcext:value-type="float">
            <text:p>196,80</text:p>
          </table:table-cell>
          <table:table-cell table:number-columns-repeated="62"/>
        </table:table-row>
        <table:table-row table:style-name="ro2">
          <table:table-cell table:style-name="ce1" office:value-type="float" office:value="114.478692192517" calcext:value-type="float">
            <text:p>114,48</text:p>
          </table:table-cell>
          <table:table-cell table:style-name="ce2" table:formula="of:= IF([.A256] &gt; [.A257]; [.B256] + [.A257]; [.A257])" office:value-type="float" office:value="114.478692192517" calcext:value-type="float">
            <text:p>114,48</text:p>
          </table:table-cell>
          <table:table-cell table:number-columns-repeated="62"/>
        </table:table-row>
        <table:table-row table:style-name="ro2">
          <table:table-cell table:style-name="ce1" office:value-type="float" office:value="128.967566110436" calcext:value-type="float">
            <text:p>128,97</text:p>
          </table:table-cell>
          <table:table-cell table:style-name="ce2" table:formula="of:= IF([.A257] &gt; [.A258]; [.B257] + [.A258]; [.A258])" office:value-type="float" office:value="128.967566110436" calcext:value-type="float">
            <text:p>128,97</text:p>
          </table:table-cell>
          <table:table-cell table:number-columns-repeated="62"/>
        </table:table-row>
        <table:table-row table:style-name="ro2">
          <table:table-cell table:style-name="ce1" office:value-type="float" office:value="74.3813973471842" calcext:value-type="float">
            <text:p>74,38</text:p>
          </table:table-cell>
          <table:table-cell table:style-name="ce2" table:formula="of:= IF([.A258] &gt; [.A259]; [.B258] + [.A259]; [.A259])" office:value-type="float" office:value="203.34896345762" calcext:value-type="float">
            <text:p>203,35</text:p>
          </table:table-cell>
          <table:table-cell table:number-columns-repeated="62"/>
        </table:table-row>
        <table:table-row table:style-name="ro2">
          <table:table-cell table:style-name="ce1" office:value-type="float" office:value="73.8192180037447" calcext:value-type="float">
            <text:p>73,82</text:p>
          </table:table-cell>
          <table:table-cell table:style-name="ce2" table:formula="of:= IF([.A259] &gt; [.A260]; [.B259] + [.A260]; [.A260])" office:value-type="float" office:value="277.168181461364" calcext:value-type="float">
            <text:p>277,17</text:p>
          </table:table-cell>
          <table:table-cell table:number-columns-repeated="62"/>
        </table:table-row>
        <table:table-row table:style-name="ro2">
          <table:table-cell table:style-name="ce1" office:value-type="float" office:value="139.967357085429" calcext:value-type="float">
            <text:p>139,97</text:p>
          </table:table-cell>
          <table:table-cell table:style-name="ce2" table:formula="of:= IF([.A260] &gt; [.A261]; [.B260] + [.A261]; [.A261])" office:value-type="float" office:value="139.967357085429" calcext:value-type="float">
            <text:p>139,97</text:p>
          </table:table-cell>
          <table:table-cell table:number-columns-repeated="62"/>
        </table:table-row>
        <table:table-row table:style-name="ro2">
          <table:table-cell table:style-name="ce1" office:value-type="float" office:value="124.960481215005" calcext:value-type="float">
            <text:p>124,96</text:p>
          </table:table-cell>
          <table:table-cell table:style-name="ce2" table:formula="of:= IF([.A261] &gt; [.A262]; [.B261] + [.A262]; [.A262])" office:value-type="float" office:value="264.927838300434" calcext:value-type="float">
            <text:p>264,93</text:p>
          </table:table-cell>
          <table:table-cell table:number-columns-repeated="62"/>
        </table:table-row>
        <table:table-row table:style-name="ro2">
          <table:table-cell table:style-name="ce1" office:value-type="float" office:value="108.577253955299" calcext:value-type="float">
            <text:p>108,58</text:p>
          </table:table-cell>
          <table:table-cell table:style-name="ce2" table:formula="of:= IF([.A262] &gt; [.A263]; [.B262] + [.A263]; [.A263])" office:value-type="float" office:value="373.505092255733" calcext:value-type="float">
            <text:p>373,51</text:p>
          </table:table-cell>
          <table:table-cell table:number-columns-repeated="62"/>
        </table:table-row>
        <table:table-row table:style-name="ro2">
          <table:table-cell table:style-name="ce1" office:value-type="float" office:value="130.806876243102" calcext:value-type="float">
            <text:p>130,81</text:p>
          </table:table-cell>
          <table:table-cell table:style-name="ce2" table:formula="of:= IF([.A263] &gt; [.A264]; [.B263] + [.A264]; [.A264])" office:value-type="float" office:value="130.806876243102" calcext:value-type="float">
            <text:p>130,81</text:p>
          </table:table-cell>
          <table:table-cell table:number-columns-repeated="62"/>
        </table:table-row>
        <table:table-row table:style-name="ro2">
          <table:table-cell table:style-name="ce1" office:value-type="float" office:value="34.1673497277031" calcext:value-type="float">
            <text:p>34,17</text:p>
          </table:table-cell>
          <table:table-cell table:style-name="ce2" table:formula="of:= IF([.A264] &gt; [.A265]; [.B264] + [.A265]; [.A265])" office:value-type="float" office:value="164.974225970805" calcext:value-type="float">
            <text:p>164,97</text:p>
          </table:table-cell>
          <table:table-cell table:number-columns-repeated="62"/>
        </table:table-row>
        <table:table-row table:style-name="ro2">
          <table:table-cell table:style-name="ce1" office:value-type="float" office:value="44.2093392632601" calcext:value-type="float">
            <text:p>44,21</text:p>
          </table:table-cell>
          <table:table-cell table:style-name="ce2" table:formula="of:= IF([.A265] &gt; [.A266]; [.B265] + [.A266]; [.A266])" office:value-type="float" office:value="44.2093392632601" calcext:value-type="float">
            <text:p>44,21</text:p>
          </table:table-cell>
          <table:table-cell table:number-columns-repeated="62"/>
        </table:table-row>
        <table:table-row table:style-name="ro2">
          <table:table-cell table:style-name="ce1" office:value-type="float" office:value="92.148914160065" calcext:value-type="float">
            <text:p>92,15</text:p>
          </table:table-cell>
          <table:table-cell table:style-name="ce2" table:formula="of:= IF([.A266] &gt; [.A267]; [.B266] + [.A267]; [.A267])" office:value-type="float" office:value="92.148914160065" calcext:value-type="float">
            <text:p>92,15</text:p>
          </table:table-cell>
          <table:table-cell table:number-columns-repeated="62"/>
        </table:table-row>
        <table:table-row table:style-name="ro2">
          <table:table-cell table:style-name="ce1" office:value-type="float" office:value="131.728648746378" calcext:value-type="float">
            <text:p>131,73</text:p>
          </table:table-cell>
          <table:table-cell table:style-name="ce2" table:formula="of:= IF([.A267] &gt; [.A268]; [.B267] + [.A268]; [.A268])" office:value-type="float" office:value="131.728648746378" calcext:value-type="float">
            <text:p>131,73</text:p>
          </table:table-cell>
          <table:table-cell table:number-columns-repeated="62"/>
        </table:table-row>
        <table:table-row table:style-name="ro2">
          <table:table-cell table:style-name="ce1" office:value-type="float" office:value="131.358124749383" calcext:value-type="float">
            <text:p>131,36</text:p>
          </table:table-cell>
          <table:table-cell table:style-name="ce2" table:formula="of:= IF([.A268] &gt; [.A269]; [.B268] + [.A269]; [.A269])" office:value-type="float" office:value="263.086773495761" calcext:value-type="float">
            <text:p>263,09</text:p>
          </table:table-cell>
          <table:table-cell table:number-columns-repeated="62"/>
        </table:table-row>
        <table:table-row table:style-name="ro2">
          <table:table-cell table:style-name="ce1" office:value-type="float" office:value="32.4272520047262" calcext:value-type="float">
            <text:p>32,43</text:p>
          </table:table-cell>
          <table:table-cell table:style-name="ce2" table:formula="of:= IF([.A269] &gt; [.A270]; [.B269] + [.A270]; [.A270])" office:value-type="float" office:value="295.514025500487" calcext:value-type="float">
            <text:p>295,51</text:p>
          </table:table-cell>
          <table:table-cell table:number-columns-repeated="62"/>
        </table:table-row>
        <table:table-row table:style-name="ro2">
          <table:table-cell table:style-name="ce1" office:value-type="float" office:value="33.8149797542421" calcext:value-type="float">
            <text:p>33,81</text:p>
          </table:table-cell>
          <table:table-cell table:style-name="ce2" table:formula="of:= IF([.A270] &gt; [.A271]; [.B270] + [.A271]; [.A271])" office:value-type="float" office:value="33.8149797542421" calcext:value-type="float">
            <text:p>33,81</text:p>
          </table:table-cell>
          <table:table-cell table:number-columns-repeated="62"/>
        </table:table-row>
        <table:table-row table:style-name="ro2">
          <table:table-cell table:style-name="ce1" office:value-type="float" office:value="29.3826410833681" calcext:value-type="float">
            <text:p>29,38</text:p>
          </table:table-cell>
          <table:table-cell table:style-name="ce2" table:formula="of:= IF([.A271] &gt; [.A272]; [.B271] + [.A272]; [.A272])" office:value-type="float" office:value="63.1976208376103" calcext:value-type="float">
            <text:p>63,20</text:p>
          </table:table-cell>
          <table:table-cell table:number-columns-repeated="62"/>
        </table:table-row>
        <table:table-row table:style-name="ro2">
          <table:table-cell table:style-name="ce1" office:value-type="float" office:value="102.260061204755" calcext:value-type="float">
            <text:p>102,26</text:p>
          </table:table-cell>
          <table:table-cell table:style-name="ce2" table:formula="of:= IF([.A272] &gt; [.A273]; [.B272] + [.A273]; [.A273])" office:value-type="float" office:value="102.260061204755" calcext:value-type="float">
            <text:p>102,26</text:p>
          </table:table-cell>
          <table:table-cell table:number-columns-repeated="62"/>
        </table:table-row>
        <table:table-row table:style-name="ro2">
          <table:table-cell table:style-name="ce1" office:value-type="float" office:value="144.717707139885" calcext:value-type="float">
            <text:p>144,72</text:p>
          </table:table-cell>
          <table:table-cell table:style-name="ce2" table:formula="of:= IF([.A273] &gt; [.A274]; [.B273] + [.A274]; [.A274])" office:value-type="float" office:value="144.717707139885" calcext:value-type="float">
            <text:p>144,72</text:p>
          </table:table-cell>
          <table:table-cell table:number-columns-repeated="62"/>
        </table:table-row>
        <table:table-row table:style-name="ro2">
          <table:table-cell table:style-name="ce1" office:value-type="float" office:value="27.9773036616207" calcext:value-type="float">
            <text:p>27,98</text:p>
          </table:table-cell>
          <table:table-cell table:style-name="ce2" table:formula="of:= IF([.A274] &gt; [.A275]; [.B274] + [.A275]; [.A275])" office:value-type="float" office:value="172.695010801506" calcext:value-type="float">
            <text:p>172,70</text:p>
          </table:table-cell>
          <table:table-cell table:number-columns-repeated="62"/>
        </table:table-row>
        <table:table-row table:style-name="ro2">
          <table:table-cell table:style-name="ce1" office:value-type="float" office:value="74.9089278487038" calcext:value-type="float">
            <text:p>74,91</text:p>
          </table:table-cell>
          <table:table-cell table:style-name="ce2" table:formula="of:= IF([.A275] &gt; [.A276]; [.B275] + [.A276]; [.A276])" office:value-type="float" office:value="74.9089278487038" calcext:value-type="float">
            <text:p>74,91</text:p>
          </table:table-cell>
          <table:table-cell table:number-columns-repeated="62"/>
        </table:table-row>
        <table:table-row table:style-name="ro2">
          <table:table-cell table:style-name="ce1" office:value-type="float" office:value="123.220470389044" calcext:value-type="float">
            <text:p>123,22</text:p>
          </table:table-cell>
          <table:table-cell table:style-name="ce2" table:formula="of:= IF([.A276] &gt; [.A277]; [.B276] + [.A277]; [.A277])" office:value-type="float" office:value="123.220470389044" calcext:value-type="float">
            <text:p>123,22</text:p>
          </table:table-cell>
          <table:table-cell table:number-columns-repeated="62"/>
        </table:table-row>
        <table:table-row table:style-name="ro2">
          <table:table-cell table:style-name="ce1" office:value-type="float" office:value="63.7607373948603" calcext:value-type="float">
            <text:p>63,76</text:p>
          </table:table-cell>
          <table:table-cell table:style-name="ce2" table:formula="of:= IF([.A277] &gt; [.A278]; [.B277] + [.A278]; [.A278])" office:value-type="float" office:value="186.981207783904" calcext:value-type="float">
            <text:p>186,98</text:p>
          </table:table-cell>
          <table:table-cell table:number-columns-repeated="62"/>
        </table:table-row>
        <table:table-row table:style-name="ro2">
          <table:table-cell table:style-name="ce1" office:value-type="float" office:value="115.094087620553" calcext:value-type="float">
            <text:p>115,09</text:p>
          </table:table-cell>
          <table:table-cell table:style-name="ce2" table:formula="of:= IF([.A278] &gt; [.A279]; [.B278] + [.A279]; [.A279])" office:value-type="float" office:value="115.094087620553" calcext:value-type="float">
            <text:p>115,09</text:p>
          </table:table-cell>
          <table:table-cell table:number-columns-repeated="62"/>
        </table:table-row>
        <table:table-row table:style-name="ro2">
          <table:table-cell table:style-name="ce1" office:value-type="float" office:value="66.3600250417792" calcext:value-type="float">
            <text:p>66,36</text:p>
          </table:table-cell>
          <table:table-cell table:style-name="ce2" table:formula="of:= IF([.A279] &gt; [.A280]; [.B279] + [.A280]; [.A280])" office:value-type="float" office:value="181.454112662332" calcext:value-type="float">
            <text:p>181,45</text:p>
          </table:table-cell>
          <table:table-cell table:number-columns-repeated="62"/>
        </table:table-row>
        <table:table-row table:style-name="ro2">
          <table:table-cell table:style-name="ce1" office:value-type="float" office:value="6.72491385388014" calcext:value-type="float">
            <text:p>6,72</text:p>
          </table:table-cell>
          <table:table-cell table:style-name="ce2" table:formula="of:= IF([.A280] &gt; [.A281]; [.B280] + [.A281]; [.A281])" office:value-type="float" office:value="188.179026516213" calcext:value-type="float">
            <text:p>188,18</text:p>
          </table:table-cell>
          <table:table-cell table:number-columns-repeated="62"/>
        </table:table-row>
        <table:table-row table:style-name="ro2">
          <table:table-cell table:style-name="ce1" office:value-type="float" office:value="107.080696774108" calcext:value-type="float">
            <text:p>107,08</text:p>
          </table:table-cell>
          <table:table-cell table:style-name="ce2" table:formula="of:= IF([.A281] &gt; [.A282]; [.B281] + [.A282]; [.A282])" office:value-type="float" office:value="107.080696774108" calcext:value-type="float">
            <text:p>107,08</text:p>
          </table:table-cell>
          <table:table-cell table:number-columns-repeated="62"/>
        </table:table-row>
        <table:table-row table:style-name="ro2">
          <table:table-cell table:style-name="ce1" office:value-type="float" office:value="85.3497598609504" calcext:value-type="float">
            <text:p>85,35</text:p>
          </table:table-cell>
          <table:table-cell table:style-name="ce2" table:formula="of:= IF([.A282] &gt; [.A283]; [.B282] + [.A283]; [.A283])" office:value-type="float" office:value="192.430456635059" calcext:value-type="float">
            <text:p>192,43</text:p>
          </table:table-cell>
          <table:table-cell table:number-columns-repeated="62"/>
        </table:table-row>
        <table:table-row table:style-name="ro2">
          <table:table-cell table:style-name="ce1" office:value-type="float" office:value="153.243992499213" calcext:value-type="float">
            <text:p>153,24</text:p>
          </table:table-cell>
          <table:table-cell table:style-name="ce2" table:formula="of:= IF([.A283] &gt; [.A284]; [.B283] + [.A284]; [.A284])" office:value-type="float" office:value="153.243992499213" calcext:value-type="float">
            <text:p>153,24</text:p>
          </table:table-cell>
          <table:table-cell table:number-columns-repeated="62"/>
        </table:table-row>
        <table:table-row table:style-name="ro2">
          <table:table-cell table:style-name="ce1" office:value-type="float" office:value="68.89589384907" calcext:value-type="float">
            <text:p>68,90</text:p>
          </table:table-cell>
          <table:table-cell table:style-name="ce2" table:formula="of:= IF([.A284] &gt; [.A285]; [.B284] + [.A285]; [.A285])" office:value-type="float" office:value="222.139886348283" calcext:value-type="float">
            <text:p>222,14</text:p>
          </table:table-cell>
          <table:table-cell table:number-columns-repeated="62"/>
        </table:table-row>
        <table:table-row table:style-name="ro2">
          <table:table-cell table:style-name="ce1" office:value-type="float" office:value="53.8110436497083" calcext:value-type="float">
            <text:p>53,81</text:p>
          </table:table-cell>
          <table:table-cell table:style-name="ce2" table:formula="of:= IF([.A285] &gt; [.A286]; [.B285] + [.A286]; [.A286])" office:value-type="float" office:value="275.950929997992" calcext:value-type="float">
            <text:p>275,95</text:p>
          </table:table-cell>
          <table:table-cell table:number-columns-repeated="62"/>
        </table:table-row>
        <table:table-row table:style-name="ro2">
          <table:table-cell table:style-name="ce1" office:value-type="float" office:value="16.4535675156405" calcext:value-type="float">
            <text:p>16,45</text:p>
          </table:table-cell>
          <table:table-cell table:style-name="ce2" table:formula="of:= IF([.A286] &gt; [.A287]; [.B286] + [.A287]; [.A287])" office:value-type="float" office:value="292.404497513632" calcext:value-type="float">
            <text:p>292,40</text:p>
          </table:table-cell>
          <table:table-cell table:number-columns-repeated="62"/>
        </table:table-row>
        <table:table-row table:style-name="ro2">
          <table:table-cell table:style-name="ce1" office:value-type="float" office:value="98.7074970265114" calcext:value-type="float">
            <text:p>98,71</text:p>
          </table:table-cell>
          <table:table-cell table:style-name="ce2" table:formula="of:= IF([.A287] &gt; [.A288]; [.B287] + [.A288]; [.A288])" office:value-type="float" office:value="98.7074970265114" calcext:value-type="float">
            <text:p>98,71</text:p>
          </table:table-cell>
          <table:table-cell table:number-columns-repeated="62"/>
        </table:table-row>
        <table:table-row table:style-name="ro2">
          <table:table-cell table:style-name="ce1" office:value-type="float" office:value="20.7075503363692" calcext:value-type="float">
            <text:p>20,71</text:p>
          </table:table-cell>
          <table:table-cell table:style-name="ce2" table:formula="of:= IF([.A288] &gt; [.A289]; [.B288] + [.A289]; [.A289])" office:value-type="float" office:value="119.415047362881" calcext:value-type="float">
            <text:p>119,42</text:p>
          </table:table-cell>
          <table:table-cell table:number-columns-repeated="62"/>
        </table:table-row>
        <table:table-row table:style-name="ro2">
          <table:table-cell table:style-name="ce1" office:value-type="float" office:value="42.7784086940784" calcext:value-type="float">
            <text:p>42,78</text:p>
          </table:table-cell>
          <table:table-cell table:style-name="ce2" table:formula="of:= IF([.A289] &gt; [.A290]; [.B289] + [.A290]; [.A290])" office:value-type="float" office:value="42.7784086940784" calcext:value-type="float">
            <text:p>42,78</text:p>
          </table:table-cell>
          <table:table-cell table:number-columns-repeated="62"/>
        </table:table-row>
        <table:table-row table:style-name="ro2">
          <table:table-cell table:style-name="ce1" office:value-type="float" office:value="44.1051964393308" calcext:value-type="float">
            <text:p>44,11</text:p>
          </table:table-cell>
          <table:table-cell table:style-name="ce2" table:formula="of:= IF([.A290] &gt; [.A291]; [.B290] + [.A291]; [.A291])" office:value-type="float" office:value="44.1051964393308" calcext:value-type="float">
            <text:p>44,11</text:p>
          </table:table-cell>
          <table:table-cell table:number-columns-repeated="62"/>
        </table:table-row>
        <table:table-row table:style-name="ro2">
          <table:table-cell table:style-name="ce1" office:value-type="float" office:value="93.0604365889768" calcext:value-type="float">
            <text:p>93,06</text:p>
          </table:table-cell>
          <table:table-cell table:style-name="ce2" table:formula="of:= IF([.A291] &gt; [.A292]; [.B291] + [.A292]; [.A292])" office:value-type="float" office:value="93.0604365889768" calcext:value-type="float">
            <text:p>93,06</text:p>
          </table:table-cell>
          <table:table-cell table:number-columns-repeated="62"/>
        </table:table-row>
        <table:table-row table:style-name="ro2">
          <table:table-cell table:style-name="ce1" office:value-type="float" office:value="49.6695715206935" calcext:value-type="float">
            <text:p>49,67</text:p>
          </table:table-cell>
          <table:table-cell table:style-name="ce2" table:formula="of:= IF([.A292] &gt; [.A293]; [.B292] + [.A293]; [.A293])" office:value-type="float" office:value="142.73000810967" calcext:value-type="float">
            <text:p>142,73</text:p>
          </table:table-cell>
          <table:table-cell table:number-columns-repeated="62"/>
        </table:table-row>
        <table:table-row table:style-name="ro2">
          <table:table-cell table:style-name="ce1" office:value-type="float" office:value="69.8432029202462" calcext:value-type="float">
            <text:p>69,84</text:p>
          </table:table-cell>
          <table:table-cell table:style-name="ce2" table:formula="of:= IF([.A293] &gt; [.A294]; [.B293] + [.A294]; [.A294])" office:value-type="float" office:value="69.8432029202462" calcext:value-type="float">
            <text:p>69,84</text:p>
          </table:table-cell>
          <table:table-cell table:number-columns-repeated="62"/>
        </table:table-row>
        <table:table-row table:style-name="ro2">
          <table:table-cell table:style-name="ce1" office:value-type="float" office:value="37.3507015556513" calcext:value-type="float">
            <text:p>37,35</text:p>
          </table:table-cell>
          <table:table-cell table:style-name="ce2" table:formula="of:= IF([.A294] &gt; [.A295]; [.B294] + [.A295]; [.A295])" office:value-type="float" office:value="107.193904475897" calcext:value-type="float">
            <text:p>107,19</text:p>
          </table:table-cell>
          <table:table-cell table:number-columns-repeated="62"/>
        </table:table-row>
        <table:table-row table:style-name="ro2">
          <table:table-cell table:style-name="ce1" office:value-type="float" office:value="81.7323820504214" calcext:value-type="float">
            <text:p>81,73</text:p>
          </table:table-cell>
          <table:table-cell table:style-name="ce2" table:formula="of:= IF([.A295] &gt; [.A296]; [.B295] + [.A296]; [.A296])" office:value-type="float" office:value="81.7323820504214" calcext:value-type="float">
            <text:p>81,73</text:p>
          </table:table-cell>
          <table:table-cell table:number-columns-repeated="62"/>
        </table:table-row>
        <table:table-row table:style-name="ro2">
          <table:table-cell table:style-name="ce1" office:value-type="float" office:value="138.795992564388" calcext:value-type="float">
            <text:p>138,80</text:p>
          </table:table-cell>
          <table:table-cell table:style-name="ce2" table:formula="of:= IF([.A296] &gt; [.A297]; [.B296] + [.A297]; [.A297])" office:value-type="float" office:value="138.795992564388" calcext:value-type="float">
            <text:p>138,80</text:p>
          </table:table-cell>
          <table:table-cell table:number-columns-repeated="62"/>
        </table:table-row>
        <table:table-row table:style-name="ro2">
          <table:table-cell table:style-name="ce1" office:value-type="float" office:value="125.478411252178" calcext:value-type="float">
            <text:p>125,48</text:p>
          </table:table-cell>
          <table:table-cell table:style-name="ce2" table:formula="of:= IF([.A297] &gt; [.A298]; [.B297] + [.A298]; [.A298])" office:value-type="float" office:value="264.274403816566" calcext:value-type="float">
            <text:p>264,27</text:p>
          </table:table-cell>
          <table:table-cell table:number-columns-repeated="62"/>
        </table:table-row>
        <table:table-row table:style-name="ro2">
          <table:table-cell table:style-name="ce1" office:value-type="float" office:value="86.4215170413128" calcext:value-type="float">
            <text:p>86,42</text:p>
          </table:table-cell>
          <table:table-cell table:style-name="ce2" table:formula="of:= IF([.A298] &gt; [.A299]; [.B298] + [.A299]; [.A299])" office:value-type="float" office:value="350.695920857879" calcext:value-type="float">
            <text:p>350,70</text:p>
          </table:table-cell>
          <table:table-cell table:number-columns-repeated="62"/>
        </table:table-row>
        <table:table-row table:style-name="ro2">
          <table:table-cell table:style-name="ce1" office:value-type="float" office:value="134.514987011242" calcext:value-type="float">
            <text:p>134,51</text:p>
          </table:table-cell>
          <table:table-cell table:style-name="ce2" table:formula="of:= IF([.A299] &gt; [.A300]; [.B299] + [.A300]; [.A300])" office:value-type="float" office:value="134.514987011242" calcext:value-type="float">
            <text:p>134,51</text:p>
          </table:table-cell>
          <table:table-cell table:number-columns-repeated="62"/>
        </table:table-row>
        <table:table-row table:style-name="ro2">
          <table:table-cell table:style-name="ce1" office:value-type="float" office:value="67.3916993214901" calcext:value-type="float">
            <text:p>67,39</text:p>
          </table:table-cell>
          <table:table-cell table:style-name="ce2" table:formula="of:= IF([.A300] &gt; [.A301]; [.B300] + [.A301]; [.A301])" office:value-type="float" office:value="201.906686332732" calcext:value-type="float">
            <text:p>201,91</text:p>
          </table:table-cell>
          <table:table-cell table:number-columns-repeated="62"/>
        </table:table-row>
        <table:table-row table:style-name="ro2">
          <table:table-cell table:style-name="ce1" office:value-type="float" office:value="31.7824235190465" calcext:value-type="float">
            <text:p>31,78</text:p>
          </table:table-cell>
          <table:table-cell table:style-name="ce2" table:formula="of:= IF([.A301] &gt; [.A302]; [.B301] + [.A302]; [.A302])" office:value-type="float" office:value="233.689109851779" calcext:value-type="float">
            <text:p>233,69</text:p>
          </table:table-cell>
          <table:table-cell table:number-columns-repeated="62"/>
        </table:table-row>
        <table:table-row table:style-name="ro2">
          <table:table-cell table:style-name="ce1" office:value-type="float" office:value="84.0732213372142" calcext:value-type="float">
            <text:p>84,07</text:p>
          </table:table-cell>
          <table:table-cell table:style-name="ce2" table:formula="of:= IF([.A302] &gt; [.A303]; [.B302] + [.A303]; [.A303])" office:value-type="float" office:value="84.0732213372142" calcext:value-type="float">
            <text:p>84,07</text:p>
          </table:table-cell>
          <table:table-cell table:number-columns-repeated="62"/>
        </table:table-row>
        <table:table-row table:style-name="ro2">
          <table:table-cell table:style-name="ce1" office:value-type="float" office:value="92.6848742833116" calcext:value-type="float">
            <text:p>92,68</text:p>
          </table:table-cell>
          <table:table-cell table:style-name="ce2" table:formula="of:= IF([.A303] &gt; [.A304]; [.B303] + [.A304]; [.A304])" office:value-type="float" office:value="92.6848742833116" calcext:value-type="float">
            <text:p>92,68</text:p>
          </table:table-cell>
          <table:table-cell table:number-columns-repeated="62"/>
        </table:table-row>
        <table:table-row table:style-name="ro2">
          <table:table-cell table:style-name="ce1" office:value-type="float" office:value="126.872423418098" calcext:value-type="float">
            <text:p>126,87</text:p>
          </table:table-cell>
          <table:table-cell table:style-name="ce2" table:formula="of:= IF([.A304] &gt; [.A305]; [.B304] + [.A305]; [.A305])" office:value-type="float" office:value="126.872423418098" calcext:value-type="float">
            <text:p>126,87</text:p>
          </table:table-cell>
          <table:table-cell table:number-columns-repeated="62"/>
        </table:table-row>
        <table:table-row table:style-name="ro2">
          <table:table-cell table:style-name="ce1" office:value-type="float" office:value="134.135487950125" calcext:value-type="float">
            <text:p>134,14</text:p>
          </table:table-cell>
          <table:table-cell table:style-name="ce2" table:formula="of:= IF([.A305] &gt; [.A306]; [.B305] + [.A306]; [.A306])" office:value-type="float" office:value="134.135487950125" calcext:value-type="float">
            <text:p>134,14</text:p>
          </table:table-cell>
          <table:table-cell table:number-columns-repeated="62"/>
        </table:table-row>
        <table:table-row table:style-name="ro2">
          <table:table-cell table:style-name="ce1" office:value-type="float" office:value="38.532742935961" calcext:value-type="float">
            <text:p>38,53</text:p>
          </table:table-cell>
          <table:table-cell table:style-name="ce2" table:formula="of:= IF([.A306] &gt; [.A307]; [.B306] + [.A307]; [.A307])" office:value-type="float" office:value="172.668230886086" calcext:value-type="float">
            <text:p>172,67</text:p>
          </table:table-cell>
          <table:table-cell table:number-columns-repeated="62"/>
        </table:table-row>
        <table:table-row table:style-name="ro2">
          <table:table-cell table:style-name="ce1" office:value-type="float" office:value="16.6574113458602" calcext:value-type="float">
            <text:p>16,66</text:p>
          </table:table-cell>
          <table:table-cell table:style-name="ce2" table:formula="of:= IF([.A307] &gt; [.A308]; [.B307] + [.A308]; [.A308])" office:value-type="float" office:value="189.325642231946" calcext:value-type="float">
            <text:p>189,33</text:p>
          </table:table-cell>
          <table:table-cell table:number-columns-repeated="62"/>
        </table:table-row>
        <table:table-row table:style-name="ro2">
          <table:table-cell table:style-name="ce1" office:value-type="float" office:value="42.4791296644672" calcext:value-type="float">
            <text:p>42,48</text:p>
          </table:table-cell>
          <table:table-cell table:style-name="ce2" table:formula="of:= IF([.A308] &gt; [.A309]; [.B308] + [.A309]; [.A309])" office:value-type="float" office:value="42.4791296644672" calcext:value-type="float">
            <text:p>42,48</text:p>
          </table:table-cell>
          <table:table-cell table:number-columns-repeated="62"/>
        </table:table-row>
        <table:table-row table:style-name="ro2">
          <table:table-cell table:style-name="ce1" office:value-type="float" office:value="154.788646465317" calcext:value-type="float">
            <text:p>154,79</text:p>
          </table:table-cell>
          <table:table-cell table:style-name="ce2" table:formula="of:= IF([.A309] &gt; [.A310]; [.B309] + [.A310]; [.A310])" office:value-type="float" office:value="154.788646465317" calcext:value-type="float">
            <text:p>154,79</text:p>
          </table:table-cell>
          <table:table-cell table:number-columns-repeated="62"/>
        </table:table-row>
        <table:table-row table:style-name="ro2">
          <table:table-cell table:style-name="ce1" office:value-type="float" office:value="57.8498551509564" calcext:value-type="float">
            <text:p>57,85</text:p>
          </table:table-cell>
          <table:table-cell table:style-name="ce2" table:formula="of:= IF([.A310] &gt; [.A311]; [.B310] + [.A311]; [.A311])" office:value-type="float" office:value="212.638501616274" calcext:value-type="float">
            <text:p>212,64</text:p>
          </table:table-cell>
          <table:table-cell table:number-columns-repeated="62"/>
        </table:table-row>
        <table:table-row table:style-name="ro2">
          <table:table-cell table:style-name="ce1" office:value-type="float" office:value="104.253189443603" calcext:value-type="float">
            <text:p>104,25</text:p>
          </table:table-cell>
          <table:table-cell table:style-name="ce2" table:formula="of:= IF([.A311] &gt; [.A312]; [.B311] + [.A312]; [.A312])" office:value-type="float" office:value="104.253189443603" calcext:value-type="float">
            <text:p>104,25</text:p>
          </table:table-cell>
          <table:table-cell table:number-columns-repeated="62"/>
        </table:table-row>
        <table:table-row table:style-name="ro2">
          <table:table-cell table:style-name="ce1" office:value-type="float" office:value="38.6847733467183" calcext:value-type="float">
            <text:p>38,68</text:p>
          </table:table-cell>
          <table:table-cell table:style-name="ce2" table:formula="of:= IF([.A312] &gt; [.A313]; [.B312] + [.A313]; [.A313])" office:value-type="float" office:value="142.937962790322" calcext:value-type="float">
            <text:p>142,94</text:p>
          </table:table-cell>
          <table:table-cell table:number-columns-repeated="62"/>
        </table:table-row>
        <table:table-row table:style-name="ro2">
          <table:table-cell table:style-name="ce1" office:value-type="float" office:value="11.2405124441955" calcext:value-type="float">
            <text:p>11,24</text:p>
          </table:table-cell>
          <table:table-cell table:style-name="ce2" table:formula="of:= IF([.A313] &gt; [.A314]; [.B313] + [.A314]; [.A314])" office:value-type="float" office:value="154.178475234517" calcext:value-type="float">
            <text:p>154,18</text:p>
          </table:table-cell>
          <table:table-cell table:number-columns-repeated="62"/>
        </table:table-row>
        <table:table-row table:style-name="ro2">
          <table:table-cell table:style-name="ce1" office:value-type="float" office:value="127.891833116379" calcext:value-type="float">
            <text:p>127,89</text:p>
          </table:table-cell>
          <table:table-cell table:style-name="ce2" table:formula="of:= IF([.A314] &gt; [.A315]; [.B314] + [.A315]; [.A315])" office:value-type="float" office:value="127.891833116379" calcext:value-type="float">
            <text:p>127,89</text:p>
          </table:table-cell>
          <table:table-cell table:number-columns-repeated="62"/>
        </table:table-row>
        <table:table-row table:style-name="ro2">
          <table:table-cell table:style-name="ce1" office:value-type="float" office:value="141.836607339815" calcext:value-type="float">
            <text:p>141,84</text:p>
          </table:table-cell>
          <table:table-cell table:style-name="ce2" table:formula="of:= IF([.A315] &gt; [.A316]; [.B315] + [.A316]; [.A316])" office:value-type="float" office:value="141.836607339815" calcext:value-type="float">
            <text:p>141,84</text:p>
          </table:table-cell>
          <table:table-cell table:number-columns-repeated="62"/>
        </table:table-row>
        <table:table-row table:style-name="ro2">
          <table:table-cell table:style-name="ce1" office:value-type="float" office:value="69.139159843365" calcext:value-type="float">
            <text:p>69,14</text:p>
          </table:table-cell>
          <table:table-cell table:style-name="ce2" table:formula="of:= IF([.A316] &gt; [.A317]; [.B316] + [.A317]; [.A317])" office:value-type="float" office:value="210.97576718318" calcext:value-type="float">
            <text:p>210,98</text:p>
          </table:table-cell>
          <table:table-cell table:number-columns-repeated="62"/>
        </table:table-row>
        <table:table-row table:style-name="ro2">
          <table:table-cell table:style-name="ce1" office:value-type="float" office:value="33.0868105751867" calcext:value-type="float">
            <text:p>33,09</text:p>
          </table:table-cell>
          <table:table-cell table:style-name="ce2" table:formula="of:= IF([.A317] &gt; [.A318]; [.B317] + [.A318]; [.A318])" office:value-type="float" office:value="244.062577758367" calcext:value-type="float">
            <text:p>244,06</text:p>
          </table:table-cell>
          <table:table-cell table:number-columns-repeated="62"/>
        </table:table-row>
        <table:table-row table:style-name="ro2">
          <table:table-cell table:style-name="ce1" office:value-type="float" office:value="49.2086126416429" calcext:value-type="float">
            <text:p>49,21</text:p>
          </table:table-cell>
          <table:table-cell table:style-name="ce2" table:formula="of:= IF([.A318] &gt; [.A319]; [.B318] + [.A319]; [.A319])" office:value-type="float" office:value="49.2086126416429" calcext:value-type="float">
            <text:p>49,21</text:p>
          </table:table-cell>
          <table:table-cell table:number-columns-repeated="62"/>
        </table:table-row>
        <table:table-row table:style-name="ro2">
          <table:table-cell table:style-name="ce1" office:value-type="float" office:value="115.060982609471" calcext:value-type="float">
            <text:p>115,06</text:p>
          </table:table-cell>
          <table:table-cell table:style-name="ce2" table:formula="of:= IF([.A319] &gt; [.A320]; [.B319] + [.A320]; [.A320])" office:value-type="float" office:value="115.060982609471" calcext:value-type="float">
            <text:p>115,06</text:p>
          </table:table-cell>
          <table:table-cell table:number-columns-repeated="62"/>
        </table:table-row>
        <table:table-row table:style-name="ro2">
          <table:table-cell table:style-name="ce1" office:value-type="float" office:value="100.586848502424" calcext:value-type="float">
            <text:p>100,59</text:p>
          </table:table-cell>
          <table:table-cell table:style-name="ce2" table:formula="of:= IF([.A320] &gt; [.A321]; [.B320] + [.A321]; [.A321])" office:value-type="float" office:value="215.647831111895" calcext:value-type="float">
            <text:p>215,65</text:p>
          </table:table-cell>
          <table:table-cell table:number-columns-repeated="62"/>
        </table:table-row>
        <table:table-row table:style-name="ro2">
          <table:table-cell table:style-name="ce1" office:value-type="float" office:value="68.5454197379945" calcext:value-type="float">
            <text:p>68,55</text:p>
          </table:table-cell>
          <table:table-cell table:style-name="ce2" table:formula="of:= IF([.A321] &gt; [.A322]; [.B321] + [.A322]; [.A322])" office:value-type="float" office:value="284.193250849889" calcext:value-type="float">
            <text:p>284,19</text:p>
          </table:table-cell>
          <table:table-cell table:number-columns-repeated="62"/>
        </table:table-row>
        <table:table-row table:style-name="ro2">
          <table:table-cell table:style-name="ce1" office:value-type="float" office:value="113.678839767178" calcext:value-type="float">
            <text:p>113,68</text:p>
          </table:table-cell>
          <table:table-cell table:style-name="ce2" table:formula="of:= IF([.A322] &gt; [.A323]; [.B322] + [.A323]; [.A323])" office:value-type="float" office:value="113.678839767178" calcext:value-type="float">
            <text:p>113,68</text:p>
          </table:table-cell>
          <table:table-cell table:number-columns-repeated="62"/>
        </table:table-row>
        <table:table-row table:style-name="ro2">
          <table:table-cell table:style-name="ce1" office:value-type="float" office:value="14.868080115318" calcext:value-type="float">
            <text:p>14,87</text:p>
          </table:table-cell>
          <table:table-cell table:style-name="ce2" table:formula="of:= IF([.A323] &gt; [.A324]; [.B323] + [.A324]; [.A324])" office:value-type="float" office:value="128.546919882496" calcext:value-type="float">
            <text:p>128,55</text:p>
          </table:table-cell>
          <table:table-cell table:number-columns-repeated="62"/>
        </table:table-row>
        <table:table-row table:style-name="ro2">
          <table:table-cell table:style-name="ce1" office:value-type="float" office:value="113.404674953674" calcext:value-type="float">
            <text:p>113,40</text:p>
          </table:table-cell>
          <table:table-cell table:style-name="ce2" table:formula="of:= IF([.A324] &gt; [.A325]; [.B324] + [.A325]; [.A325])" office:value-type="float" office:value="113.404674953674" calcext:value-type="float">
            <text:p>113,40</text:p>
          </table:table-cell>
          <table:table-cell table:number-columns-repeated="62"/>
        </table:table-row>
        <table:table-row table:style-name="ro2">
          <table:table-cell table:style-name="ce1" office:value-type="float" office:value="78.6432683864016" calcext:value-type="float">
            <text:p>78,64</text:p>
          </table:table-cell>
          <table:table-cell table:style-name="ce2" table:formula="of:= IF([.A325] &gt; [.A326]; [.B325] + [.A326]; [.A326])" office:value-type="float" office:value="192.047943340076" calcext:value-type="float">
            <text:p>192,05</text:p>
          </table:table-cell>
          <table:table-cell table:number-columns-repeated="62"/>
        </table:table-row>
        <table:table-row table:style-name="ro2">
          <table:table-cell table:style-name="ce1" office:value-type="float" office:value="73.3746311965051" calcext:value-type="float">
            <text:p>73,37</text:p>
          </table:table-cell>
          <table:table-cell table:style-name="ce2" table:formula="of:= IF([.A326] &gt; [.A327]; [.B326] + [.A327]; [.A327])" office:value-type="float" office:value="265.422574536581" calcext:value-type="float">
            <text:p>265,42</text:p>
          </table:table-cell>
          <table:table-cell table:number-columns-repeated="62"/>
        </table:table-row>
        <table:table-row table:style-name="ro2">
          <table:table-cell table:style-name="ce1" office:value-type="float" office:value="10.4340635179054" calcext:value-type="float">
            <text:p>10,43</text:p>
          </table:table-cell>
          <table:table-cell table:style-name="ce2" table:formula="of:= IF([.A327] &gt; [.A328]; [.B327] + [.A328]; [.A328])" office:value-type="float" office:value="275.856638054486" calcext:value-type="float">
            <text:p>275,86</text:p>
          </table:table-cell>
          <table:table-cell table:number-columns-repeated="62"/>
        </table:table-row>
        <table:table-row table:style-name="ro2">
          <table:table-cell table:style-name="ce1" office:value-type="float" office:value="86.4887927394519" calcext:value-type="float">
            <text:p>86,49</text:p>
          </table:table-cell>
          <table:table-cell table:style-name="ce2" table:formula="of:= IF([.A328] &gt; [.A329]; [.B328] + [.A329]; [.A329])" office:value-type="float" office:value="86.4887927394519" calcext:value-type="float">
            <text:p>86,49</text:p>
          </table:table-cell>
          <table:table-cell table:number-columns-repeated="62"/>
        </table:table-row>
        <table:table-row table:style-name="ro2">
          <table:table-cell table:style-name="ce1" office:value-type="float" office:value="79.6974576221029" calcext:value-type="float">
            <text:p>79,70</text:p>
          </table:table-cell>
          <table:table-cell table:style-name="ce2" table:formula="of:= IF([.A329] &gt; [.A330]; [.B329] + [.A330]; [.A330])" office:value-type="float" office:value="166.186250361555" calcext:value-type="float">
            <text:p>166,19</text:p>
          </table:table-cell>
          <table:table-cell table:number-columns-repeated="62"/>
        </table:table-row>
        <table:table-row table:style-name="ro2">
          <table:table-cell table:style-name="ce1" office:value-type="float" office:value="79.8839303099474" calcext:value-type="float">
            <text:p>79,88</text:p>
          </table:table-cell>
          <table:table-cell table:style-name="ce2" table:formula="of:= IF([.A330] &gt; [.A331]; [.B330] + [.A331]; [.A331])" office:value-type="float" office:value="79.8839303099474" calcext:value-type="float">
            <text:p>79,88</text:p>
          </table:table-cell>
          <table:table-cell table:number-columns-repeated="62"/>
        </table:table-row>
        <table:table-row table:style-name="ro2">
          <table:table-cell table:style-name="ce1" office:value-type="float" office:value="147.51448129729" calcext:value-type="float">
            <text:p>147,51</text:p>
          </table:table-cell>
          <table:table-cell table:style-name="ce2" table:formula="of:= IF([.A331] &gt; [.A332]; [.B331] + [.A332]; [.A332])" office:value-type="float" office:value="147.51448129729" calcext:value-type="float">
            <text:p>147,51</text:p>
          </table:table-cell>
          <table:table-cell table:number-columns-repeated="62"/>
        </table:table-row>
        <table:table-row table:style-name="ro2">
          <table:table-cell table:style-name="ce1" office:value-type="float" office:value="80.1272901860359" calcext:value-type="float">
            <text:p>80,13</text:p>
          </table:table-cell>
          <table:table-cell table:style-name="ce2" table:formula="of:= IF([.A332] &gt; [.A333]; [.B332] + [.A333]; [.A333])" office:value-type="float" office:value="227.641771483326" calcext:value-type="float">
            <text:p>227,64</text:p>
          </table:table-cell>
          <table:table-cell table:number-columns-repeated="62"/>
        </table:table-row>
        <table:table-row table:style-name="ro2">
          <table:table-cell table:style-name="ce1" office:value-type="float" office:value="145.635447016453" calcext:value-type="float">
            <text:p>145,64</text:p>
          </table:table-cell>
          <table:table-cell table:style-name="ce2" table:formula="of:= IF([.A333] &gt; [.A334]; [.B333] + [.A334]; [.A334])" office:value-type="float" office:value="145.635447016453" calcext:value-type="float">
            <text:p>145,64</text:p>
          </table:table-cell>
          <table:table-cell table:number-columns-repeated="62"/>
        </table:table-row>
        <table:table-row table:style-name="ro2">
          <table:table-cell table:style-name="ce1" office:value-type="float" office:value="101.60281924858" calcext:value-type="float">
            <text:p>101,60</text:p>
          </table:table-cell>
          <table:table-cell table:style-name="ce2" table:formula="of:= IF([.A334] &gt; [.A335]; [.B334] + [.A335]; [.A335])" office:value-type="float" office:value="247.238266265034" calcext:value-type="float">
            <text:p>247,24</text:p>
          </table:table-cell>
          <table:table-cell table:number-columns-repeated="62"/>
        </table:table-row>
        <table:table-row table:style-name="ro2">
          <table:table-cell table:style-name="ce1" office:value-type="float" office:value="76.7707835780328" calcext:value-type="float">
            <text:p>76,77</text:p>
          </table:table-cell>
          <table:table-cell table:style-name="ce2" table:formula="of:= IF([.A335] &gt; [.A336]; [.B335] + [.A336]; [.A336])" office:value-type="float" office:value="324.009049843066" calcext:value-type="float">
            <text:p>324,01</text:p>
          </table:table-cell>
          <table:table-cell table:number-columns-repeated="62"/>
        </table:table-row>
        <table:table-row table:style-name="ro2">
          <table:table-cell table:style-name="ce1" office:value-type="float" office:value="29.8831973777118" calcext:value-type="float">
            <text:p>29,88</text:p>
          </table:table-cell>
          <table:table-cell table:style-name="ce2" table:formula="of:= IF([.A336] &gt; [.A337]; [.B336] + [.A337]; [.A337])" office:value-type="float" office:value="353.892247220778" calcext:value-type="float">
            <text:p>353,89</text:p>
          </table:table-cell>
          <table:table-cell table:number-columns-repeated="62"/>
        </table:table-row>
        <table:table-row table:style-name="ro2">
          <table:table-cell table:style-name="ce1" office:value-type="float" office:value="108.909211654131" calcext:value-type="float">
            <text:p>108,91</text:p>
          </table:table-cell>
          <table:table-cell table:style-name="ce2" table:formula="of:= IF([.A337] &gt; [.A338]; [.B337] + [.A338]; [.A338])" office:value-type="float" office:value="108.909211654131" calcext:value-type="float">
            <text:p>108,91</text:p>
          </table:table-cell>
          <table:table-cell table:number-columns-repeated="62"/>
        </table:table-row>
        <table:table-row table:style-name="ro2">
          <table:table-cell table:style-name="ce1" office:value-type="float" office:value="12.094452910399" calcext:value-type="float">
            <text:p>12,09</text:p>
          </table:table-cell>
          <table:table-cell table:style-name="ce2" table:formula="of:= IF([.A338] &gt; [.A339]; [.B338] + [.A339]; [.A339])" office:value-type="float" office:value="121.00366456453" calcext:value-type="float">
            <text:p>121,00</text:p>
          </table:table-cell>
          <table:table-cell table:number-columns-repeated="62"/>
        </table:table-row>
        <table:table-row table:style-name="ro2">
          <table:table-cell table:style-name="ce1" office:value-type="float" office:value="17.3341776232991" calcext:value-type="float">
            <text:p>17,33</text:p>
          </table:table-cell>
          <table:table-cell table:style-name="ce2" table:formula="of:= IF([.A339] &gt; [.A340]; [.B339] + [.A340]; [.A340])" office:value-type="float" office:value="17.3341776232991" calcext:value-type="float">
            <text:p>17,33</text:p>
          </table:table-cell>
          <table:table-cell table:number-columns-repeated="62"/>
        </table:table-row>
        <table:table-row table:style-name="ro2">
          <table:table-cell table:style-name="ce1" office:value-type="float" office:value="98.1727625493686" calcext:value-type="float">
            <text:p>98,17</text:p>
          </table:table-cell>
          <table:table-cell table:style-name="ce2" table:formula="of:= IF([.A340] &gt; [.A341]; [.B340] + [.A341]; [.A341])" office:value-type="float" office:value="98.1727625493686" calcext:value-type="float">
            <text:p>98,17</text:p>
          </table:table-cell>
          <table:table-cell table:number-columns-repeated="62"/>
        </table:table-row>
        <table:table-row table:style-name="ro2">
          <table:table-cell table:style-name="ce1" office:value-type="float" office:value="130.077380946535" calcext:value-type="float">
            <text:p>130,08</text:p>
          </table:table-cell>
          <table:table-cell table:style-name="ce2" table:formula="of:= IF([.A341] &gt; [.A342]; [.B341] + [.A342]; [.A342])" office:value-type="float" office:value="130.077380946535" calcext:value-type="float">
            <text:p>130,08</text:p>
          </table:table-cell>
          <table:table-cell table:number-columns-repeated="62"/>
        </table:table-row>
        <table:table-row table:style-name="ro2">
          <table:table-cell table:style-name="ce1" office:value-type="float" office:value="49.5105374058931" calcext:value-type="float">
            <text:p>49,51</text:p>
          </table:table-cell>
          <table:table-cell table:style-name="ce2" table:formula="of:= IF([.A342] &gt; [.A343]; [.B342] + [.A343]; [.A343])" office:value-type="float" office:value="179.587918352428" calcext:value-type="float">
            <text:p>179,59</text:p>
          </table:table-cell>
          <table:table-cell table:number-columns-repeated="62"/>
        </table:table-row>
        <table:table-row table:style-name="ro2">
          <table:table-cell table:style-name="ce1" office:value-type="float" office:value="25.5365563765233" calcext:value-type="float">
            <text:p>25,54</text:p>
          </table:table-cell>
          <table:table-cell table:style-name="ce2" table:formula="of:= IF([.A343] &gt; [.A344]; [.B343] + [.A344]; [.A344])" office:value-type="float" office:value="205.124474728951" calcext:value-type="float">
            <text:p>205,12</text:p>
          </table:table-cell>
          <table:table-cell table:number-columns-repeated="62"/>
        </table:table-row>
        <table:table-row table:style-name="ro2">
          <table:table-cell table:style-name="ce1" office:value-type="float" office:value="39.1230356266248" calcext:value-type="float">
            <text:p>39,12</text:p>
          </table:table-cell>
          <table:table-cell table:style-name="ce2" table:formula="of:= IF([.A344] &gt; [.A345]; [.B344] + [.A345]; [.A345])" office:value-type="float" office:value="39.1230356266248" calcext:value-type="float">
            <text:p>39,12</text:p>
          </table:table-cell>
          <table:table-cell table:number-columns-repeated="62"/>
        </table:table-row>
        <table:table-row table:style-name="ro2">
          <table:table-cell table:style-name="ce1" office:value-type="float" office:value="43.4842562605186" calcext:value-type="float">
            <text:p>43,48</text:p>
          </table:table-cell>
          <table:table-cell table:style-name="ce2" table:formula="of:= IF([.A345] &gt; [.A346]; [.B345] + [.A346]; [.A346])" office:value-type="float" office:value="43.4842562605186" calcext:value-type="float">
            <text:p>43,48</text:p>
          </table:table-cell>
          <table:table-cell table:number-columns-repeated="62"/>
        </table:table-row>
        <table:table-row table:style-name="ro2">
          <table:table-cell table:style-name="ce1" office:value-type="float" office:value="42.5007135512672" calcext:value-type="float">
            <text:p>42,50</text:p>
          </table:table-cell>
          <table:table-cell table:style-name="ce2" table:formula="of:= IF([.A346] &gt; [.A347]; [.B346] + [.A347]; [.A347])" office:value-type="float" office:value="85.9849698117858" calcext:value-type="float">
            <text:p>85,98</text:p>
          </table:table-cell>
          <table:table-cell table:number-columns-repeated="62"/>
        </table:table-row>
        <table:table-row table:style-name="ro2">
          <table:table-cell table:style-name="ce1" office:value-type="float" office:value="137.742524593322" calcext:value-type="float">
            <text:p>137,74</text:p>
          </table:table-cell>
          <table:table-cell table:style-name="ce2" table:formula="of:= IF([.A347] &gt; [.A348]; [.B347] + [.A348]; [.A348])" office:value-type="float" office:value="137.742524593322" calcext:value-type="float">
            <text:p>137,74</text:p>
          </table:table-cell>
          <table:table-cell table:number-columns-repeated="62"/>
        </table:table-row>
        <table:table-row table:style-name="ro2">
          <table:table-cell table:style-name="ce1" office:value-type="float" office:value="147.412183456526" calcext:value-type="float">
            <text:p>147,41</text:p>
          </table:table-cell>
          <table:table-cell table:style-name="ce2" table:formula="of:= IF([.A348] &gt; [.A349]; [.B348] + [.A349]; [.A349])" office:value-type="float" office:value="147.412183456526" calcext:value-type="float">
            <text:p>147,41</text:p>
          </table:table-cell>
          <table:table-cell table:number-columns-repeated="62"/>
        </table:table-row>
        <table:table-row table:style-name="ro2">
          <table:table-cell table:style-name="ce1" office:value-type="float" office:value="120.961584787391" calcext:value-type="float">
            <text:p>120,96</text:p>
          </table:table-cell>
          <table:table-cell table:style-name="ce2" table:formula="of:= IF([.A349] &gt; [.A350]; [.B349] + [.A350]; [.A350])" office:value-type="float" office:value="268.373768243917" calcext:value-type="float">
            <text:p>268,37</text:p>
          </table:table-cell>
          <table:table-cell table:number-columns-repeated="62"/>
        </table:table-row>
        <table:table-row table:style-name="ro2">
          <table:table-cell table:style-name="ce1" office:value-type="float" office:value="87.298343774018" calcext:value-type="float">
            <text:p>87,30</text:p>
          </table:table-cell>
          <table:table-cell table:style-name="ce2" table:formula="of:= IF([.A350] &gt; [.A351]; [.B350] + [.A351]; [.A351])" office:value-type="float" office:value="355.672112017935" calcext:value-type="float">
            <text:p>355,67</text:p>
          </table:table-cell>
          <table:table-cell table:number-columns-repeated="62"/>
        </table:table-row>
        <table:table-row table:style-name="ro2">
          <table:table-cell table:style-name="ce1" office:value-type="float" office:value="17.3447963746516" calcext:value-type="float">
            <text:p>17,34</text:p>
          </table:table-cell>
          <table:table-cell table:style-name="ce2" table:formula="of:= IF([.A351] &gt; [.A352]; [.B351] + [.A352]; [.A352])" office:value-type="float" office:value="373.016908392586" calcext:value-type="float">
            <text:p>373,02</text:p>
          </table:table-cell>
          <table:table-cell table:number-columns-repeated="62"/>
        </table:table-row>
        <table:table-row table:style-name="ro2">
          <table:table-cell table:style-name="ce1" office:value-type="float" office:value="122.040132005343" calcext:value-type="float">
            <text:p>122,04</text:p>
          </table:table-cell>
          <table:table-cell table:style-name="ce2" table:formula="of:= IF([.A352] &gt; [.A353]; [.B352] + [.A353]; [.A353])" office:value-type="float" office:value="122.040132005343" calcext:value-type="float">
            <text:p>122,04</text:p>
          </table:table-cell>
          <table:table-cell table:number-columns-repeated="62"/>
        </table:table-row>
        <table:table-row table:style-name="ro2">
          <table:table-cell table:style-name="ce1" office:value-type="float" office:value="116.394987746033" calcext:value-type="float">
            <text:p>116,39</text:p>
          </table:table-cell>
          <table:table-cell table:style-name="ce2" table:formula="of:= IF([.A353] &gt; [.A354]; [.B353] + [.A354]; [.A354])" office:value-type="float" office:value="238.435119751376" calcext:value-type="float">
            <text:p>238,44</text:p>
          </table:table-cell>
          <table:table-cell table:number-columns-repeated="62"/>
        </table:table-row>
        <table:table-row table:style-name="ro2">
          <table:table-cell table:style-name="ce1" office:value-type="float" office:value="144.950491447674" calcext:value-type="float">
            <text:p>144,95</text:p>
          </table:table-cell>
          <table:table-cell table:style-name="ce2" table:formula="of:= IF([.A354] &gt; [.A355]; [.B354] + [.A355]; [.A355])" office:value-type="float" office:value="144.950491447674" calcext:value-type="float">
            <text:p>144,95</text:p>
          </table:table-cell>
          <table:table-cell table:number-columns-repeated="62"/>
        </table:table-row>
        <table:table-row table:style-name="ro2">
          <table:table-cell table:style-name="ce1" office:value-type="float" office:value="136.219656863036" calcext:value-type="float">
            <text:p>136,22</text:p>
          </table:table-cell>
          <table:table-cell table:style-name="ce2" table:formula="of:= IF([.A355] &gt; [.A356]; [.B355] + [.A356]; [.A356])" office:value-type="float" office:value="281.170148310709" calcext:value-type="float">
            <text:p>281,17</text:p>
          </table:table-cell>
          <table:table-cell table:number-columns-repeated="62"/>
        </table:table-row>
        <table:table-row table:style-name="ro2">
          <table:table-cell table:style-name="ce1" office:value-type="float" office:value="55.9384898950119" calcext:value-type="float">
            <text:p>55,94</text:p>
          </table:table-cell>
          <table:table-cell table:style-name="ce2" table:formula="of:= IF([.A356] &gt; [.A357]; [.B356] + [.A357]; [.A357])" office:value-type="float" office:value="337.108638205721" calcext:value-type="float">
            <text:p>337,11</text:p>
          </table:table-cell>
          <table:table-cell table:number-columns-repeated="62"/>
        </table:table-row>
        <table:table-row table:style-name="ro2">
          <table:table-cell table:style-name="ce1" office:value-type="float" office:value="35.789285792094" calcext:value-type="float">
            <text:p>35,79</text:p>
          </table:table-cell>
          <table:table-cell table:style-name="ce2" table:formula="of:= IF([.A357] &gt; [.A358]; [.B357] + [.A358]; [.A358])" office:value-type="float" office:value="372.897923997815" calcext:value-type="float">
            <text:p>372,90</text:p>
          </table:table-cell>
          <table:table-cell table:number-columns-repeated="62"/>
        </table:table-row>
        <table:table-row table:style-name="ro2">
          <table:table-cell table:style-name="ce1" office:value-type="float" office:value="45.9045498142175" calcext:value-type="float">
            <text:p>45,90</text:p>
          </table:table-cell>
          <table:table-cell table:style-name="ce2" table:formula="of:= IF([.A358] &gt; [.A359]; [.B358] + [.A359]; [.A359])" office:value-type="float" office:value="45.9045498142175" calcext:value-type="float">
            <text:p>45,90</text:p>
          </table:table-cell>
          <table:table-cell table:number-columns-repeated="62"/>
        </table:table-row>
        <table:table-row table:style-name="ro2">
          <table:table-cell table:style-name="ce1" office:value-type="float" office:value="139.650454790464" calcext:value-type="float">
            <text:p>139,65</text:p>
          </table:table-cell>
          <table:table-cell table:style-name="ce2" table:formula="of:= IF([.A359] &gt; [.A360]; [.B359] + [.A360]; [.A360])" office:value-type="float" office:value="139.650454790464" calcext:value-type="float">
            <text:p>139,65</text:p>
          </table:table-cell>
          <table:table-cell table:number-columns-repeated="62"/>
        </table:table-row>
        <table:table-row table:style-name="ro2">
          <table:table-cell table:style-name="ce1" office:value-type="float" office:value="58.0606015332918" calcext:value-type="float">
            <text:p>58,06</text:p>
          </table:table-cell>
          <table:table-cell table:style-name="ce2" table:formula="of:= IF([.A360] &gt; [.A361]; [.B360] + [.A361]; [.A361])" office:value-type="float" office:value="197.711056323756" calcext:value-type="float">
            <text:p>197,71</text:p>
          </table:table-cell>
          <table:table-cell table:number-columns-repeated="62"/>
        </table:table-row>
        <table:table-row table:style-name="ro2">
          <table:table-cell table:style-name="ce1" office:value-type="float" office:value="96.7103796863293" calcext:value-type="float">
            <text:p>96,71</text:p>
          </table:table-cell>
          <table:table-cell table:style-name="ce2" table:formula="of:= IF([.A361] &gt; [.A362]; [.B361] + [.A362]; [.A362])" office:value-type="float" office:value="96.7103796863293" calcext:value-type="float">
            <text:p>96,71</text:p>
          </table:table-cell>
          <table:table-cell table:number-columns-repeated="62"/>
        </table:table-row>
        <table:table-row table:style-name="ro2">
          <table:table-cell table:style-name="ce1" office:value-type="float" office:value="54.9065690920449" calcext:value-type="float">
            <text:p>54,91</text:p>
          </table:table-cell>
          <table:table-cell table:style-name="ce2" table:formula="of:= IF([.A362] &gt; [.A363]; [.B362] + [.A363]; [.A363])" office:value-type="float" office:value="151.616948778374" calcext:value-type="float">
            <text:p>151,62</text:p>
          </table:table-cell>
          <table:table-cell table:number-columns-repeated="62"/>
        </table:table-row>
        <table:table-row table:style-name="ro2">
          <table:table-cell table:style-name="ce1" office:value-type="float" office:value="46.5866087913643" calcext:value-type="float">
            <text:p>46,59</text:p>
          </table:table-cell>
          <table:table-cell table:style-name="ce2" table:formula="of:= IF([.A363] &gt; [.A364]; [.B363] + [.A364]; [.A364])" office:value-type="float" office:value="198.203557569738" calcext:value-type="float">
            <text:p>198,20</text:p>
          </table:table-cell>
          <table:table-cell table:number-columns-repeated="62"/>
        </table:table-row>
        <table:table-row table:style-name="ro2">
          <table:table-cell table:style-name="ce1" office:value-type="float" office:value="152.273162247334" calcext:value-type="float">
            <text:p>152,27</text:p>
          </table:table-cell>
          <table:table-cell table:style-name="ce2" table:formula="of:= IF([.A364] &gt; [.A365]; [.B364] + [.A365]; [.A365])" office:value-type="float" office:value="152.273162247334" calcext:value-type="float">
            <text:p>152,27</text:p>
          </table:table-cell>
          <table:table-cell table:number-columns-repeated="62"/>
        </table:table-row>
        <table:table-row table:style-name="ro2">
          <table:table-cell table:style-name="ce1" office:value-type="float" office:value="80.4274296610186" calcext:value-type="float">
            <text:p>80,43</text:p>
          </table:table-cell>
          <table:table-cell table:style-name="ce2" table:formula="of:= IF([.A365] &gt; [.A366]; [.B365] + [.A366]; [.A366])" office:value-type="float" office:value="232.700591908352" calcext:value-type="float">
            <text:p>232,70</text:p>
          </table:table-cell>
          <table:table-cell table:number-columns-repeated="62"/>
        </table:table-row>
        <table:table-row table:style-name="ro2">
          <table:table-cell table:style-name="ce1" office:value-type="float" office:value="11.6694188000674" calcext:value-type="float">
            <text:p>11,67</text:p>
          </table:table-cell>
          <table:table-cell table:style-name="ce2" table:formula="of:= IF([.A366] &gt; [.A367]; [.B366] + [.A367]; [.A367])" office:value-type="float" office:value="244.37001070842" calcext:value-type="float">
            <text:p>244,37</text:p>
          </table:table-cell>
          <table:table-cell table:number-columns-repeated="62"/>
        </table:table-row>
        <table:table-row table:style-name="ro2">
          <table:table-cell table:style-name="ce1" office:value-type="float" office:value="18.0347869465726" calcext:value-type="float">
            <text:p>18,03</text:p>
          </table:table-cell>
          <table:table-cell table:style-name="ce2" table:formula="of:= IF([.A367] &gt; [.A368]; [.B367] + [.A368]; [.A368])" office:value-type="float" office:value="18.0347869465726" calcext:value-type="float">
            <text:p>18,03</text:p>
          </table:table-cell>
          <table:table-cell table:number-columns-repeated="62"/>
        </table:table-row>
        <table:table-row table:style-name="ro2">
          <table:table-cell table:style-name="ce1" office:value-type="float" office:value="18.8721214947299" calcext:value-type="float">
            <text:p>18,87</text:p>
          </table:table-cell>
          <table:table-cell table:style-name="ce2" table:formula="of:= IF([.A368] &gt; [.A369]; [.B368] + [.A369]; [.A369])" office:value-type="float" office:value="18.8721214947299" calcext:value-type="float">
            <text:p>18,87</text:p>
          </table:table-cell>
          <table:table-cell table:number-columns-repeated="62"/>
        </table:table-row>
        <table:table-row table:style-name="ro2">
          <table:table-cell table:style-name="ce1" office:value-type="float" office:value="97.3292241196006" calcext:value-type="float">
            <text:p>97,33</text:p>
          </table:table-cell>
          <table:table-cell table:style-name="ce2" table:formula="of:= IF([.A369] &gt; [.A370]; [.B369] + [.A370]; [.A370])" office:value-type="float" office:value="97.3292241196006" calcext:value-type="float">
            <text:p>97,33</text:p>
          </table:table-cell>
          <table:table-cell table:number-columns-repeated="62"/>
        </table:table-row>
        <table:table-row table:style-name="ro2">
          <table:table-cell table:style-name="ce1" office:value-type="float" office:value="25.4062169380469" calcext:value-type="float">
            <text:p>25,41</text:p>
          </table:table-cell>
          <table:table-cell table:style-name="ce2" table:formula="of:= IF([.A370] &gt; [.A371]; [.B370] + [.A371]; [.A371])" office:value-type="float" office:value="122.735441057648" calcext:value-type="float">
            <text:p>122,74</text:p>
          </table:table-cell>
          <table:table-cell table:number-columns-repeated="62"/>
        </table:table-row>
        <table:table-row table:style-name="ro2">
          <table:table-cell table:style-name="ce1" office:value-type="float" office:value="86.4421276448938" calcext:value-type="float">
            <text:p>86,44</text:p>
          </table:table-cell>
          <table:table-cell table:style-name="ce2" table:formula="of:= IF([.A371] &gt; [.A372]; [.B371] + [.A372]; [.A372])" office:value-type="float" office:value="86.4421276448938" calcext:value-type="float">
            <text:p>86,44</text:p>
          </table:table-cell>
          <table:table-cell table:number-columns-repeated="62"/>
        </table:table-row>
        <table:table-row table:style-name="ro2">
          <table:table-cell table:style-name="ce1" office:value-type="float" office:value="123.410763182901" calcext:value-type="float">
            <text:p>123,41</text:p>
          </table:table-cell>
          <table:table-cell table:style-name="ce2" table:formula="of:= IF([.A372] &gt; [.A373]; [.B372] + [.A373]; [.A373])" office:value-type="float" office:value="123.410763182901" calcext:value-type="float">
            <text:p>123,41</text:p>
          </table:table-cell>
          <table:table-cell table:number-columns-repeated="62"/>
        </table:table-row>
        <table:table-row table:style-name="ro2">
          <table:table-cell table:style-name="ce1" office:value-type="float" office:value="62.7450591001826" calcext:value-type="float">
            <text:p>62,75</text:p>
          </table:table-cell>
          <table:table-cell table:style-name="ce2" table:formula="of:= IF([.A373] &gt; [.A374]; [.B373] + [.A374]; [.A374])" office:value-type="float" office:value="186.155822283084" calcext:value-type="float">
            <text:p>186,16</text:p>
          </table:table-cell>
          <table:table-cell table:number-columns-repeated="62"/>
        </table:table-row>
        <table:table-row table:style-name="ro2">
          <table:table-cell table:style-name="ce1" office:value-type="float" office:value="9.37648469983523" calcext:value-type="float">
            <text:p>9,38</text:p>
          </table:table-cell>
          <table:table-cell table:style-name="ce2" table:formula="of:= IF([.A374] &gt; [.A375]; [.B374] + [.A375]; [.A375])" office:value-type="float" office:value="195.532306982919" calcext:value-type="float">
            <text:p>195,53</text:p>
          </table:table-cell>
          <table:table-cell table:number-columns-repeated="62"/>
        </table:table-row>
        <table:table-row table:style-name="ro2">
          <table:table-cell table:style-name="ce1" office:value-type="float" office:value="152.743054025497" calcext:value-type="float">
            <text:p>152,74</text:p>
          </table:table-cell>
          <table:table-cell table:style-name="ce2" table:formula="of:= IF([.A375] &gt; [.A376]; [.B375] + [.A376]; [.A376])" office:value-type="float" office:value="152.743054025497" calcext:value-type="float">
            <text:p>152,74</text:p>
          </table:table-cell>
          <table:table-cell table:number-columns-repeated="62"/>
        </table:table-row>
        <table:table-row table:style-name="ro2">
          <table:table-cell table:style-name="ce1" office:value-type="float" office:value="66.9013942641067" calcext:value-type="float">
            <text:p>66,90</text:p>
          </table:table-cell>
          <table:table-cell table:style-name="ce2" table:formula="of:= IF([.A376] &gt; [.A377]; [.B376] + [.A377]; [.A377])" office:value-type="float" office:value="219.644448289604" calcext:value-type="float">
            <text:p>219,64</text:p>
          </table:table-cell>
          <table:table-cell table:number-columns-repeated="62"/>
        </table:table-row>
        <table:table-row table:style-name="ro2">
          <table:table-cell table:style-name="ce1" office:value-type="float" office:value="31.1793569570184" calcext:value-type="float">
            <text:p>31,18</text:p>
          </table:table-cell>
          <table:table-cell table:style-name="ce2" table:formula="of:= IF([.A377] &gt; [.A378]; [.B377] + [.A378]; [.A378])" office:value-type="float" office:value="250.823805246622" calcext:value-type="float">
            <text:p>250,82</text:p>
          </table:table-cell>
          <table:table-cell table:number-columns-repeated="62"/>
        </table:table-row>
        <table:table-row table:style-name="ro2">
          <table:table-cell table:style-name="ce1" office:value-type="float" office:value="44.8568871863231" calcext:value-type="float">
            <text:p>44,86</text:p>
          </table:table-cell>
          <table:table-cell table:style-name="ce2" table:formula="of:= IF([.A378] &gt; [.A379]; [.B378] + [.A379]; [.A379])" office:value-type="float" office:value="44.8568871863231" calcext:value-type="float">
            <text:p>44,86</text:p>
          </table:table-cell>
          <table:table-cell table:number-columns-repeated="62"/>
        </table:table-row>
        <table:table-row table:style-name="ro2">
          <table:table-cell table:style-name="ce1" office:value-type="float" office:value="25.680384949612" calcext:value-type="float">
            <text:p>25,68</text:p>
          </table:table-cell>
          <table:table-cell table:style-name="ce2" table:formula="of:= IF([.A379] &gt; [.A380]; [.B379] + [.A380]; [.A380])" office:value-type="float" office:value="70.537272135935" calcext:value-type="float">
            <text:p>70,54</text:p>
          </table:table-cell>
          <table:table-cell table:number-columns-repeated="62"/>
        </table:table-row>
        <table:table-row table:style-name="ro2">
          <table:table-cell table:style-name="ce1" office:value-type="float" office:value="32.7397178583607" calcext:value-type="float">
            <text:p>32,74</text:p>
          </table:table-cell>
          <table:table-cell table:style-name="ce2" table:formula="of:= IF([.A380] &gt; [.A381]; [.B380] + [.A381]; [.A381])" office:value-type="float" office:value="32.7397178583607" calcext:value-type="float">
            <text:p>32,74</text:p>
          </table:table-cell>
          <table:table-cell table:number-columns-repeated="62"/>
        </table:table-row>
        <table:table-row table:style-name="ro2">
          <table:table-cell table:style-name="ce1" office:value-type="float" office:value="43.9657197380568" calcext:value-type="float">
            <text:p>43,97</text:p>
          </table:table-cell>
          <table:table-cell table:style-name="ce2" table:formula="of:= IF([.A381] &gt; [.A382]; [.B381] + [.A382]; [.A382])" office:value-type="float" office:value="43.9657197380568" calcext:value-type="float">
            <text:p>43,97</text:p>
          </table:table-cell>
          <table:table-cell table:number-columns-repeated="62"/>
        </table:table-row>
        <table:table-row table:style-name="ro2">
          <table:table-cell table:style-name="ce1" office:value-type="float" office:value="97.7343773139176" calcext:value-type="float">
            <text:p>97,73</text:p>
          </table:table-cell>
          <table:table-cell table:style-name="ce2" table:formula="of:= IF([.A382] &gt; [.A383]; [.B382] + [.A383]; [.A383])" office:value-type="float" office:value="97.7343773139176" calcext:value-type="float">
            <text:p>97,73</text:p>
          </table:table-cell>
          <table:table-cell table:number-columns-repeated="62"/>
        </table:table-row>
        <table:table-row table:style-name="ro2">
          <table:table-cell table:style-name="ce1" office:value-type="float" office:value="19.4572158611298" calcext:value-type="float">
            <text:p>19,46</text:p>
          </table:table-cell>
          <table:table-cell table:style-name="ce2" table:formula="of:= IF([.A383] &gt; [.A384]; [.B383] + [.A384]; [.A384])" office:value-type="float" office:value="117.191593175047" calcext:value-type="float">
            <text:p>117,19</text:p>
          </table:table-cell>
          <table:table-cell table:number-columns-repeated="62"/>
        </table:table-row>
        <table:table-row table:style-name="ro2">
          <table:table-cell table:style-name="ce1" office:value-type="float" office:value="75.6551920112613" calcext:value-type="float">
            <text:p>75,66</text:p>
          </table:table-cell>
          <table:table-cell table:style-name="ce2" table:formula="of:= IF([.A384] &gt; [.A385]; [.B384] + [.A385]; [.A385])" office:value-type="float" office:value="75.6551920112613" calcext:value-type="float">
            <text:p>75,66</text:p>
          </table:table-cell>
          <table:table-cell table:number-columns-repeated="62"/>
        </table:table-row>
        <table:table-row table:style-name="ro2">
          <table:table-cell table:style-name="ce1" office:value-type="float" office:value="102.279414150165" calcext:value-type="float">
            <text:p>102,28</text:p>
          </table:table-cell>
          <table:table-cell table:style-name="ce2" table:formula="of:= IF([.A385] &gt; [.A386]; [.B385] + [.A386]; [.A386])" office:value-type="float" office:value="102.279414150165" calcext:value-type="float">
            <text:p>102,28</text:p>
          </table:table-cell>
          <table:table-cell table:number-columns-repeated="62"/>
        </table:table-row>
        <table:table-row table:style-name="ro2">
          <table:table-cell table:style-name="ce1" office:value-type="float" office:value="129.797025420986" calcext:value-type="float">
            <text:p>129,80</text:p>
          </table:table-cell>
          <table:table-cell table:style-name="ce2" table:formula="of:= IF([.A386] &gt; [.A387]; [.B386] + [.A387]; [.A387])" office:value-type="float" office:value="129.797025420986" calcext:value-type="float">
            <text:p>129,80</text:p>
          </table:table-cell>
          <table:table-cell table:number-columns-repeated="62"/>
        </table:table-row>
        <table:table-row table:style-name="ro2">
          <table:table-cell table:style-name="ce1" office:value-type="float" office:value="123.307885599967" calcext:value-type="float">
            <text:p>123,31</text:p>
          </table:table-cell>
          <table:table-cell table:style-name="ce2" table:formula="of:= IF([.A387] &gt; [.A388]; [.B387] + [.A388]; [.A388])" office:value-type="float" office:value="253.104911020953" calcext:value-type="float">
            <text:p>253,10</text:p>
          </table:table-cell>
          <table:table-cell table:number-columns-repeated="62"/>
        </table:table-row>
        <table:table-row table:style-name="ro2">
          <table:table-cell table:style-name="ce1" office:value-type="float" office:value="137.066433119573" calcext:value-type="float">
            <text:p>137,07</text:p>
          </table:table-cell>
          <table:table-cell table:style-name="ce2" table:formula="of:= IF([.A388] &gt; [.A389]; [.B388] + [.A389]; [.A389])" office:value-type="float" office:value="137.066433119573" calcext:value-type="float">
            <text:p>137,07</text:p>
          </table:table-cell>
          <table:table-cell table:number-columns-repeated="62"/>
        </table:table-row>
        <table:table-row table:style-name="ro2">
          <table:table-cell table:style-name="ce1" office:value-type="float" office:value="102.299882529028" calcext:value-type="float">
            <text:p>102,30</text:p>
          </table:table-cell>
          <table:table-cell table:style-name="ce2" table:formula="of:= IF([.A389] &gt; [.A390]; [.B389] + [.A390]; [.A390])" office:value-type="float" office:value="239.366315648602" calcext:value-type="float">
            <text:p>239,37</text:p>
          </table:table-cell>
          <table:table-cell table:number-columns-repeated="62"/>
        </table:table-row>
        <table:table-row table:style-name="ro2">
          <table:table-cell table:style-name="ce1" office:value-type="float" office:value="144.238695385684" calcext:value-type="float">
            <text:p>144,24</text:p>
          </table:table-cell>
          <table:table-cell table:style-name="ce2" table:formula="of:= IF([.A390] &gt; [.A391]; [.B390] + [.A391]; [.A391])" office:value-type="float" office:value="144.238695385684" calcext:value-type="float">
            <text:p>144,24</text:p>
          </table:table-cell>
          <table:table-cell table:number-columns-repeated="62"/>
        </table:table-row>
        <table:table-row table:style-name="ro2">
          <table:table-cell table:style-name="ce1" office:value-type="float" office:value="18.4580045758235" calcext:value-type="float">
            <text:p>18,46</text:p>
          </table:table-cell>
          <table:table-cell table:style-name="ce2" table:formula="of:= IF([.A391] &gt; [.A392]; [.B391] + [.A392]; [.A392])" office:value-type="float" office:value="162.696699961508" calcext:value-type="float">
            <text:p>162,70</text:p>
          </table:table-cell>
          <table:table-cell table:number-columns-repeated="62"/>
        </table:table-row>
        <table:table-row table:style-name="ro2">
          <table:table-cell table:style-name="ce1" office:value-type="float" office:value="85.8883554681733" calcext:value-type="float">
            <text:p>85,89</text:p>
          </table:table-cell>
          <table:table-cell table:style-name="ce2" table:formula="of:= IF([.A392] &gt; [.A393]; [.B392] + [.A393]; [.A393])" office:value-type="float" office:value="85.8883554681733" calcext:value-type="float">
            <text:p>85,89</text:p>
          </table:table-cell>
          <table:table-cell table:number-columns-repeated="62"/>
        </table:table-row>
        <table:table-row table:style-name="ro2">
          <table:table-cell table:style-name="ce1" office:value-type="float" office:value="52.0109193105414" calcext:value-type="float">
            <text:p>52,01</text:p>
          </table:table-cell>
          <table:table-cell table:style-name="ce2" table:formula="of:= IF([.A393] &gt; [.A394]; [.B393] + [.A394]; [.A394])" office:value-type="float" office:value="137.899274778715" calcext:value-type="float">
            <text:p>137,90</text:p>
          </table:table-cell>
          <table:table-cell table:number-columns-repeated="62"/>
        </table:table-row>
        <table:table-row table:style-name="ro2">
          <table:table-cell table:style-name="ce1" office:value-type="float" office:value="69.2238388833002" calcext:value-type="float">
            <text:p>69,22</text:p>
          </table:table-cell>
          <table:table-cell table:style-name="ce2" table:formula="of:= IF([.A394] &gt; [.A395]; [.B394] + [.A395]; [.A395])" office:value-type="float" office:value="69.2238388833002" calcext:value-type="float">
            <text:p>69,22</text:p>
          </table:table-cell>
          <table:table-cell table:number-columns-repeated="62"/>
        </table:table-row>
        <table:table-row table:style-name="ro2">
          <table:table-cell table:style-name="ce1" office:value-type="float" office:value="130.633120888726" calcext:value-type="float">
            <text:p>130,63</text:p>
          </table:table-cell>
          <table:table-cell table:style-name="ce2" table:formula="of:= IF([.A395] &gt; [.A396]; [.B395] + [.A396]; [.A396])" office:value-type="float" office:value="130.633120888726" calcext:value-type="float">
            <text:p>130,63</text:p>
          </table:table-cell>
          <table:table-cell table:number-columns-repeated="62"/>
        </table:table-row>
        <table:table-row table:style-name="ro2">
          <table:table-cell table:style-name="ce1" office:value-type="float" office:value="99.1258105803215" calcext:value-type="float">
            <text:p>99,13</text:p>
          </table:table-cell>
          <table:table-cell table:style-name="ce2" table:formula="of:= IF([.A396] &gt; [.A397]; [.B396] + [.A397]; [.A397])" office:value-type="float" office:value="229.758931469047" calcext:value-type="float">
            <text:p>229,76</text:p>
          </table:table-cell>
          <table:table-cell table:number-columns-repeated="62"/>
        </table:table-row>
        <table:table-row table:style-name="ro2">
          <table:table-cell table:style-name="ce1" office:value-type="float" office:value="21.1483539965818" calcext:value-type="float">
            <text:p>21,15</text:p>
          </table:table-cell>
          <table:table-cell table:style-name="ce2" table:formula="of:= IF([.A397] &gt; [.A398]; [.B397] + [.A398]; [.A398])" office:value-type="float" office:value="250.907285465629" calcext:value-type="float">
            <text:p>250,91</text:p>
          </table:table-cell>
          <table:table-cell table:number-columns-repeated="62"/>
        </table:table-row>
        <table:table-row table:style-name="ro2">
          <table:table-cell table:style-name="ce1" office:value-type="float" office:value="59.7805194260619" calcext:value-type="float">
            <text:p>59,78</text:p>
          </table:table-cell>
          <table:table-cell table:style-name="ce2" table:formula="of:= IF([.A398] &gt; [.A399]; [.B398] + [.A399]; [.A399])" office:value-type="float" office:value="59.7805194260619" calcext:value-type="float">
            <text:p>59,78</text:p>
          </table:table-cell>
          <table:table-cell table:number-columns-repeated="62"/>
        </table:table-row>
        <table:table-row table:style-name="ro2">
          <table:table-cell table:style-name="ce1" office:value-type="float" office:value="92.1544274898792" calcext:value-type="float">
            <text:p>92,15</text:p>
          </table:table-cell>
          <table:table-cell table:style-name="ce2" table:formula="of:= IF([.A399] &gt; [.A400]; [.B399] + [.A400]; [.A400])" office:value-type="float" office:value="92.1544274898792" calcext:value-type="float">
            <text:p>92,15</text:p>
          </table:table-cell>
          <table:table-cell table:number-columns-repeated="62"/>
        </table:table-row>
        <table:table-row table:style-name="ro2">
          <table:table-cell table:style-name="ce1" office:value-type="float" office:value="96.7041659298673" calcext:value-type="float">
            <text:p>96,70</text:p>
          </table:table-cell>
          <table:table-cell table:style-name="ce2" table:formula="of:= IF([.A400] &gt; [.A401]; [.B400] + [.A401]; [.A401])" office:value-type="float" office:value="96.7041659298673" calcext:value-type="float">
            <text:p>96,70</text:p>
          </table:table-cell>
          <table:table-cell table:number-columns-repeated="62"/>
        </table:table-row>
        <table:table-row table:style-name="ro2">
          <table:table-cell table:style-name="ce1" office:value-type="float" office:value="27.6606106715339" calcext:value-type="float">
            <text:p>27,66</text:p>
          </table:table-cell>
          <table:table-cell table:style-name="ce2" table:formula="of:= IF([.A401] &gt; [.A402]; [.B401] + [.A402]; [.A402])" office:value-type="float" office:value="124.364776601401" calcext:value-type="float">
            <text:p>124,36</text:p>
          </table:table-cell>
          <table:table-cell table:number-columns-repeated="62"/>
        </table:table-row>
        <table:table-row table:style-name="ro2">
          <table:table-cell table:style-name="ce1" office:value-type="float" office:value="10.3266952004475" calcext:value-type="float">
            <text:p>10,33</text:p>
          </table:table-cell>
          <table:table-cell table:style-name="ce2" table:formula="of:= IF([.A402] &gt; [.A403]; [.B402] + [.A403]; [.A403])" office:value-type="float" office:value="134.691471801849" calcext:value-type="float">
            <text:p>134,69</text:p>
          </table:table-cell>
          <table:table-cell table:number-columns-repeated="62"/>
        </table:table-row>
        <table:table-row table:style-name="ro2">
          <table:table-cell table:style-name="ce1" office:value-type="float" office:value="16.7787965401616" calcext:value-type="float">
            <text:p>16,78</text:p>
          </table:table-cell>
          <table:table-cell table:style-name="ce2" table:formula="of:= IF([.A403] &gt; [.A404]; [.B403] + [.A404]; [.A404])" office:value-type="float" office:value="16.7787965401616" calcext:value-type="float">
            <text:p>16,78</text:p>
          </table:table-cell>
          <table:table-cell table:number-columns-repeated="62"/>
        </table:table-row>
        <table:table-row table:style-name="ro2">
          <table:table-cell table:style-name="ce1" office:value-type="float" office:value="60.0034673839386" calcext:value-type="float">
            <text:p>60,00</text:p>
          </table:table-cell>
          <table:table-cell table:style-name="ce2" table:formula="of:= IF([.A404] &gt; [.A405]; [.B404] + [.A405]; [.A405])" office:value-type="float" office:value="60.0034673839386" calcext:value-type="float">
            <text:p>60,00</text:p>
          </table:table-cell>
          <table:table-cell table:number-columns-repeated="62"/>
        </table:table-row>
        <table:table-row table:style-name="ro2">
          <table:table-cell table:style-name="ce1" office:value-type="float" office:value="92.2009389988327" calcext:value-type="float">
            <text:p>92,20</text:p>
          </table:table-cell>
          <table:table-cell table:style-name="ce2" table:formula="of:= IF([.A405] &gt; [.A406]; [.B405] + [.A406]; [.A406])" office:value-type="float" office:value="92.2009389988327" calcext:value-type="float">
            <text:p>92,20</text:p>
          </table:table-cell>
          <table:table-cell table:number-columns-repeated="62"/>
        </table:table-row>
        <table:table-row table:style-name="ro2">
          <table:table-cell table:style-name="ce1" office:value-type="float" office:value="17.0246850101586" calcext:value-type="float">
            <text:p>17,02</text:p>
          </table:table-cell>
          <table:table-cell table:style-name="ce2" table:formula="of:= IF([.A406] &gt; [.A407]; [.B406] + [.A407]; [.A407])" office:value-type="float" office:value="109.225624008991" calcext:value-type="float">
            <text:p>109,23</text:p>
          </table:table-cell>
          <table:table-cell table:number-columns-repeated="62"/>
        </table:table-row>
        <table:table-row table:style-name="ro2">
          <table:table-cell table:style-name="ce1" office:value-type="float" office:value="27.585461714914" calcext:value-type="float">
            <text:p>27,59</text:p>
          </table:table-cell>
          <table:table-cell table:style-name="ce2" table:formula="of:= IF([.A407] &gt; [.A408]; [.B407] + [.A408]; [.A408])" office:value-type="float" office:value="27.585461714914" calcext:value-type="float">
            <text:p>27,59</text:p>
          </table:table-cell>
          <table:table-cell table:number-columns-repeated="62"/>
        </table:table-row>
        <table:table-row table:style-name="ro2">
          <table:table-cell table:style-name="ce1" office:value-type="float" office:value="76.190594491101" calcext:value-type="float">
            <text:p>76,19</text:p>
          </table:table-cell>
          <table:table-cell table:style-name="ce2" table:formula="of:= IF([.A408] &gt; [.A409]; [.B408] + [.A409]; [.A409])" office:value-type="float" office:value="76.190594491101" calcext:value-type="float">
            <text:p>76,19</text:p>
          </table:table-cell>
          <table:table-cell table:number-columns-repeated="62"/>
        </table:table-row>
        <table:table-row table:style-name="ro2">
          <table:table-cell table:style-name="ce1" office:value-type="float" office:value="151.153787088617" calcext:value-type="float">
            <text:p>151,15</text:p>
          </table:table-cell>
          <table:table-cell table:style-name="ce2" table:formula="of:= IF([.A409] &gt; [.A410]; [.B409] + [.A410]; [.A410])" office:value-type="float" office:value="151.153787088617" calcext:value-type="float">
            <text:p>151,15</text:p>
          </table:table-cell>
          <table:table-cell table:number-columns-repeated="62"/>
        </table:table-row>
        <table:table-row table:style-name="ro2">
          <table:table-cell table:style-name="ce1" office:value-type="float" office:value="35.7530478586421" calcext:value-type="float">
            <text:p>35,75</text:p>
          </table:table-cell>
          <table:table-cell table:style-name="ce2" table:formula="of:= IF([.A410] &gt; [.A411]; [.B410] + [.A411]; [.A411])" office:value-type="float" office:value="186.906834947259" calcext:value-type="float">
            <text:p>186,91</text:p>
          </table:table-cell>
          <table:table-cell table:number-columns-repeated="62"/>
        </table:table-row>
        <table:table-row table:style-name="ro2">
          <table:table-cell table:style-name="ce1" office:value-type="float" office:value="59.6729559230862" calcext:value-type="float">
            <text:p>59,67</text:p>
          </table:table-cell>
          <table:table-cell table:style-name="ce2" table:formula="of:= IF([.A411] &gt; [.A412]; [.B411] + [.A412]; [.A412])" office:value-type="float" office:value="59.6729559230862" calcext:value-type="float">
            <text:p>59,67</text:p>
          </table:table-cell>
          <table:table-cell table:number-columns-repeated="62"/>
        </table:table-row>
        <table:table-row table:style-name="ro2">
          <table:table-cell table:style-name="ce1" office:value-type="float" office:value="22.1226710492629" calcext:value-type="float">
            <text:p>22,12</text:p>
          </table:table-cell>
          <table:table-cell table:style-name="ce2" table:formula="of:= IF([.A412] &gt; [.A413]; [.B412] + [.A413]; [.A413])" office:value-type="float" office:value="81.7956269723492" calcext:value-type="float">
            <text:p>81,80</text:p>
          </table:table-cell>
          <table:table-cell table:number-columns-repeated="62"/>
        </table:table-row>
        <table:table-row table:style-name="ro2">
          <table:table-cell table:style-name="ce1" office:value-type="float" office:value="90.5476425441797" calcext:value-type="float">
            <text:p>90,55</text:p>
          </table:table-cell>
          <table:table-cell table:style-name="ce2" table:formula="of:= IF([.A413] &gt; [.A414]; [.B413] + [.A414]; [.A414])" office:value-type="float" office:value="90.5476425441797" calcext:value-type="float">
            <text:p>90,55</text:p>
          </table:table-cell>
          <table:table-cell table:number-columns-repeated="62"/>
        </table:table-row>
        <table:table-row table:style-name="ro2">
          <table:table-cell table:style-name="ce1" office:value-type="float" office:value="109.876788471267" calcext:value-type="float">
            <text:p>109,88</text:p>
          </table:table-cell>
          <table:table-cell table:style-name="ce2" table:formula="of:= IF([.A414] &gt; [.A415]; [.B414] + [.A415]; [.A415])" office:value-type="float" office:value="109.876788471267" calcext:value-type="float">
            <text:p>109,88</text:p>
          </table:table-cell>
          <table:table-cell table:number-columns-repeated="62"/>
        </table:table-row>
        <table:table-row table:style-name="ro2">
          <table:table-cell table:style-name="ce1" office:value-type="float" office:value="103.402327994807" calcext:value-type="float">
            <text:p>103,40</text:p>
          </table:table-cell>
          <table:table-cell table:style-name="ce2" table:formula="of:= IF([.A415] &gt; [.A416]; [.B415] + [.A416]; [.A416])" office:value-type="float" office:value="213.279116466074" calcext:value-type="float">
            <text:p>213,28</text:p>
          </table:table-cell>
          <table:table-cell table:number-columns-repeated="62"/>
        </table:table-row>
        <table:table-row table:style-name="ro2">
          <table:table-cell table:style-name="ce1" office:value-type="float" office:value="82.1519908052148" calcext:value-type="float">
            <text:p>82,15</text:p>
          </table:table-cell>
          <table:table-cell table:style-name="ce2" table:formula="of:= IF([.A416] &gt; [.A417]; [.B416] + [.A417]; [.A417])" office:value-type="float" office:value="295.431107271289" calcext:value-type="float">
            <text:p>295,43</text:p>
          </table:table-cell>
          <table:table-cell table:number-columns-repeated="62"/>
        </table:table-row>
        <table:table-row table:style-name="ro2">
          <table:table-cell table:style-name="ce1" office:value-type="float" office:value="154.08244760103" calcext:value-type="float">
            <text:p>154,08</text:p>
          </table:table-cell>
          <table:table-cell table:style-name="ce2" table:formula="of:= IF([.A417] &gt; [.A418]; [.B417] + [.A418]; [.A418])" office:value-type="float" office:value="154.08244760103" calcext:value-type="float">
            <text:p>154,08</text:p>
          </table:table-cell>
          <table:table-cell table:number-columns-repeated="62"/>
        </table:table-row>
        <table:table-row table:style-name="ro2">
          <table:table-cell table:style-name="ce1" office:value-type="float" office:value="108.712602404025" calcext:value-type="float">
            <text:p>108,71</text:p>
          </table:table-cell>
          <table:table-cell table:style-name="ce2" table:formula="of:= IF([.A418] &gt; [.A419]; [.B418] + [.A419]; [.A419])" office:value-type="float" office:value="262.795050005055" calcext:value-type="float">
            <text:p>262,80</text:p>
          </table:table-cell>
          <table:table-cell table:number-columns-repeated="62"/>
        </table:table-row>
        <table:table-row table:style-name="ro2">
          <table:table-cell table:style-name="ce1" office:value-type="float" office:value="84.9985900385391" calcext:value-type="float">
            <text:p>85,00</text:p>
          </table:table-cell>
          <table:table-cell table:style-name="ce2" table:formula="of:= IF([.A419] &gt; [.A420]; [.B419] + [.A420]; [.A420])" office:value-type="float" office:value="347.793640043594" calcext:value-type="float">
            <text:p>347,79</text:p>
          </table:table-cell>
          <table:table-cell table:number-columns-repeated="62"/>
        </table:table-row>
        <table:table-row table:style-name="ro2">
          <table:table-cell table:style-name="ce1" office:value-type="float" office:value="18.4050737022029" calcext:value-type="float">
            <text:p>18,41</text:p>
          </table:table-cell>
          <table:table-cell table:style-name="ce2" table:formula="of:= IF([.A420] &gt; [.A421]; [.B420] + [.A421]; [.A421])" office:value-type="float" office:value="366.198713745797" calcext:value-type="float">
            <text:p>366,20</text:p>
          </table:table-cell>
          <table:table-cell table:number-columns-repeated="62"/>
        </table:table-row>
        <table:table-row table:style-name="ro2">
          <table:table-cell table:style-name="ce1" office:value-type="float" office:value="136.414773030915" calcext:value-type="float">
            <text:p>136,41</text:p>
          </table:table-cell>
          <table:table-cell table:style-name="ce2" table:formula="of:= IF([.A421] &gt; [.A422]; [.B421] + [.A422]; [.A422])" office:value-type="float" office:value="136.414773030915" calcext:value-type="float">
            <text:p>136,41</text:p>
          </table:table-cell>
          <table:table-cell table:number-columns-repeated="62"/>
        </table:table-row>
        <table:table-row table:style-name="ro2">
          <table:table-cell table:style-name="ce1" office:value-type="float" office:value="138.795198434374" calcext:value-type="float">
            <text:p>138,80</text:p>
          </table:table-cell>
          <table:table-cell table:style-name="ce2" table:formula="of:= IF([.A422] &gt; [.A423]; [.B422] + [.A423]; [.A423])" office:value-type="float" office:value="138.795198434374" calcext:value-type="float">
            <text:p>138,80</text:p>
          </table:table-cell>
          <table:table-cell table:number-columns-repeated="62"/>
        </table:table-row>
        <table:table-row table:style-name="ro2">
          <table:table-cell table:style-name="ce1" office:value-type="float" office:value="49.7165901824551" calcext:value-type="float">
            <text:p>49,72</text:p>
          </table:table-cell>
          <table:table-cell table:style-name="ce2" table:formula="of:= IF([.A423] &gt; [.A424]; [.B423] + [.A424]; [.A424])" office:value-type="float" office:value="188.511788616829" calcext:value-type="float">
            <text:p>188,51</text:p>
          </table:table-cell>
          <table:table-cell table:number-columns-repeated="62"/>
        </table:table-row>
        <table:table-row table:style-name="ro2">
          <table:table-cell table:style-name="ce1" office:value-type="float" office:value="85.2173715245309" calcext:value-type="float">
            <text:p>85,22</text:p>
          </table:table-cell>
          <table:table-cell table:style-name="ce2" table:formula="of:= IF([.A424] &gt; [.A425]; [.B424] + [.A425]; [.A425])" office:value-type="float" office:value="85.2173715245309" calcext:value-type="float">
            <text:p>85,22</text:p>
          </table:table-cell>
          <table:table-cell table:number-columns-repeated="62"/>
        </table:table-row>
        <table:table-row table:style-name="ro2">
          <table:table-cell table:style-name="ce1" office:value-type="float" office:value="150.063303793399" calcext:value-type="float">
            <text:p>150,06</text:p>
          </table:table-cell>
          <table:table-cell table:style-name="ce2" table:formula="of:= IF([.A425] &gt; [.A426]; [.B425] + [.A426]; [.A426])" office:value-type="float" office:value="150.063303793399" calcext:value-type="float">
            <text:p>150,06</text:p>
          </table:table-cell>
          <table:table-cell table:number-columns-repeated="62"/>
        </table:table-row>
        <table:table-row table:style-name="ro2">
          <table:table-cell table:style-name="ce1" office:value-type="float" office:value="6.31421029434079" calcext:value-type="float">
            <text:p>6,31</text:p>
          </table:table-cell>
          <table:table-cell table:style-name="ce2" table:formula="of:= IF([.A426] &gt; [.A427]; [.B426] + [.A427]; [.A427])" office:value-type="float" office:value="156.37751408774" calcext:value-type="float">
            <text:p>156,38</text:p>
          </table:table-cell>
          <table:table-cell table:number-columns-repeated="62"/>
        </table:table-row>
        <table:table-row table:style-name="ro2">
          <table:table-cell table:style-name="ce1" office:value-type="float" office:value="64.5318384099487" calcext:value-type="float">
            <text:p>64,53</text:p>
          </table:table-cell>
          <table:table-cell table:style-name="ce2" table:formula="of:= IF([.A427] &gt; [.A428]; [.B427] + [.A428]; [.A428])" office:value-type="float" office:value="64.5318384099487" calcext:value-type="float">
            <text:p>64,53</text:p>
          </table:table-cell>
          <table:table-cell table:number-columns-repeated="62"/>
        </table:table-row>
        <table:table-row table:style-name="ro2">
          <table:table-cell table:style-name="ce1" office:value-type="float" office:value="151.243704701803" calcext:value-type="float">
            <text:p>151,24</text:p>
          </table:table-cell>
          <table:table-cell table:style-name="ce2" table:formula="of:= IF([.A428] &gt; [.A429]; [.B428] + [.A429]; [.A429])" office:value-type="float" office:value="151.243704701803" calcext:value-type="float">
            <text:p>151,24</text:p>
          </table:table-cell>
          <table:table-cell table:number-columns-repeated="62"/>
        </table:table-row>
        <table:table-row table:style-name="ro2">
          <table:table-cell table:style-name="ce1" office:value-type="float" office:value="76.8396553527729" calcext:value-type="float">
            <text:p>76,84</text:p>
          </table:table-cell>
          <table:table-cell table:style-name="ce2" table:formula="of:= IF([.A429] &gt; [.A430]; [.B429] + [.A430]; [.A430])" office:value-type="float" office:value="228.083360054575" calcext:value-type="float">
            <text:p>228,08</text:p>
          </table:table-cell>
          <table:table-cell table:number-columns-repeated="62"/>
        </table:table-row>
        <table:table-row table:style-name="ro2">
          <table:table-cell table:style-name="ce1" office:value-type="float" office:value="52.5936087160235" calcext:value-type="float">
            <text:p>52,59</text:p>
          </table:table-cell>
          <table:table-cell table:style-name="ce2" table:formula="of:= IF([.A430] &gt; [.A431]; [.B430] + [.A431]; [.A431])" office:value-type="float" office:value="280.676968770599" calcext:value-type="float">
            <text:p>280,68</text:p>
          </table:table-cell>
          <table:table-cell table:number-columns-repeated="62"/>
        </table:table-row>
        <table:table-row table:style-name="ro2">
          <table:table-cell table:style-name="ce1" office:value-type="float" office:value="66.5640413663081" calcext:value-type="float">
            <text:p>66,56</text:p>
          </table:table-cell>
          <table:table-cell table:style-name="ce2" table:formula="of:= IF([.A431] &gt; [.A432]; [.B431] + [.A432]; [.A432])" office:value-type="float" office:value="66.5640413663081" calcext:value-type="float">
            <text:p>66,56</text:p>
          </table:table-cell>
          <table:table-cell table:number-columns-repeated="62"/>
        </table:table-row>
        <table:table-row table:style-name="ro2">
          <table:table-cell table:style-name="ce1" office:value-type="float" office:value="137.026427615401" calcext:value-type="float">
            <text:p>137,03</text:p>
          </table:table-cell>
          <table:table-cell table:style-name="ce2" table:formula="of:= IF([.A432] &gt; [.A433]; [.B432] + [.A433]; [.A433])" office:value-type="float" office:value="137.026427615401" calcext:value-type="float">
            <text:p>137,03</text:p>
          </table:table-cell>
          <table:table-cell table:number-columns-repeated="62"/>
        </table:table-row>
        <table:table-row table:style-name="ro2">
          <table:table-cell table:style-name="ce1" office:value-type="float" office:value="57.0975410890487" calcext:value-type="float">
            <text:p>57,10</text:p>
          </table:table-cell>
          <table:table-cell table:style-name="ce2" table:formula="of:= IF([.A433] &gt; [.A434]; [.B433] + [.A434]; [.A434])" office:value-type="float" office:value="194.12396870445" calcext:value-type="float">
            <text:p>194,12</text:p>
          </table:table-cell>
          <table:table-cell table:number-columns-repeated="62"/>
        </table:table-row>
        <table:table-row table:style-name="ro2">
          <table:table-cell table:style-name="ce1" office:value-type="float" office:value="23.6748542132191" calcext:value-type="float">
            <text:p>23,67</text:p>
          </table:table-cell>
          <table:table-cell table:style-name="ce2" table:formula="of:= IF([.A434] &gt; [.A435]; [.B434] + [.A435]; [.A435])" office:value-type="float" office:value="217.798822917669" calcext:value-type="float">
            <text:p>217,80</text:p>
          </table:table-cell>
          <table:table-cell table:number-columns-repeated="62"/>
        </table:table-row>
        <table:table-row table:style-name="ro2">
          <table:table-cell table:style-name="ce1" office:value-type="float" office:value="99.9828676570909" calcext:value-type="float">
            <text:p>99,98</text:p>
          </table:table-cell>
          <table:table-cell table:style-name="ce2" table:formula="of:= IF([.A435] &gt; [.A436]; [.B435] + [.A436]; [.A436])" office:value-type="float" office:value="99.9828676570909" calcext:value-type="float">
            <text:p>99,98</text:p>
          </table:table-cell>
          <table:table-cell table:number-columns-repeated="62"/>
        </table:table-row>
        <table:table-row table:style-name="ro2">
          <table:table-cell table:style-name="ce1" office:value-type="float" office:value="73.9240998628604" calcext:value-type="float">
            <text:p>73,92</text:p>
          </table:table-cell>
          <table:table-cell table:style-name="ce2" table:formula="of:= IF([.A436] &gt; [.A437]; [.B436] + [.A437]; [.A437])" office:value-type="float" office:value="173.906967519951" calcext:value-type="float">
            <text:p>173,91</text:p>
          </table:table-cell>
          <table:table-cell table:number-columns-repeated="62"/>
        </table:table-row>
        <table:table-row table:style-name="ro2">
          <table:table-cell table:style-name="ce1" office:value-type="float" office:value="12.7527521044892" calcext:value-type="float">
            <text:p>12,75</text:p>
          </table:table-cell>
          <table:table-cell table:style-name="ce2" table:formula="of:= IF([.A437] &gt; [.A438]; [.B437] + [.A438]; [.A438])" office:value-type="float" office:value="186.659719624441" calcext:value-type="float">
            <text:p>186,66</text:p>
          </table:table-cell>
          <table:table-cell table:number-columns-repeated="62"/>
        </table:table-row>
        <table:table-row table:style-name="ro2">
          <table:table-cell table:style-name="ce1" office:value-type="float" office:value="108.884666327272" calcext:value-type="float">
            <text:p>108,88</text:p>
          </table:table-cell>
          <table:table-cell table:style-name="ce2" table:formula="of:= IF([.A438] &gt; [.A439]; [.B438] + [.A439]; [.A439])" office:value-type="float" office:value="108.884666327272" calcext:value-type="float">
            <text:p>108,88</text:p>
          </table:table-cell>
          <table:table-cell table:number-columns-repeated="62"/>
        </table:table-row>
        <table:table-row table:style-name="ro2">
          <table:table-cell table:style-name="ce1" office:value-type="float" office:value="131.909145006314" calcext:value-type="float">
            <text:p>131,91</text:p>
          </table:table-cell>
          <table:table-cell table:style-name="ce2" table:formula="of:= IF([.A439] &gt; [.A440]; [.B439] + [.A440]; [.A440])" office:value-type="float" office:value="131.909145006314" calcext:value-type="float">
            <text:p>131,91</text:p>
          </table:table-cell>
          <table:table-cell table:number-columns-repeated="62"/>
        </table:table-row>
        <table:table-row table:style-name="ro2">
          <table:table-cell table:style-name="ce1" office:value-type="float" office:value="129.248171555051" calcext:value-type="float">
            <text:p>129,25</text:p>
          </table:table-cell>
          <table:table-cell table:style-name="ce2" table:formula="of:= IF([.A440] &gt; [.A441]; [.B440] + [.A441]; [.A441])" office:value-type="float" office:value="261.157316561365" calcext:value-type="float">
            <text:p>261,16</text:p>
          </table:table-cell>
          <table:table-cell table:number-columns-repeated="62"/>
        </table:table-row>
        <table:table-row table:style-name="ro2">
          <table:table-cell table:style-name="ce1" office:value-type="float" office:value="123.265116091857" calcext:value-type="float">
            <text:p>123,27</text:p>
          </table:table-cell>
          <table:table-cell table:style-name="ce2" table:formula="of:= IF([.A441] &gt; [.A442]; [.B441] + [.A442]; [.A442])" office:value-type="float" office:value="384.422432653222" calcext:value-type="float">
            <text:p>384,42</text:p>
          </table:table-cell>
          <table:table-cell table:number-columns-repeated="62"/>
        </table:table-row>
        <table:table-row table:style-name="ro2">
          <table:table-cell table:style-name="ce1" office:value-type="float" office:value="43.9130688284839" calcext:value-type="float">
            <text:p>43,91</text:p>
          </table:table-cell>
          <table:table-cell table:style-name="ce2" table:formula="of:= IF([.A442] &gt; [.A443]; [.B442] + [.A443]; [.A443])" office:value-type="float" office:value="428.335501481706" calcext:value-type="float">
            <text:p>428,34</text:p>
          </table:table-cell>
          <table:table-cell table:number-columns-repeated="62"/>
        </table:table-row>
        <table:table-row table:style-name="ro2">
          <table:table-cell table:style-name="ce1" office:value-type="float" office:value="147.668855980753" calcext:value-type="float">
            <text:p>147,67</text:p>
          </table:table-cell>
          <table:table-cell table:style-name="ce2" table:formula="of:= IF([.A443] &gt; [.A444]; [.B443] + [.A444]; [.A444])" office:value-type="float" office:value="147.668855980753" calcext:value-type="float">
            <text:p>147,67</text:p>
          </table:table-cell>
          <table:table-cell table:number-columns-repeated="62"/>
        </table:table-row>
        <table:table-row table:style-name="ro2">
          <table:table-cell table:style-name="ce1" office:value-type="float" office:value="121.684095024142" calcext:value-type="float">
            <text:p>121,68</text:p>
          </table:table-cell>
          <table:table-cell table:style-name="ce2" table:formula="of:= IF([.A444] &gt; [.A445]; [.B444] + [.A445]; [.A445])" office:value-type="float" office:value="269.352951004895" calcext:value-type="float">
            <text:p>269,35</text:p>
          </table:table-cell>
          <table:table-cell table:number-columns-repeated="62"/>
        </table:table-row>
        <table:table-row table:style-name="ro2">
          <table:table-cell table:style-name="ce1" office:value-type="float" office:value="94.6139970148794" calcext:value-type="float">
            <text:p>94,61</text:p>
          </table:table-cell>
          <table:table-cell table:style-name="ce2" table:formula="of:= IF([.A445] &gt; [.A446]; [.B445] + [.A446]; [.A446])" office:value-type="float" office:value="363.966948019774" calcext:value-type="float">
            <text:p>363,97</text:p>
          </table:table-cell>
          <table:table-cell table:number-columns-repeated="62"/>
        </table:table-row>
        <table:table-row table:style-name="ro2">
          <table:table-cell table:style-name="ce1" office:value-type="float" office:value="144.50056169729" calcext:value-type="float">
            <text:p>144,50</text:p>
          </table:table-cell>
          <table:table-cell table:style-name="ce2" table:formula="of:= IF([.A446] &gt; [.A447]; [.B446] + [.A447]; [.A447])" office:value-type="float" office:value="144.50056169729" calcext:value-type="float">
            <text:p>144,50</text:p>
          </table:table-cell>
          <table:table-cell table:number-columns-repeated="62"/>
        </table:table-row>
        <table:table-row table:style-name="ro2">
          <table:table-cell table:style-name="ce1" office:value-type="float" office:value="132.50897796368" calcext:value-type="float">
            <text:p>132,51</text:p>
          </table:table-cell>
          <table:table-cell table:style-name="ce2" table:formula="of:= IF([.A447] &gt; [.A448]; [.B447] + [.A448]; [.A448])" office:value-type="float" office:value="277.00953966097" calcext:value-type="float">
            <text:p>277,01</text:p>
          </table:table-cell>
          <table:table-cell table:number-columns-repeated="62"/>
        </table:table-row>
        <table:table-row table:style-name="ro2">
          <table:table-cell table:style-name="ce1" office:value-type="float" office:value="35.3054105133866" calcext:value-type="float">
            <text:p>35,31</text:p>
          </table:table-cell>
          <table:table-cell table:style-name="ce2" table:formula="of:= IF([.A448] &gt; [.A449]; [.B448] + [.A449]; [.A449])" office:value-type="float" office:value="312.314950174357" calcext:value-type="float">
            <text:p>312,31</text:p>
          </table:table-cell>
          <table:table-cell table:number-columns-repeated="62"/>
        </table:table-row>
        <table:table-row table:style-name="ro2">
          <table:table-cell table:style-name="ce1" office:value-type="float" office:value="129.181504291175" calcext:value-type="float">
            <text:p>129,18</text:p>
          </table:table-cell>
          <table:table-cell table:style-name="ce2" table:formula="of:= IF([.A449] &gt; [.A450]; [.B449] + [.A450]; [.A450])" office:value-type="float" office:value="129.181504291175" calcext:value-type="float">
            <text:p>129,18</text:p>
          </table:table-cell>
          <table:table-cell table:number-columns-repeated="62"/>
        </table:table-row>
        <table:table-row table:style-name="ro2">
          <table:table-cell table:style-name="ce1" office:value-type="float" office:value="96.5567111485631" calcext:value-type="float">
            <text:p>96,56</text:p>
          </table:table-cell>
          <table:table-cell table:style-name="ce2" table:formula="of:= IF([.A450] &gt; [.A451]; [.B450] + [.A451]; [.A451])" office:value-type="float" office:value="225.738215439738" calcext:value-type="float">
            <text:p>225,74</text:p>
          </table:table-cell>
          <table:table-cell table:number-columns-repeated="62"/>
        </table:table-row>
        <table:table-row table:style-name="ro2">
          <table:table-cell table:style-name="ce1" office:value-type="float" office:value="108.947476631085" calcext:value-type="float">
            <text:p>108,95</text:p>
          </table:table-cell>
          <table:table-cell table:style-name="ce2" table:formula="of:= IF([.A451] &gt; [.A452]; [.B451] + [.A452]; [.A452])" office:value-type="float" office:value="108.947476631085" calcext:value-type="float">
            <text:p>108,95</text:p>
          </table:table-cell>
          <table:table-cell table:number-columns-repeated="62"/>
        </table:table-row>
        <table:table-row table:style-name="ro2">
          <table:table-cell table:style-name="ce1" office:value-type="float" office:value="77.653290763804" calcext:value-type="float">
            <text:p>77,65</text:p>
          </table:table-cell>
          <table:table-cell table:style-name="ce2" table:formula="of:= IF([.A452] &gt; [.A453]; [.B452] + [.A453]; [.A453])" office:value-type="float" office:value="186.600767394889" calcext:value-type="float">
            <text:p>186,60</text:p>
          </table:table-cell>
          <table:table-cell table:number-columns-repeated="62"/>
        </table:table-row>
        <table:table-row table:style-name="ro2">
          <table:table-cell table:style-name="ce1" office:value-type="float" office:value="60.4543977172087" calcext:value-type="float">
            <text:p>60,45</text:p>
          </table:table-cell>
          <table:table-cell table:style-name="ce2" table:formula="of:= IF([.A453] &gt; [.A454]; [.B453] + [.A454]; [.A454])" office:value-type="float" office:value="247.055165112098" calcext:value-type="float">
            <text:p>247,06</text:p>
          </table:table-cell>
          <table:table-cell table:number-columns-repeated="62"/>
        </table:table-row>
        <table:table-row table:style-name="ro2">
          <table:table-cell table:style-name="ce1" office:value-type="float" office:value="134.11602776453" calcext:value-type="float">
            <text:p>134,12</text:p>
          </table:table-cell>
          <table:table-cell table:style-name="ce2" table:formula="of:= IF([.A454] &gt; [.A455]; [.B454] + [.A455]; [.A455])" office:value-type="float" office:value="134.11602776453" calcext:value-type="float">
            <text:p>134,12</text:p>
          </table:table-cell>
          <table:table-cell table:number-columns-repeated="62"/>
        </table:table-row>
        <table:table-row table:style-name="ro2">
          <table:table-cell table:style-name="ce1" office:value-type="float" office:value="35.7234409341979" calcext:value-type="float">
            <text:p>35,72</text:p>
          </table:table-cell>
          <table:table-cell table:style-name="ce2" table:formula="of:= IF([.A455] &gt; [.A456]; [.B455] + [.A456]; [.A456])" office:value-type="float" office:value="169.839468698728" calcext:value-type="float">
            <text:p>169,84</text:p>
          </table:table-cell>
          <table:table-cell table:number-columns-repeated="62"/>
        </table:table-row>
        <table:table-row table:style-name="ro2">
          <table:table-cell table:style-name="ce1" office:value-type="float" office:value="46.5776182185048" calcext:value-type="float">
            <text:p>46,58</text:p>
          </table:table-cell>
          <table:table-cell table:style-name="ce2" table:formula="of:= IF([.A456] &gt; [.A457]; [.B456] + [.A457]; [.A457])" office:value-type="float" office:value="46.5776182185048" calcext:value-type="float">
            <text:p>46,58</text:p>
          </table:table-cell>
          <table:table-cell table:number-columns-repeated="62"/>
        </table:table-row>
        <table:table-row table:style-name="ro2">
          <table:table-cell table:style-name="ce1" office:value-type="float" office:value="51.7521131618801" calcext:value-type="float">
            <text:p>51,75</text:p>
          </table:table-cell>
          <table:table-cell table:style-name="ce2" table:formula="of:= IF([.A457] &gt; [.A458]; [.B457] + [.A458]; [.A458])" office:value-type="float" office:value="51.7521131618801" calcext:value-type="float">
            <text:p>51,75</text:p>
          </table:table-cell>
          <table:table-cell table:number-columns-repeated="62"/>
        </table:table-row>
        <table:table-row table:style-name="ro2">
          <table:table-cell table:style-name="ce1" office:value-type="float" office:value="31.5295492502887" calcext:value-type="float">
            <text:p>31,53</text:p>
          </table:table-cell>
          <table:table-cell table:style-name="ce2" table:formula="of:= IF([.A458] &gt; [.A459]; [.B458] + [.A459]; [.A459])" office:value-type="float" office:value="83.2816624121688" calcext:value-type="float">
            <text:p>83,28</text:p>
          </table:table-cell>
          <table:table-cell table:number-columns-repeated="62"/>
        </table:table-row>
        <table:table-row table:style-name="ro2">
          <table:table-cell table:style-name="ce1" office:value-type="float" office:value="59.8952216880565" calcext:value-type="float">
            <text:p>59,90</text:p>
          </table:table-cell>
          <table:table-cell table:style-name="ce2" table:formula="of:= IF([.A459] &gt; [.A460]; [.B459] + [.A460]; [.A460])" office:value-type="float" office:value="59.8952216880565" calcext:value-type="float">
            <text:p>59,90</text:p>
          </table:table-cell>
          <table:table-cell table:number-columns-repeated="62"/>
        </table:table-row>
        <table:table-row table:style-name="ro2">
          <table:table-cell table:style-name="ce1" office:value-type="float" office:value="51.0827439322076" calcext:value-type="float">
            <text:p>51,08</text:p>
          </table:table-cell>
          <table:table-cell table:style-name="ce2" table:formula="of:= IF([.A460] &gt; [.A461]; [.B460] + [.A461]; [.A461])" office:value-type="float" office:value="110.977965620264" calcext:value-type="float">
            <text:p>110,98</text:p>
          </table:table-cell>
          <table:table-cell table:number-columns-repeated="62"/>
        </table:table-row>
        <table:table-row table:style-name="ro2">
          <table:table-cell table:style-name="ce1" office:value-type="float" office:value="55.1664502019228" calcext:value-type="float">
            <text:p>55,17</text:p>
          </table:table-cell>
          <table:table-cell table:style-name="ce2" table:formula="of:= IF([.A461] &gt; [.A462]; [.B461] + [.A462]; [.A462])" office:value-type="float" office:value="55.1664502019228" calcext:value-type="float">
            <text:p>55,17</text:p>
          </table:table-cell>
          <table:table-cell table:number-columns-repeated="62"/>
        </table:table-row>
        <table:table-row table:style-name="ro2">
          <table:table-cell table:style-name="ce1" office:value-type="float" office:value="86.4271828395365" calcext:value-type="float">
            <text:p>86,43</text:p>
          </table:table-cell>
          <table:table-cell table:style-name="ce2" table:formula="of:= IF([.A462] &gt; [.A463]; [.B462] + [.A463]; [.A463])" office:value-type="float" office:value="86.4271828395365" calcext:value-type="float">
            <text:p>86,43</text:p>
          </table:table-cell>
          <table:table-cell table:number-columns-repeated="62"/>
        </table:table-row>
        <table:table-row table:style-name="ro2">
          <table:table-cell table:style-name="ce1" office:value-type="float" office:value="28.7822720817249" calcext:value-type="float">
            <text:p>28,78</text:p>
          </table:table-cell>
          <table:table-cell table:style-name="ce2" table:formula="of:= IF([.A463] &gt; [.A464]; [.B463] + [.A464]; [.A464])" office:value-type="float" office:value="115.209454921261" calcext:value-type="float">
            <text:p>115,21</text:p>
          </table:table-cell>
          <table:table-cell table:number-columns-repeated="62"/>
        </table:table-row>
        <table:table-row table:style-name="ro2">
          <table:table-cell table:style-name="ce1" office:value-type="float" office:value="65.99082559191" calcext:value-type="float">
            <text:p>65,99</text:p>
          </table:table-cell>
          <table:table-cell table:style-name="ce2" table:formula="of:= IF([.A464] &gt; [.A465]; [.B464] + [.A465]; [.A465])" office:value-type="float" office:value="65.99082559191" calcext:value-type="float">
            <text:p>65,99</text:p>
          </table:table-cell>
          <table:table-cell table:number-columns-repeated="62"/>
        </table:table-row>
        <table:table-row table:style-name="ro2">
          <table:table-cell table:style-name="ce1" office:value-type="float" office:value="41.2645341747806" calcext:value-type="float">
            <text:p>41,26</text:p>
          </table:table-cell>
          <table:table-cell table:style-name="ce2" table:formula="of:= IF([.A465] &gt; [.A466]; [.B465] + [.A466]; [.A466])" office:value-type="float" office:value="107.255359766691" calcext:value-type="float">
            <text:p>107,26</text:p>
          </table:table-cell>
          <table:table-cell table:number-columns-repeated="62"/>
        </table:table-row>
        <table:table-row table:style-name="ro2">
          <table:table-cell table:style-name="ce1" office:value-type="float" office:value="13.3283389489013" calcext:value-type="float">
            <text:p>13,33</text:p>
          </table:table-cell>
          <table:table-cell table:style-name="ce2" table:formula="of:= IF([.A466] &gt; [.A467]; [.B466] + [.A467]; [.A467])" office:value-type="float" office:value="120.583698715592" calcext:value-type="float">
            <text:p>120,58</text:p>
          </table:table-cell>
          <table:table-cell table:number-columns-repeated="62"/>
        </table:table-row>
        <table:table-row table:style-name="ro2">
          <table:table-cell table:style-name="ce1" office:value-type="float" office:value="42.5682836493062" calcext:value-type="float">
            <text:p>42,57</text:p>
          </table:table-cell>
          <table:table-cell table:style-name="ce2" table:formula="of:= IF([.A467] &gt; [.A468]; [.B467] + [.A468]; [.A468])" office:value-type="float" office:value="42.5682836493062" calcext:value-type="float">
            <text:p>42,57</text:p>
          </table:table-cell>
          <table:table-cell table:number-columns-repeated="62"/>
        </table:table-row>
        <table:table-row table:style-name="ro2">
          <table:table-cell table:style-name="ce1" office:value-type="float" office:value="82.8655747486476" calcext:value-type="float">
            <text:p>82,87</text:p>
          </table:table-cell>
          <table:table-cell table:style-name="ce2" table:formula="of:= IF([.A468] &gt; [.A469]; [.B468] + [.A469]; [.A469])" office:value-type="float" office:value="82.8655747486476" calcext:value-type="float">
            <text:p>82,87</text:p>
          </table:table-cell>
          <table:table-cell table:number-columns-repeated="62"/>
        </table:table-row>
        <table:table-row table:style-name="ro2">
          <table:table-cell table:style-name="ce1" office:value-type="float" office:value="110.505857326652" calcext:value-type="float">
            <text:p>110,51</text:p>
          </table:table-cell>
          <table:table-cell table:style-name="ce2" table:formula="of:= IF([.A469] &gt; [.A470]; [.B469] + [.A470]; [.A470])" office:value-type="float" office:value="110.505857326652" calcext:value-type="float">
            <text:p>110,51</text:p>
          </table:table-cell>
          <table:table-cell table:number-columns-repeated="62"/>
        </table:table-row>
        <table:table-row table:style-name="ro2">
          <table:table-cell table:style-name="ce1" office:value-type="float" office:value="75.961604102346" calcext:value-type="float">
            <text:p>75,96</text:p>
          </table:table-cell>
          <table:table-cell table:style-name="ce2" table:formula="of:= IF([.A470] &gt; [.A471]; [.B470] + [.A471]; [.A471])" office:value-type="float" office:value="186.467461428998" calcext:value-type="float">
            <text:p>186,47</text:p>
          </table:table-cell>
          <table:table-cell table:number-columns-repeated="62"/>
        </table:table-row>
        <table:table-row table:style-name="ro2">
          <table:table-cell table:style-name="ce1" office:value-type="float" office:value="135.749101427168" calcext:value-type="float">
            <text:p>135,75</text:p>
          </table:table-cell>
          <table:table-cell table:style-name="ce2" table:formula="of:= IF([.A471] &gt; [.A472]; [.B471] + [.A472]; [.A472])" office:value-type="float" office:value="135.749101427168" calcext:value-type="float">
            <text:p>135,75</text:p>
          </table:table-cell>
          <table:table-cell table:number-columns-repeated="62"/>
        </table:table-row>
        <table:table-row table:style-name="ro2">
          <table:table-cell table:style-name="ce1" office:value-type="float" office:value="119.784595358741" calcext:value-type="float">
            <text:p>119,78</text:p>
          </table:table-cell>
          <table:table-cell table:style-name="ce2" table:formula="of:= IF([.A472] &gt; [.A473]; [.B472] + [.A473]; [.A473])" office:value-type="float" office:value="255.533696785909" calcext:value-type="float">
            <text:p>255,53</text:p>
          </table:table-cell>
          <table:table-cell table:number-columns-repeated="62"/>
        </table:table-row>
        <table:table-row table:style-name="ro2">
          <table:table-cell table:style-name="ce1" office:value-type="float" office:value="48.2619191155673" calcext:value-type="float">
            <text:p>48,26</text:p>
          </table:table-cell>
          <table:table-cell table:style-name="ce2" table:formula="of:= IF([.A473] &gt; [.A474]; [.B473] + [.A474]; [.A474])" office:value-type="float" office:value="303.795615901476" calcext:value-type="float">
            <text:p>303,80</text:p>
          </table:table-cell>
          <table:table-cell table:number-columns-repeated="62"/>
        </table:table-row>
        <table:table-row table:style-name="ro2">
          <table:table-cell table:style-name="ce1" office:value-type="float" office:value="57.9502213843381" calcext:value-type="float">
            <text:p>57,95</text:p>
          </table:table-cell>
          <table:table-cell table:style-name="ce2" table:formula="of:= IF([.A474] &gt; [.A475]; [.B474] + [.A475]; [.A475])" office:value-type="float" office:value="57.9502213843381" calcext:value-type="float">
            <text:p>57,95</text:p>
          </table:table-cell>
          <table:table-cell table:number-columns-repeated="62"/>
        </table:table-row>
        <table:table-row table:style-name="ro2">
          <table:table-cell table:style-name="ce1" office:value-type="float" office:value="78.6891650619333" calcext:value-type="float">
            <text:p>78,69</text:p>
          </table:table-cell>
          <table:table-cell table:style-name="ce2" table:formula="of:= IF([.A475] &gt; [.A476]; [.B475] + [.A476]; [.A476])" office:value-type="float" office:value="78.6891650619333" calcext:value-type="float">
            <text:p>78,69</text:p>
          </table:table-cell>
          <table:table-cell table:number-columns-repeated="62"/>
        </table:table-row>
        <table:table-row table:style-name="ro2">
          <table:table-cell table:style-name="ce1" office:value-type="float" office:value="131.613380342172" calcext:value-type="float">
            <text:p>131,61</text:p>
          </table:table-cell>
          <table:table-cell table:style-name="ce2" table:formula="of:= IF([.A476] &gt; [.A477]; [.B476] + [.A477]; [.A477])" office:value-type="float" office:value="131.613380342172" calcext:value-type="float">
            <text:p>131,61</text:p>
          </table:table-cell>
          <table:table-cell table:number-columns-repeated="62"/>
        </table:table-row>
        <table:table-row table:style-name="ro2">
          <table:table-cell table:style-name="ce1" office:value-type="float" office:value="64.6934423257926" calcext:value-type="float">
            <text:p>64,69</text:p>
          </table:table-cell>
          <table:table-cell table:style-name="ce2" table:formula="of:= IF([.A477] &gt; [.A478]; [.B477] + [.A478]; [.A478])" office:value-type="float" office:value="196.306822667965" calcext:value-type="float">
            <text:p>196,31</text:p>
          </table:table-cell>
          <table:table-cell table:number-columns-repeated="62"/>
        </table:table-row>
        <table:table-row table:style-name="ro2">
          <table:table-cell table:style-name="ce1" office:value-type="float" office:value="146.986719837205" calcext:value-type="float">
            <text:p>146,99</text:p>
          </table:table-cell>
          <table:table-cell table:style-name="ce2" table:formula="of:= IF([.A478] &gt; [.A479]; [.B478] + [.A479]; [.A479])" office:value-type="float" office:value="146.986719837205" calcext:value-type="float">
            <text:p>146,99</text:p>
          </table:table-cell>
          <table:table-cell table:number-columns-repeated="62"/>
        </table:table-row>
        <table:table-row table:style-name="ro2">
          <table:table-cell table:style-name="ce1" office:value-type="float" office:value="40.724621103068" calcext:value-type="float">
            <text:p>40,72</text:p>
          </table:table-cell>
          <table:table-cell table:style-name="ce2" table:formula="of:= IF([.A479] &gt; [.A480]; [.B479] + [.A480]; [.A480])" office:value-type="float" office:value="187.711340940273" calcext:value-type="float">
            <text:p>187,71</text:p>
          </table:table-cell>
          <table:table-cell table:number-columns-repeated="62"/>
        </table:table-row>
        <table:table-row table:style-name="ro2">
          <table:table-cell table:style-name="ce1" office:value-type="float" office:value="25.8517333150676" calcext:value-type="float">
            <text:p>25,85</text:p>
          </table:table-cell>
          <table:table-cell table:style-name="ce2" table:formula="of:= IF([.A480] &gt; [.A481]; [.B480] + [.A481]; [.A481])" office:value-type="float" office:value="213.563074255341" calcext:value-type="float">
            <text:p>213,56</text:p>
          </table:table-cell>
          <table:table-cell table:number-columns-repeated="62"/>
        </table:table-row>
        <table:table-row table:style-name="ro2">
          <table:table-cell table:style-name="ce1" office:value-type="float" office:value="44.4978408617261" calcext:value-type="float">
            <text:p>44,50</text:p>
          </table:table-cell>
          <table:table-cell table:style-name="ce2" table:formula="of:= IF([.A481] &gt; [.A482]; [.B481] + [.A482]; [.A482])" office:value-type="float" office:value="44.4978408617261" calcext:value-type="float">
            <text:p>44,50</text:p>
          </table:table-cell>
          <table:table-cell table:number-columns-repeated="62"/>
        </table:table-row>
        <table:table-row table:style-name="ro2">
          <table:table-cell table:style-name="ce1" office:value-type="float" office:value="30.4095811336008" calcext:value-type="float">
            <text:p>30,41</text:p>
          </table:table-cell>
          <table:table-cell table:style-name="ce2" table:formula="of:= IF([.A482] &gt; [.A483]; [.B482] + [.A483]; [.A483])" office:value-type="float" office:value="74.9074219953268" calcext:value-type="float">
            <text:p>74,91</text:p>
          </table:table-cell>
          <table:table-cell table:number-columns-repeated="62"/>
        </table:table-row>
        <table:table-row table:style-name="ro2">
          <table:table-cell table:style-name="ce1" office:value-type="float" office:value="49.8053328364649" calcext:value-type="float">
            <text:p>49,81</text:p>
          </table:table-cell>
          <table:table-cell table:style-name="ce2" table:formula="of:= IF([.A483] &gt; [.A484]; [.B483] + [.A484]; [.A484])" office:value-type="float" office:value="49.8053328364649" calcext:value-type="float">
            <text:p>49,81</text:p>
          </table:table-cell>
          <table:table-cell table:number-columns-repeated="62"/>
        </table:table-row>
        <table:table-row table:style-name="ro2">
          <table:table-cell table:style-name="ce1" office:value-type="float" office:value="91.0463348790315" calcext:value-type="float">
            <text:p>91,05</text:p>
          </table:table-cell>
          <table:table-cell table:style-name="ce2" table:formula="of:= IF([.A484] &gt; [.A485]; [.B484] + [.A485]; [.A485])" office:value-type="float" office:value="91.0463348790315" calcext:value-type="float">
            <text:p>91,05</text:p>
          </table:table-cell>
          <table:table-cell table:number-columns-repeated="62"/>
        </table:table-row>
        <table:table-row table:style-name="ro2">
          <table:table-cell table:style-name="ce1" office:value-type="float" office:value="143.512041051129" calcext:value-type="float">
            <text:p>143,51</text:p>
          </table:table-cell>
          <table:table-cell table:style-name="ce2" table:formula="of:= IF([.A485] &gt; [.A486]; [.B485] + [.A486]; [.A486])" office:value-type="float" office:value="143.512041051129" calcext:value-type="float">
            <text:p>143,51</text:p>
          </table:table-cell>
          <table:table-cell table:number-columns-repeated="62"/>
        </table:table-row>
        <table:table-row table:style-name="ro2">
          <table:table-cell table:style-name="ce1" office:value-type="float" office:value="23.2815215619191" calcext:value-type="float">
            <text:p>23,28</text:p>
          </table:table-cell>
          <table:table-cell table:style-name="ce2" table:formula="of:= IF([.A486] &gt; [.A487]; [.B486] + [.A487]; [.A487])" office:value-type="float" office:value="166.793562613048" calcext:value-type="float">
            <text:p>166,79</text:p>
          </table:table-cell>
          <table:table-cell table:number-columns-repeated="62"/>
        </table:table-row>
        <table:table-row table:style-name="ro2">
          <table:table-cell table:style-name="ce1" office:value-type="float" office:value="23.1552102787554" calcext:value-type="float">
            <text:p>23,16</text:p>
          </table:table-cell>
          <table:table-cell table:style-name="ce2" table:formula="of:= IF([.A487] &gt; [.A488]; [.B487] + [.A488]; [.A488])" office:value-type="float" office:value="189.948772891803" calcext:value-type="float">
            <text:p>189,95</text:p>
          </table:table-cell>
          <table:table-cell table:number-columns-repeated="62"/>
        </table:table-row>
        <table:table-row table:style-name="ro2">
          <table:table-cell table:style-name="ce1" office:value-type="float" office:value="21.9237428470547" calcext:value-type="float">
            <text:p>21,92</text:p>
          </table:table-cell>
          <table:table-cell table:style-name="ce2" table:formula="of:= IF([.A488] &gt; [.A489]; [.B488] + [.A489]; [.A489])" office:value-type="float" office:value="211.872515738858" calcext:value-type="float">
            <text:p>211,87</text:p>
          </table:table-cell>
          <table:table-cell table:number-columns-repeated="62"/>
        </table:table-row>
        <table:table-row table:style-name="ro2">
          <table:table-cell table:style-name="ce1" office:value-type="float" office:value="143.620614104409" calcext:value-type="float">
            <text:p>143,62</text:p>
          </table:table-cell>
          <table:table-cell table:style-name="ce2" table:formula="of:= IF([.A489] &gt; [.A490]; [.B489] + [.A490]; [.A490])" office:value-type="float" office:value="143.620614104409" calcext:value-type="float">
            <text:p>143,62</text:p>
          </table:table-cell>
          <table:table-cell table:number-columns-repeated="62"/>
        </table:table-row>
        <table:table-row table:style-name="ro2">
          <table:table-cell table:style-name="ce1" office:value-type="float" office:value="103.874324383348" calcext:value-type="float">
            <text:p>103,87</text:p>
          </table:table-cell>
          <table:table-cell table:style-name="ce2" table:formula="of:= IF([.A490] &gt; [.A491]; [.B490] + [.A491]; [.A491])" office:value-type="float" office:value="247.494938487757" calcext:value-type="float">
            <text:p>247,49</text:p>
          </table:table-cell>
          <table:table-cell table:number-columns-repeated="62"/>
        </table:table-row>
        <table:table-row table:style-name="ro2">
          <table:table-cell table:style-name="ce1" office:value-type="float" office:value="31.9536199770029" calcext:value-type="float">
            <text:p>31,95</text:p>
          </table:table-cell>
          <table:table-cell table:style-name="ce2" table:formula="of:= IF([.A491] &gt; [.A492]; [.B491] + [.A492]; [.A492])" office:value-type="float" office:value="279.44855846476" calcext:value-type="float">
            <text:p>279,45</text:p>
          </table:table-cell>
          <table:table-cell table:number-columns-repeated="62"/>
        </table:table-row>
        <table:table-row table:style-name="ro2">
          <table:table-cell table:style-name="ce1" office:value-type="float" office:value="106.776291508098" calcext:value-type="float">
            <text:p>106,78</text:p>
          </table:table-cell>
          <table:table-cell table:style-name="ce2" table:formula="of:= IF([.A492] &gt; [.A493]; [.B492] + [.A493]; [.A493])" office:value-type="float" office:value="106.776291508098" calcext:value-type="float">
            <text:p>106,78</text:p>
          </table:table-cell>
          <table:table-cell table:number-columns-repeated="62"/>
        </table:table-row>
        <table:table-row table:style-name="ro2">
          <table:table-cell table:style-name="ce1" office:value-type="float" office:value="19.00916952313" calcext:value-type="float">
            <text:p>19,01</text:p>
          </table:table-cell>
          <table:table-cell table:style-name="ce2" table:formula="of:= IF([.A493] &gt; [.A494]; [.B493] + [.A494]; [.A494])" office:value-type="float" office:value="125.785461031228" calcext:value-type="float">
            <text:p>125,79</text:p>
          </table:table-cell>
          <table:table-cell table:number-columns-repeated="62"/>
        </table:table-row>
        <table:table-row table:style-name="ro2">
          <table:table-cell table:style-name="ce1" office:value-type="float" office:value="126.405712731941" calcext:value-type="float">
            <text:p>126,41</text:p>
          </table:table-cell>
          <table:table-cell table:style-name="ce2" table:formula="of:= IF([.A494] &gt; [.A495]; [.B494] + [.A495]; [.A495])" office:value-type="float" office:value="126.405712731941" calcext:value-type="float">
            <text:p>126,41</text:p>
          </table:table-cell>
          <table:table-cell table:number-columns-repeated="62"/>
        </table:table-row>
        <table:table-row table:style-name="ro2">
          <table:table-cell table:style-name="ce1" office:value-type="float" office:value="151.218274307233" calcext:value-type="float">
            <text:p>151,22</text:p>
          </table:table-cell>
          <table:table-cell table:style-name="ce2" table:formula="of:= IF([.A495] &gt; [.A496]; [.B495] + [.A496]; [.A496])" office:value-type="float" office:value="151.218274307233" calcext:value-type="float">
            <text:p>151,22</text:p>
          </table:table-cell>
          <table:table-cell table:number-columns-repeated="62"/>
        </table:table-row>
        <table:table-row table:style-name="ro2">
          <table:table-cell table:style-name="ce1" office:value-type="float" office:value="66.5099483762984" calcext:value-type="float">
            <text:p>66,51</text:p>
          </table:table-cell>
          <table:table-cell table:style-name="ce2" table:formula="of:= IF([.A496] &gt; [.A497]; [.B496] + [.A497]; [.A497])" office:value-type="float" office:value="217.728222683531" calcext:value-type="float">
            <text:p>217,73</text:p>
          </table:table-cell>
          <table:table-cell table:number-columns-repeated="62"/>
        </table:table-row>
        <table:table-row table:style-name="ro2">
          <table:table-cell table:style-name="ce1" office:value-type="float" office:value="59.3406513919092" calcext:value-type="float">
            <text:p>59,34</text:p>
          </table:table-cell>
          <table:table-cell table:style-name="ce2" table:formula="of:= IF([.A497] &gt; [.A498]; [.B497] + [.A498]; [.A498])" office:value-type="float" office:value="277.06887407544" calcext:value-type="float">
            <text:p>277,07</text:p>
          </table:table-cell>
          <table:table-cell table:number-columns-repeated="62"/>
        </table:table-row>
        <table:table-row table:style-name="ro2">
          <table:table-cell table:style-name="ce1" office:value-type="float" office:value="51.817984025037" calcext:value-type="float">
            <text:p>51,82</text:p>
          </table:table-cell>
          <table:table-cell table:style-name="ce2" table:formula="of:= IF([.A498] &gt; [.A499]; [.B498] + [.A499]; [.A499])" office:value-type="float" office:value="328.886858100477" calcext:value-type="float">
            <text:p>328,89</text:p>
          </table:table-cell>
          <table:table-cell table:number-columns-repeated="62"/>
        </table:table-row>
        <table:table-row table:style-name="ro2">
          <table:table-cell table:style-name="ce1" office:value-type="float" office:value="82.9025794404878" calcext:value-type="float">
            <text:p>82,90</text:p>
          </table:table-cell>
          <table:table-cell table:style-name="ce2" table:formula="of:= IF([.A499] &gt; [.A500]; [.B499] + [.A500]; [.A500])" office:value-type="float" office:value="82.9025794404878" calcext:value-type="float">
            <text:p>82,90</text:p>
          </table:table-cell>
          <table:table-cell table:number-columns-repeated="62"/>
        </table:table-row>
        <table:table-row table:style-name="ro1" table:number-rows-repeated="10480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2" style:volatile="true">
      <number:text> </number:text>
      <number:fill-character> </number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ujitsu</meta:initial-creator>
    <meta:creation-date>2020-10-02T08:11:10</meta:creation-date>
    <dc:date>2021-04-23T10:03:45.845000000</dc:date>
    <meta:editing-duration>PT2M8S</meta:editing-duration>
    <meta:editing-cycles>1</meta:editing-cycles>
    <meta:document-statistic meta:table-count="1" meta:cell-count="1000" meta:object-count="0"/>
    <meta:generator>LibreOffice/7.1.1.2$Windows_X86_64 LibreOffice_project/fe0b08f4af1bacafe4c7ecc87ce55bb426164676</meta:generator>
  </office:meta>
</office:document-meta>
</file>